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arial" svg:font-family="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6.0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362cm" style:rel-column-width="21840*"/>
    </style:style>
    <style:style style:name="Tabla2.B" style:family="table-column">
      <style:table-column-properties style:column-width="5.364cm" style:rel-column-width="21847*"/>
    </style:style>
    <style:style style:name="Tabla2.C" style:family="table-column">
      <style:table-column-properties style:column-width="5.364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5.861cm"/>
    </style:style>
    <style:style style:name="Tabla4.B" style:family="table-column">
      <style:table-column-properties style:column-width="5.833cm"/>
    </style:style>
    <style:style style:name="Tabla4.A1" style:family="table-cell">
      <style:table-cell-properties style:writing-mode="page"/>
    </style:style>
    <style:style style:name="Tabla4.2" style:family="table-row">
      <style:table-row-properties fo:background-color="transparent" fo:keep-together="auto">
        <style:background-image/>
      </style:table-row-properties>
    </style:style>
    <style:style style:name="Tabla4.A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2.302cm"/>
    </style:style>
    <style:style style:name="Tabla3.B" style:family="table-column">
      <style:table-column-properties style:column-width="4.286cm"/>
    </style:style>
    <style:style style:name="Tabla3.C" style:family="table-column">
      <style:table-column-properties style:column-width="4.207cm"/>
    </style:style>
    <style:style style:name="Tabla3.D" style:family="table-column">
      <style:table-column-properties style:column-width="5.292cm"/>
    </style:style>
    <style:style style:name="Tabla3.1" style:family="table-row">
      <style:table-row-properties style:min-row-height="1.191cm" fo:background-color="transparent" fo:keep-together="auto">
        <style:background-image/>
      </style:table-row-properties>
    </style:style>
    <style:style style:name="Tabla3.A1" style:family="table-cell">
      <style:table-cell-properties style:vertical-align="middle" fo:background-color="transparent" fo:padding="0cm" fo:border="none" style:writing-mode="page">
        <style:background-image/>
      </style:table-cell-properties>
    </style:style>
    <style:style style:name="Tabla3.2" style:family="table-row">
      <style:table-row-properties style:min-row-height="1.402cm" fo:background-color="transparent" fo:keep-together="auto">
        <style:background-image/>
      </style:table-row-properties>
    </style:style>
    <style:style style:name="Tabla3.3" style:family="table-row">
      <style:table-row-properties style:min-row-height="1.72cm" fo:background-color="transparent" fo:keep-together="auto">
        <style:background-image/>
      </style:table-row-properties>
    </style:style>
    <style:style style:name="Tabla3.4" style:family="table-row">
      <style:table-row-properties fo:background-color="transparent" fo:keep-together="auto">
        <style:background-image/>
      </style:table-row-properties>
    </style:style>
    <style:style style:name="Tabla3.A4" style:family="table-cell">
      <style:table-cell-properties style:vertical-align="middle" fo:padding="0cm" fo:border="none" style:writing-mode="page"/>
    </style:style>
    <style:style style:name="Tabla3.B4" style:family="table-cell">
      <style:table-cell-properties style:vertical-align="bottom" fo:padding="0cm" fo:border="none" style:writing-mode="page"/>
    </style:style>
    <style:style style:name="Tabla3.C4" style:family="table-cell">
      <style:table-cell-properties fo:padding="0cm" fo:border="none" style:writing-mode="page"/>
    </style:style>
    <style:style style:name="Tabla3.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7" style:family="table">
      <style:table-properties style:width="10.874cm" fo:margin-left="2.66cm" table:align="left"/>
    </style:style>
    <style:style style:name="Tabla7.A" style:family="table-column">
      <style:table-column-properties style:column-width="5.371cm"/>
    </style:style>
    <style:style style:name="Tabla7.B" style:family="table-column">
      <style:table-column-properties style:column-width="5.503cm"/>
    </style:style>
    <style:style style:name="Tabla7.A1" style:family="table-cell">
      <style:table-cell-properties style:vertical-align="middl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37"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3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3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4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4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42" style:family="paragraph" style:parent-style-name="Standard">
      <style:text-properties style:font-name="Georgia" fo:font-weight="bold" officeooo:rsid="00df1d78" officeooo:paragraph-rsid="00df1d78" style:font-weight-asian="bold" style:font-weight-complex="bold"/>
    </style:style>
    <style:style style:name="P43" style:family="paragraph" style:parent-style-name="Standard">
      <style:text-properties style:font-name="Georgia" fo:font-weight="bold" officeooo:rsid="00df82d8" officeooo:paragraph-rsid="00df82d8" style:font-weight-asian="bold" style:font-weight-complex="bold"/>
    </style:style>
    <style:style style:name="P44" style:family="paragraph" style:parent-style-name="Standard">
      <style:text-properties style:font-name="Georgia" fo:font-weight="bold" officeooo:rsid="00e9ae0b" officeooo:paragraph-rsid="00e9ae0b" style:font-weight-asian="bold" style:font-weight-complex="bold"/>
    </style:style>
    <style:style style:name="P45" style:family="paragraph" style:parent-style-name="Standard">
      <style:text-properties style:font-name="Georgia" fo:font-weight="bold" officeooo:rsid="00f0d859" officeooo:paragraph-rsid="00f0d859" style:font-weight-asian="bold" style:font-weight-complex="bold"/>
    </style:style>
    <style:style style:name="P46" style:family="paragraph" style:parent-style-name="Standard">
      <style:text-properties style:font-name="Georgia" fo:font-weight="bold" officeooo:rsid="00e0f480" officeooo:paragraph-rsid="00e0f480" style:font-weight-asian="bold" style:font-weight-complex="bold"/>
    </style:style>
    <style:style style:name="P47" style:family="paragraph" style:parent-style-name="Standard">
      <style:text-properties style:font-name="Georgia" fo:font-weight="bold" officeooo:rsid="00e0f480" officeooo:paragraph-rsid="0109ab19" style:font-weight-asian="bold" style:font-weight-complex="bold"/>
    </style:style>
    <style:style style:name="P48" style:family="paragraph" style:parent-style-name="Standard">
      <style:text-properties style:font-name="Georgia" style:text-underline-style="solid" style:text-underline-width="auto" style:text-underline-color="font-color" fo:font-weight="bold" officeooo:rsid="00eba4be" officeooo:paragraph-rsid="00eba4be" style:font-weight-asian="bold" style:font-weight-complex="bold"/>
    </style:style>
    <style:style style:name="P49"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50" style:family="paragraph" style:parent-style-name="Standard">
      <style:text-properties style:font-name="Georgia" fo:font-weight="normal" officeooo:rsid="00dc6fde" officeooo:paragraph-rsid="00dc6fde" style:font-weight-asian="normal" style:font-weight-complex="normal"/>
    </style:style>
    <style:style style:name="P51" style:family="paragraph" style:parent-style-name="Standard">
      <style:text-properties style:font-name="Georgia" fo:font-weight="normal" officeooo:rsid="00df82d8" officeooo:paragraph-rsid="00df82d8" style:font-weight-asian="normal" style:font-weight-complex="normal"/>
    </style:style>
    <style:style style:name="P52" style:family="paragraph" style:parent-style-name="Standard">
      <style:text-properties style:font-name="Georgia" fo:font-weight="normal" officeooo:rsid="00df1d78" officeooo:paragraph-rsid="00df1d78" style:font-weight-asian="normal" style:font-weight-complex="normal"/>
    </style:style>
    <style:style style:name="P53" style:family="paragraph" style:parent-style-name="Standard">
      <style:text-properties style:font-name="Georgia" fo:font-weight="normal" officeooo:rsid="00df1d78" officeooo:paragraph-rsid="00df82d8" style:font-weight-asian="normal" style:font-weight-complex="normal"/>
    </style:style>
    <style:style style:name="P54" style:family="paragraph" style:parent-style-name="Standard">
      <style:text-properties style:font-name="Georgia" fo:font-weight="normal" officeooo:rsid="00df1d78" officeooo:paragraph-rsid="00e21151" style:font-weight-asian="normal" style:font-weight-complex="normal"/>
    </style:style>
    <style:style style:name="P55" style:family="paragraph" style:parent-style-name="Standard">
      <style:text-properties style:font-name="Georgia" fo:font-weight="normal" officeooo:rsid="00df1d78" officeooo:paragraph-rsid="0109ab19" style:font-weight-asian="normal" style:font-weight-complex="normal"/>
    </style:style>
    <style:style style:name="P56" style:family="paragraph" style:parent-style-name="Standard">
      <style:text-properties style:font-name="Georgia" fo:font-weight="normal" officeooo:rsid="00eba4be" officeooo:paragraph-rsid="00e9ae0b" style:font-weight-asian="normal" style:font-weight-complex="normal"/>
    </style:style>
    <style:style style:name="P57" style:family="paragraph" style:parent-style-name="Standard">
      <style:text-properties style:font-name="Georgia" fo:font-weight="normal" officeooo:rsid="00f73d21" officeooo:paragraph-rsid="00f73d21" style:font-weight-asian="normal" style:font-weight-complex="normal"/>
    </style:style>
    <style:style style:name="P58" style:family="paragraph" style:parent-style-name="Standard">
      <style:text-properties style:font-name="Georgia" fo:font-weight="normal" officeooo:rsid="00e9ae0b" officeooo:paragraph-rsid="00e9ae0b" style:font-weight-asian="normal" style:font-weight-complex="normal"/>
    </style:style>
    <style:style style:name="P59" style:family="paragraph" style:parent-style-name="Standard">
      <style:text-properties style:font-name="Georgia" fo:font-weight="normal" officeooo:rsid="00e71710" officeooo:paragraph-rsid="00df82d8" style:font-weight-asian="normal" style:font-weight-complex="normal"/>
    </style:style>
    <style:style style:name="P60" style:family="paragraph" style:parent-style-name="Standard">
      <style:text-properties style:font-name="Georgia" fo:font-weight="normal" officeooo:rsid="00e78cb3" officeooo:paragraph-rsid="00e78cb3" style:font-weight-asian="normal" style:font-weight-complex="normal"/>
    </style:style>
    <style:style style:name="P61" style:family="paragraph" style:parent-style-name="Standard">
      <style:text-properties style:font-name="Georgia" fo:font-weight="normal" officeooo:rsid="00efc73d" officeooo:paragraph-rsid="00efc73d" style:font-weight-asian="normal" style:font-weight-complex="normal"/>
    </style:style>
    <style:style style:name="P62" style:family="paragraph" style:parent-style-name="Standard">
      <style:text-properties style:font-name="Georgia" fo:font-weight="normal" officeooo:rsid="00f2a553" officeooo:paragraph-rsid="00f2a553" style:font-weight-asian="normal" style:font-weight-complex="normal"/>
    </style:style>
    <style:style style:name="P63" style:family="paragraph" style:parent-style-name="Standard">
      <style:text-properties style:font-name="Georgia" fo:font-weight="normal" officeooo:rsid="00f3c763" officeooo:paragraph-rsid="00f3c763" style:font-weight-asian="normal" style:font-weight-complex="normal"/>
    </style:style>
    <style:style style:name="P64" style:family="paragraph" style:parent-style-name="Standard">
      <style:text-properties style:font-name="Georgia" fo:font-weight="normal" officeooo:rsid="00f60d6f" officeooo:paragraph-rsid="00f3c763" style:font-weight-asian="normal" style:font-weight-complex="normal"/>
    </style:style>
    <style:style style:name="P65" style:family="paragraph" style:parent-style-name="Standard">
      <style:text-properties style:font-name="Georgia" fo:font-weight="normal" officeooo:rsid="00fa3230" officeooo:paragraph-rsid="00fa3230" style:font-weight-asian="normal" style:font-weight-complex="normal"/>
    </style:style>
    <style:style style:name="P66" style:family="paragraph" style:parent-style-name="Standard">
      <style:text-properties style:font-name="Georgia" fo:font-weight="normal" officeooo:rsid="00e21151" officeooo:paragraph-rsid="00e21151" style:font-weight-asian="normal" style:font-weight-complex="normal"/>
    </style:style>
    <style:style style:name="P67" style:family="paragraph" style:parent-style-name="Standard">
      <style:text-properties style:font-name="Georgia" fo:font-weight="normal" officeooo:rsid="010b66dd" officeooo:paragraph-rsid="00e78cb3" style:font-weight-asian="normal" style:font-weight-complex="normal"/>
    </style:style>
    <style:style style:name="P68" style:family="paragraph" style:parent-style-name="Standard">
      <style:text-properties style:font-name="Georgia" style:text-underline-style="none" fo:font-weight="normal" officeooo:rsid="00df1d78" officeooo:paragraph-rsid="00df1d78" style:font-weight-asian="normal" style:font-weight-complex="normal"/>
    </style:style>
    <style:style style:name="P69" style:family="paragraph" style:parent-style-name="Standard">
      <style:text-properties style:font-name="Georgia" style:text-underline-style="none" fo:font-weight="normal" officeooo:rsid="00f73d21" officeooo:paragraph-rsid="00f73d21" style:font-weight-asian="normal" style:font-weight-complex="normal"/>
    </style:style>
    <style:style style:name="P70" style:family="paragraph" style:parent-style-name="Standard">
      <style:text-properties style:font-name="Georgia" style:text-underline-style="none" fo:font-weight="normal" officeooo:rsid="0111a265" officeooo:paragraph-rsid="0111a265" style:font-weight-asian="normal" style:font-weight-complex="normal"/>
    </style:style>
    <style:style style:name="P71" style:family="paragraph" style:parent-style-name="Standard">
      <style:text-properties style:font-name="Georgia" style:text-underline-style="none" fo:font-weight="normal" officeooo:rsid="01127b1e" officeooo:paragraph-rsid="01127b1e" style:font-weight-asian="normal" style:font-weight-complex="normal"/>
    </style:style>
    <style:style style:name="P72" style:family="paragraph" style:parent-style-name="Standard">
      <style:text-properties style:font-name="Georgia" style:text-underline-style="none" fo:font-weight="normal" officeooo:rsid="0117c152" officeooo:paragraph-rsid="0117c152" style:font-weight-asian="normal" style:font-weight-complex="normal"/>
    </style:style>
    <style:style style:name="P73" style:family="paragraph" style:parent-style-name="Standard">
      <style:text-properties style:font-name="Georgia" style:text-underline-style="none" fo:font-weight="normal" officeooo:rsid="011c1a05" officeooo:paragraph-rsid="011c1a05" style:font-weight-asian="normal" style:font-weight-complex="normal"/>
    </style:style>
    <style:style style:name="P74" style:family="paragraph" style:parent-style-name="Standard">
      <style:text-properties style:font-name="Georgia" style:text-underline-style="none" fo:font-weight="normal" officeooo:rsid="011f036e" officeooo:paragraph-rsid="011f036e" style:font-weight-asian="normal" style:font-weight-complex="normal"/>
    </style:style>
    <style:style style:name="P75"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76"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77"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78"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79"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80" style:family="paragraph" style:parent-style-name="Standard">
      <style:text-properties style:font-name="Georgia" style:text-underline-style="none" fo:font-weight="normal" officeooo:rsid="013f34c4" officeooo:paragraph-rsid="01579bee" style:font-weight-asian="normal" style:font-weight-complex="normal"/>
    </style:style>
    <style:style style:name="P81"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82"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83"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84"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85"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86"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87"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88" style:family="paragraph" style:parent-style-name="Standard">
      <style:text-properties style:font-name="Georgia" style:text-underline-style="none" fo:font-weight="normal" officeooo:rsid="011d771d" officeooo:paragraph-rsid="015e3b9b" style:font-weight-asian="normal" style:font-weight-complex="normal"/>
    </style:style>
    <style:style style:name="P89" style:family="paragraph" style:parent-style-name="Standard">
      <style:text-properties style:font-name="Georgia" style:text-underline-style="none" fo:font-weight="normal" officeooo:rsid="01622682" officeooo:paragraph-rsid="01622682" style:font-weight-asian="normal" style:font-weight-complex="normal"/>
    </style:style>
    <style:style style:name="P90" style:family="paragraph" style:parent-style-name="Standard">
      <style:text-properties style:font-name="Georgia" style:text-underline-style="none" fo:font-weight="normal" officeooo:rsid="01622682" officeooo:paragraph-rsid="0172b684" style:font-weight-asian="normal" style:font-weight-complex="normal"/>
    </style:style>
    <style:style style:name="P91" style:family="paragraph" style:parent-style-name="Standard">
      <style:text-properties style:font-name="Georgia" style:text-underline-style="none" fo:font-weight="normal" officeooo:rsid="01622682" officeooo:paragraph-rsid="01c3c586" style:font-weight-asian="normal" style:font-weight-complex="normal"/>
    </style:style>
    <style:style style:name="P92" style:family="paragraph" style:parent-style-name="Standard">
      <style:text-properties style:font-name="Georgia" style:text-underline-style="none" fo:font-weight="normal" officeooo:rsid="0172b684" officeooo:paragraph-rsid="0172b684" style:font-weight-asian="normal" style:font-weight-complex="normal"/>
    </style:style>
    <style:style style:name="P93" style:family="paragraph" style:parent-style-name="Standard">
      <style:text-properties style:font-name="Georgia" style:text-underline-style="none" fo:font-weight="normal" officeooo:rsid="0177b129" officeooo:paragraph-rsid="0177b129" style:font-weight-asian="normal" style:font-weight-complex="normal"/>
    </style:style>
    <style:style style:name="P94" style:family="paragraph" style:parent-style-name="Standard">
      <style:text-properties style:font-name="Georgia" style:text-underline-style="none" fo:font-weight="normal" officeooo:rsid="017b3d55" officeooo:paragraph-rsid="017b3d55" style:font-weight-asian="normal" style:font-weight-complex="normal"/>
    </style:style>
    <style:style style:name="P95" style:family="paragraph" style:parent-style-name="Standard">
      <style:text-properties style:font-name="Georgia" style:text-underline-style="none" fo:font-weight="normal" officeooo:rsid="017b7751" officeooo:paragraph-rsid="017b7751" style:font-weight-asian="normal" style:font-weight-complex="normal"/>
    </style:style>
    <style:style style:name="P96" style:family="paragraph" style:parent-style-name="Standard">
      <style:text-properties style:font-name="Georgia" style:text-underline-style="none" fo:font-weight="normal" officeooo:rsid="01806db5" officeooo:paragraph-rsid="01806db5" style:font-weight-asian="normal" style:font-weight-complex="normal"/>
    </style:style>
    <style:style style:name="P97" style:family="paragraph" style:parent-style-name="Standard">
      <style:text-properties style:font-name="Georgia" style:text-underline-style="none" fo:font-weight="normal" officeooo:rsid="0182cc2a" officeooo:paragraph-rsid="0182cc2a" style:font-weight-asian="normal" style:font-weight-complex="normal"/>
    </style:style>
    <style:style style:name="P98" style:family="paragraph" style:parent-style-name="Standard">
      <style:text-properties style:font-name="Georgia" style:text-underline-style="none" fo:font-weight="normal" officeooo:rsid="01845f24" officeooo:paragraph-rsid="01845f24" style:font-weight-asian="normal" style:font-weight-complex="normal"/>
    </style:style>
    <style:style style:name="P99" style:family="paragraph" style:parent-style-name="Standard">
      <style:text-properties style:font-name="Georgia" style:text-underline-style="none" fo:font-weight="normal" officeooo:rsid="01845f24" officeooo:paragraph-rsid="01939de7" style:font-weight-asian="normal" style:font-weight-complex="normal"/>
    </style:style>
    <style:style style:name="P100" style:family="paragraph" style:parent-style-name="Standard">
      <style:text-properties style:font-name="Georgia" style:text-underline-style="none" fo:font-weight="normal" officeooo:rsid="01845f24" officeooo:paragraph-rsid="019eae25" style:font-weight-asian="normal" style:font-weight-complex="normal"/>
    </style:style>
    <style:style style:name="P101" style:family="paragraph" style:parent-style-name="Standard">
      <style:text-properties style:font-name="Georgia" style:text-underline-style="none" fo:font-weight="normal" officeooo:rsid="018da122" officeooo:paragraph-rsid="018da122" style:font-weight-asian="normal" style:font-weight-complex="normal"/>
    </style:style>
    <style:style style:name="P102" style:family="paragraph" style:parent-style-name="Standard">
      <style:text-properties style:font-name="Georgia" style:text-underline-style="none" fo:font-weight="normal" officeooo:rsid="019222c3" officeooo:paragraph-rsid="019222c3" style:font-weight-asian="normal" style:font-weight-complex="normal"/>
    </style:style>
    <style:style style:name="P103" style:family="paragraph" style:parent-style-name="Standard">
      <style:text-properties style:font-name="Georgia" style:text-underline-style="none" fo:font-weight="normal" officeooo:rsid="019222c3" officeooo:paragraph-rsid="019c396b" style:font-weight-asian="normal" style:font-weight-complex="normal"/>
    </style:style>
    <style:style style:name="P104" style:family="paragraph" style:parent-style-name="Standard">
      <style:text-properties style:font-name="Georgia" style:text-underline-style="none" fo:font-weight="normal" officeooo:rsid="01939de7" officeooo:paragraph-rsid="019eae25" style:font-weight-asian="normal" style:font-weight-complex="normal"/>
    </style:style>
    <style:style style:name="P105" style:family="paragraph" style:parent-style-name="Standard">
      <style:text-properties style:font-name="Georgia" style:text-underline-style="none" fo:font-weight="normal" officeooo:rsid="019793b7" officeooo:paragraph-rsid="019793b7" style:font-weight-asian="normal" style:font-weight-complex="normal"/>
    </style:style>
    <style:style style:name="P106" style:family="paragraph" style:parent-style-name="Standard">
      <style:text-properties style:font-name="Georgia" style:text-underline-style="none" fo:font-weight="normal" officeooo:rsid="019793b7" officeooo:paragraph-rsid="019c396b" style:font-weight-asian="normal" style:font-weight-complex="normal"/>
    </style:style>
    <style:style style:name="P107" style:family="paragraph" style:parent-style-name="Standard">
      <style:text-properties style:font-name="Georgia" style:text-underline-style="none" fo:font-weight="normal" officeooo:rsid="019c396b" officeooo:paragraph-rsid="019c396b" style:font-weight-asian="normal" style:font-weight-complex="normal"/>
    </style:style>
    <style:style style:name="P108" style:family="paragraph" style:parent-style-name="Standard">
      <style:text-properties style:font-name="Georgia" style:text-underline-style="none" fo:font-weight="normal" officeooo:rsid="016d143a" officeooo:paragraph-rsid="0168b7b4" style:font-weight-asian="normal" style:font-weight-complex="normal"/>
    </style:style>
    <style:style style:name="P109" style:family="paragraph" style:parent-style-name="Standard">
      <style:text-properties style:font-name="Georgia" style:text-underline-style="none" fo:font-weight="normal" officeooo:rsid="01b68736" officeooo:paragraph-rsid="01b68736" style:font-weight-asian="normal" style:font-weight-complex="normal"/>
    </style:style>
    <style:style style:name="P110" style:family="paragraph" style:parent-style-name="Standard">
      <style:text-properties style:font-name="Georgia" style:text-underline-style="none" fo:font-weight="normal" officeooo:rsid="01c731f9" officeooo:paragraph-rsid="01c731f9" style:font-weight-asian="normal" style:font-weight-complex="normal"/>
    </style:style>
    <style:style style:name="P111" style:family="paragraph" style:parent-style-name="Standard">
      <style:text-properties style:font-name="Georgia" style:text-underline-style="none" fo:font-weight="normal" officeooo:rsid="01c731f9" officeooo:paragraph-rsid="01cc2bce" style:font-weight-asian="normal" style:font-weight-complex="normal"/>
    </style:style>
    <style:style style:name="P112" style:family="paragraph" style:parent-style-name="Standard">
      <style:text-properties style:font-name="Georgia" style:text-underline-style="none" fo:font-weight="normal" officeooo:rsid="01c731f9" officeooo:paragraph-rsid="0242ac61" style:font-weight-asian="normal" style:font-weight-complex="normal"/>
    </style:style>
    <style:style style:name="P113" style:family="paragraph" style:parent-style-name="Standard">
      <style:text-properties style:font-name="Georgia" style:text-underline-style="none" fo:font-weight="normal" officeooo:rsid="01e2f631" officeooo:paragraph-rsid="01e2f631" style:font-weight-asian="normal" style:font-weight-complex="normal"/>
    </style:style>
    <style:style style:name="P114" style:family="paragraph" style:parent-style-name="Standard">
      <style:text-properties style:font-name="Georgia" style:text-underline-style="none" fo:font-weight="normal" officeooo:rsid="01e2f631" officeooo:paragraph-rsid="02d36ffe" style:font-weight-asian="normal" style:font-weight-complex="normal"/>
    </style:style>
    <style:style style:name="P115" style:family="paragraph" style:parent-style-name="Standard">
      <style:text-properties style:font-name="Georgia" style:text-underline-style="none" fo:font-weight="normal" officeooo:rsid="01e52e19" officeooo:paragraph-rsid="01e52e19" style:font-weight-asian="normal" style:font-weight-complex="normal"/>
    </style:style>
    <style:style style:name="P116" style:family="paragraph" style:parent-style-name="Standard">
      <style:text-properties style:font-name="Georgia" style:text-underline-style="none" fo:font-weight="normal" officeooo:rsid="01d1c019" officeooo:paragraph-rsid="02105a6c" style:font-weight-asian="normal" style:font-weight-complex="normal"/>
    </style:style>
    <style:style style:name="P117" style:family="paragraph" style:parent-style-name="Standard">
      <loext:graphic-properties draw:fill="none"/>
      <style:paragraph-properties fo:background-color="transparent"/>
      <style:text-properties style:font-name="Georgia" style:text-underline-style="none" fo:font-weight="normal" officeooo:rsid="01d1c019" officeooo:paragraph-rsid="02d2b204" style:font-weight-asian="normal" style:font-weight-complex="normal"/>
    </style:style>
    <style:style style:name="P118" style:family="paragraph" style:parent-style-name="Standard">
      <loext:graphic-properties draw:fill="none"/>
      <style:paragraph-properties fo:background-color="transparent"/>
      <style:text-properties style:font-name="Georgia" style:text-underline-style="none" fo:font-weight="normal" officeooo:rsid="01d1c019" officeooo:paragraph-rsid="02da0435" style:font-weight-asian="normal" style:font-weight-complex="normal"/>
    </style:style>
    <style:style style:name="P119" style:family="paragraph" style:parent-style-name="Standard">
      <loext:graphic-properties draw:fill="none"/>
      <style:paragraph-properties fo:background-color="transparent"/>
      <style:text-properties style:font-name="Georgia" style:text-underline-style="none" fo:font-weight="normal" officeooo:rsid="01d1c019" officeooo:paragraph-rsid="02e149a0" style:font-weight-asian="normal" style:font-weight-complex="normal"/>
    </style:style>
    <style:style style:name="P120" style:family="paragraph" style:parent-style-name="Standard">
      <style:text-properties style:font-name="Georgia" style:text-underline-style="none" fo:font-weight="normal" officeooo:rsid="01cea747" officeooo:paragraph-rsid="02105a6c" style:font-weight-asian="normal" style:font-weight-complex="normal"/>
    </style:style>
    <style:style style:name="P121" style:family="paragraph" style:parent-style-name="Standard">
      <style:text-properties style:font-name="Georgia" style:text-underline-style="none" fo:font-weight="normal" officeooo:rsid="02152989" officeooo:paragraph-rsid="02152989" style:font-weight-asian="normal" style:font-weight-complex="normal"/>
    </style:style>
    <style:style style:name="P122" style:family="paragraph" style:parent-style-name="Standard">
      <style:text-properties style:font-name="Georgia" style:text-underline-style="none" fo:font-weight="normal" officeooo:rsid="02152989" officeooo:paragraph-rsid="0224d78c" style:font-weight-asian="normal" style:font-weight-complex="normal"/>
    </style:style>
    <style:style style:name="P123" style:family="paragraph" style:parent-style-name="Standard">
      <loext:graphic-properties draw:fill="none"/>
      <style:paragraph-properties fo:background-color="transparent"/>
      <style:text-properties style:font-name="Georgia" style:text-underline-style="none" fo:font-weight="normal" officeooo:rsid="02152989" officeooo:paragraph-rsid="0224d78c" style:font-weight-asian="normal" style:font-weight-complex="normal"/>
    </style:style>
    <style:style style:name="P124" style:family="paragraph" style:parent-style-name="Standard">
      <style:text-properties style:font-name="Georgia" style:text-underline-style="none" fo:font-weight="normal" officeooo:rsid="02152989" officeooo:paragraph-rsid="024b0d33" style:font-weight-asian="normal" style:font-weight-complex="normal"/>
    </style:style>
    <style:style style:name="P125" style:family="paragraph" style:parent-style-name="Standard">
      <style:text-properties style:font-name="Georgia" style:text-underline-style="none" fo:font-weight="normal" officeooo:rsid="02152989" officeooo:paragraph-rsid="0285d763" style:font-weight-asian="normal" style:font-weight-complex="normal"/>
    </style:style>
    <style:style style:name="P126" style:family="paragraph" style:parent-style-name="Standard">
      <loext:graphic-properties draw:fill="none"/>
      <style:paragraph-properties fo:background-color="transparent"/>
      <style:text-properties style:font-name="Georgia" style:text-underline-style="none" fo:font-weight="normal" officeooo:rsid="02152989" officeooo:paragraph-rsid="0241c89e" style:font-weight-asian="normal" style:font-weight-complex="normal"/>
    </style:style>
    <style:style style:name="P127" style:family="paragraph" style:parent-style-name="Standard">
      <style:text-properties style:font-name="Georgia" style:text-underline-style="none" fo:font-weight="normal" officeooo:rsid="02152989" officeooo:paragraph-rsid="029e154d" style:font-weight-asian="normal" style:font-weight-complex="normal"/>
    </style:style>
    <style:style style:name="P128" style:family="paragraph" style:parent-style-name="Standard">
      <style:text-properties style:font-name="Georgia" style:text-underline-style="none" fo:font-weight="normal" officeooo:rsid="021be6b6" officeooo:paragraph-rsid="026add2e" style:font-weight-asian="normal" style:font-weight-complex="normal"/>
    </style:style>
    <style:style style:name="P129" style:family="paragraph" style:parent-style-name="Standard">
      <loext:graphic-properties draw:fill="none"/>
      <style:paragraph-properties fo:background-color="transparent"/>
      <style:text-properties style:font-name="Georgia" style:text-underline-style="none" fo:font-weight="normal" officeooo:rsid="021be6b6" officeooo:paragraph-rsid="0224d78c" style:font-weight-asian="normal" style:font-weight-complex="normal"/>
    </style:style>
    <style:style style:name="P130" style:family="paragraph" style:parent-style-name="Standard">
      <style:text-properties style:font-name="Georgia" style:text-underline-style="none" fo:font-weight="normal" officeooo:rsid="021be6b6" officeooo:paragraph-rsid="0242ac61" style:font-weight-asian="normal" style:font-weight-complex="normal"/>
    </style:style>
    <style:style style:name="P131" style:family="paragraph" style:parent-style-name="Standard">
      <loext:graphic-properties draw:fill="none"/>
      <style:paragraph-properties fo:background-color="transparent"/>
      <style:text-properties style:font-name="Georgia" style:text-underline-style="none" fo:font-weight="normal" officeooo:rsid="028e7bc3" officeooo:paragraph-rsid="028e7bc3" style:font-weight-asian="normal" style:font-weight-complex="normal"/>
    </style:style>
    <style:style style:name="P132" style:family="paragraph" style:parent-style-name="Standard">
      <loext:graphic-properties draw:fill="none"/>
      <style:paragraph-properties fo:background-color="transparent"/>
      <style:text-properties style:font-name="Georgia" style:text-underline-style="none" fo:font-weight="normal" officeooo:rsid="02b3fe85" officeooo:paragraph-rsid="02b3fe85" style:font-weight-asian="normal" style:font-weight-complex="normal"/>
    </style:style>
    <style:style style:name="P133" style:family="paragraph" style:parent-style-name="Standard">
      <loext:graphic-properties draw:fill="none"/>
      <style:paragraph-properties fo:background-color="transparent"/>
      <style:text-properties style:font-name="Georgia" style:text-underline-style="none" fo:font-weight="normal" officeooo:rsid="02b3fe85" officeooo:paragraph-rsid="02b73188" style:font-weight-asian="normal" style:font-weight-complex="normal"/>
    </style:style>
    <style:style style:name="P134" style:family="paragraph" style:parent-style-name="Standard">
      <loext:graphic-properties draw:fill="none"/>
      <style:paragraph-properties fo:background-color="transparent"/>
      <style:text-properties style:font-name="Georgia" style:text-underline-style="none" fo:font-weight="normal" officeooo:rsid="02b3fe85" officeooo:paragraph-rsid="02c0eb2f" style:font-weight-asian="normal" style:font-weight-complex="normal"/>
    </style:style>
    <style:style style:name="P135" style:family="paragraph" style:parent-style-name="Standard">
      <loext:graphic-properties draw:fill="none"/>
      <style:paragraph-properties fo:background-color="transparent"/>
      <style:text-properties style:font-name="Georgia" style:text-underline-style="none" fo:font-weight="normal" officeooo:rsid="02baad97" officeooo:paragraph-rsid="02baad97" style:font-weight-asian="normal" style:font-weight-complex="normal"/>
    </style:style>
    <style:style style:name="P136" style:family="paragraph" style:parent-style-name="Standard">
      <loext:graphic-properties draw:fill="none"/>
      <style:paragraph-properties fo:background-color="transparent"/>
      <style:text-properties style:font-name="Georgia" style:text-underline-style="none" fo:font-weight="normal" officeooo:rsid="02baad97" officeooo:paragraph-rsid="02d630a5" style:font-weight-asian="normal" style:font-weight-complex="normal"/>
    </style:style>
    <style:style style:name="P137" style:family="paragraph" style:parent-style-name="Standard">
      <loext:graphic-properties draw:fill="none"/>
      <style:paragraph-properties fo:background-color="transparent"/>
      <style:text-properties style:font-name="Georgia" style:text-underline-style="none" fo:font-weight="normal" officeooo:rsid="02d95cb3" officeooo:paragraph-rsid="02d95cb3" style:font-weight-asian="normal" style:font-weight-complex="normal"/>
    </style:style>
    <style:style style:name="P138" style:family="paragraph" style:parent-style-name="Standard">
      <loext:graphic-properties draw:fill="none"/>
      <style:paragraph-properties fo:background-color="transparent"/>
      <style:text-properties style:font-name="Georgia" style:text-underline-style="none" fo:font-weight="normal" officeooo:rsid="02e1b355" officeooo:paragraph-rsid="02e1b355" style:font-weight-asian="normal" style:font-weight-complex="normal"/>
    </style:style>
    <style:style style:name="P139" style:family="paragraph" style:parent-style-name="Standard">
      <style:text-properties style:font-name="Georgia" style:text-underline-style="none" fo:font-weight="normal" officeooo:rsid="030648a9" officeooo:paragraph-rsid="030648a9" style:font-weight-asian="normal" style:font-weight-complex="normal"/>
    </style:style>
    <style:style style:name="P140" style:family="paragraph" style:parent-style-name="Standard">
      <style:text-properties style:font-name="Georgia" style:text-underline-style="none" fo:font-weight="normal" officeooo:rsid="030648a9" officeooo:paragraph-rsid="030e17b3" style:font-weight-asian="normal" style:font-weight-complex="normal"/>
    </style:style>
    <style:style style:name="P141" style:family="paragraph" style:parent-style-name="Standard">
      <style:text-properties style:font-name="Georgia" style:text-underline-style="none" fo:font-weight="normal" officeooo:rsid="031e53b3" officeooo:paragraph-rsid="031e53b3" style:font-weight-asian="normal" style:font-weight-complex="normal"/>
    </style:style>
    <style:style style:name="P142" style:family="paragraph" style:parent-style-name="Standard">
      <style:text-properties style:font-name="Georgia" style:text-underline-style="none" fo:font-weight="normal" officeooo:rsid="031f5788" officeooo:paragraph-rsid="031f5788" style:font-weight-asian="normal" style:font-weight-complex="normal"/>
    </style:style>
    <style:style style:name="P143" style:family="paragraph" style:parent-style-name="Standard">
      <style:text-properties style:font-name="Georgia" style:text-underline-style="none" fo:font-weight="normal" officeooo:rsid="03245014" officeooo:paragraph-rsid="03245014" style:font-weight-asian="normal" style:font-weight-complex="normal"/>
    </style:style>
    <style:style style:name="P144" style:family="paragraph" style:parent-style-name="Standard">
      <style:text-properties style:font-name="Georgia" style:text-underline-style="none" fo:font-weight="bold" officeooo:rsid="01c731f9" officeooo:paragraph-rsid="01c731f9" style:font-weight-asian="bold" style:font-weight-complex="bold"/>
    </style:style>
    <style:style style:name="P145" style:family="paragraph" style:parent-style-name="Standard">
      <style:text-properties style:font-name="Georgia" style:text-underline-style="none" fo:font-weight="bold" officeooo:rsid="01eaf9ad" officeooo:paragraph-rsid="01eaf9ad" style:font-weight-asian="bold" style:font-weight-complex="bold"/>
    </style:style>
    <style:style style:name="P146" style:family="paragraph" style:parent-style-name="Standard">
      <style:text-properties style:font-name="Georgia" style:text-underline-style="none" fo:font-weight="bold" officeooo:rsid="01c56caa" officeooo:paragraph-rsid="01c56caa" style:font-weight-asian="bold" style:font-weight-complex="bold"/>
    </style:style>
    <style:style style:name="P147" style:family="paragraph" style:parent-style-name="Standard">
      <style:text-properties style:font-name="Georgia" style:text-underline-style="none" fo:font-weight="bold" officeooo:rsid="01e2f631" officeooo:paragraph-rsid="02d36ffe" style:font-weight-asian="bold" style:font-weight-complex="bold"/>
    </style:style>
    <style:style style:name="P148" style:family="paragraph" style:parent-style-name="Standard">
      <style:text-properties style:font-name="Georgia" style:text-underline-style="none" fo:font-weight="bold" officeooo:rsid="01e2f631" officeooo:paragraph-rsid="02d485df" style:font-weight-asian="bold" style:font-weight-complex="bold"/>
    </style:style>
    <style:style style:name="P149" style:family="paragraph" style:parent-style-name="Standard">
      <style:text-properties style:font-name="Georgia" fo:font-size="12pt" style:text-underline-style="none" fo:font-weight="normal" officeooo:rsid="01c731f9" officeooo:paragraph-rsid="01cc2bce" style:font-size-asian="12pt" style:font-weight-asian="normal" style:font-size-complex="12pt" style:font-weight-complex="normal"/>
    </style:style>
    <style:style style:name="P150" style:family="paragraph" style:parent-style-name="Standard">
      <style:text-properties style:font-name="Georgia" fo:font-size="12pt" style:text-underline-style="none" fo:font-weight="normal" officeooo:rsid="01eef62b" officeooo:paragraph-rsid="01eef62b" style:font-size-asian="12pt" style:font-weight-asian="normal" style:font-size-complex="12pt" style:font-weight-complex="normal"/>
    </style:style>
    <style:style style:name="P151" style:family="paragraph" style:parent-style-name="Standard">
      <style:text-properties style:font-name="Georgia" fo:font-size="12pt" style:text-underline-style="none" fo:font-weight="normal" officeooo:rsid="01f74a26" officeooo:paragraph-rsid="01f74a26" style:font-size-asian="12pt" style:font-weight-asian="normal" style:font-size-complex="12pt" style:font-weight-complex="normal"/>
    </style:style>
    <style:style style:name="P152" style:family="paragraph" style:parent-style-name="Standard">
      <style:paragraph-properties fo:text-align="center" style:justify-single-word="false"/>
      <style:text-properties style:font-name="Georgia" fo:font-size="12pt" style:text-underline-style="none" fo:font-weight="normal" officeooo:rsid="01f74a26" officeooo:paragraph-rsid="01f9d72e" style:font-size-asian="12pt" style:font-weight-asian="normal" style:font-size-complex="12pt" style:font-weight-complex="normal"/>
    </style:style>
    <style:style style:name="P153" style:family="paragraph" style:parent-style-name="Standard">
      <style:paragraph-properties fo:text-align="center" style:justify-single-word="false"/>
      <style:text-properties style:font-name="Georgia" fo:font-size="12pt" style:text-underline-style="none" fo:font-weight="normal" officeooo:rsid="01f74a26" officeooo:paragraph-rsid="020bd16c" style:font-size-asian="12pt" style:font-weight-asian="normal" style:font-size-complex="12pt" style:font-weight-complex="normal"/>
    </style:style>
    <style:style style:name="P154" style:family="paragraph" style:parent-style-name="Standard">
      <style:paragraph-properties fo:text-align="center" style:justify-single-word="false"/>
      <style:text-properties style:font-name="Georgia" fo:font-size="12pt" style:text-underline-style="none" fo:font-weight="normal" officeooo:rsid="01f74a26" officeooo:paragraph-rsid="02f32aad" style:font-size-asian="12pt" style:font-weight-asian="normal" style:font-size-complex="12pt" style:font-weight-complex="normal"/>
    </style:style>
    <style:style style:name="P155" style:family="paragraph" style:parent-style-name="Standard">
      <style:paragraph-properties fo:text-align="center" style:justify-single-word="false"/>
      <style:text-properties style:font-name="Georgia" fo:font-size="12pt" style:text-underline-style="none" fo:font-weight="normal" officeooo:rsid="01f74a26" officeooo:paragraph-rsid="02f57f8e" style:font-size-asian="12pt" style:font-weight-asian="normal" style:font-size-complex="12pt" style:font-weight-complex="normal"/>
    </style:style>
    <style:style style:name="P156" style:family="paragraph" style:parent-style-name="Standard">
      <style:paragraph-properties fo:text-align="center" style:justify-single-word="false"/>
      <style:text-properties style:font-name="Georgia" fo:font-size="12pt" style:text-underline-style="none" fo:font-weight="normal" officeooo:rsid="01f74a26" officeooo:paragraph-rsid="0303d569" style:font-size-asian="12pt" style:font-weight-asian="normal" style:font-size-complex="12pt" style:font-weight-complex="normal"/>
    </style:style>
    <style:style style:name="P157" style:family="paragraph" style:parent-style-name="Standard">
      <style:paragraph-properties fo:text-align="center" style:justify-single-word="false"/>
      <style:text-properties style:font-name="Georgia" fo:font-size="12pt" style:text-underline-style="none" fo:font-weight="normal" officeooo:rsid="01f74a26" officeooo:paragraph-rsid="030648a9" style:font-size-asian="12pt" style:font-weight-asian="normal" style:font-size-complex="12pt" style:font-weight-complex="normal"/>
    </style:style>
    <style:style style:name="P158" style:family="paragraph" style:parent-style-name="Standard">
      <style:paragraph-properties fo:text-align="center" style:justify-single-word="false"/>
      <style:text-properties style:font-name="Georgia" fo:font-size="12pt" style:text-underline-style="none" fo:font-weight="normal" officeooo:rsid="01f74a26" officeooo:paragraph-rsid="030e17b3" style:font-size-asian="12pt" style:font-weight-asian="normal" style:font-size-complex="12pt" style:font-weight-complex="normal"/>
    </style:style>
    <style:style style:name="P159" style:family="paragraph" style:parent-style-name="Standard">
      <style:paragraph-properties fo:text-align="center" style:justify-single-word="false"/>
      <style:text-properties style:font-name="Georgia" fo:font-size="12pt" style:text-underline-style="none" fo:font-weight="normal" officeooo:rsid="020d8275" officeooo:paragraph-rsid="0303d569" style:font-size-asian="12pt" style:font-weight-asian="normal" style:font-size-complex="12pt" style:font-weight-complex="normal"/>
    </style:style>
    <style:style style:name="P160" style:family="paragraph" style:parent-style-name="Standard">
      <style:paragraph-properties fo:text-align="center" style:justify-single-word="false"/>
      <style:text-properties style:font-name="Georgia" fo:font-size="12pt" style:text-underline-style="none" fo:font-weight="normal" officeooo:rsid="020d8275" officeooo:paragraph-rsid="030648a9" style:font-size-asian="12pt" style:font-weight-asian="normal" style:font-size-complex="12pt" style:font-weight-complex="normal"/>
    </style:style>
    <style:style style:name="P161" style:family="paragraph" style:parent-style-name="Standard">
      <style:paragraph-properties fo:text-align="center" style:justify-single-word="false"/>
      <style:text-properties style:font-name="Georgia" fo:font-size="12pt" style:text-underline-style="none" fo:font-weight="normal" officeooo:rsid="020d8275" officeooo:paragraph-rsid="030e17b3" style:font-size-asian="12pt" style:font-weight-asian="normal" style:font-size-complex="12pt" style:font-weight-complex="normal"/>
    </style:style>
    <style:style style:name="P162" style:family="paragraph" style:parent-style-name="Standard">
      <style:text-properties style:font-name="Georgia" fo:font-size="12pt" style:text-underline-style="none" fo:font-weight="normal" officeooo:rsid="020d8275" officeooo:paragraph-rsid="020d8275" style:font-size-asian="12pt" style:font-weight-asian="normal" style:font-size-complex="12pt" style:font-weight-complex="normal"/>
    </style:style>
    <style:style style:name="P163" style:family="paragraph" style:parent-style-name="Standard">
      <style:text-properties style:font-name="Georgia" fo:font-size="12pt" style:text-underline-style="none" fo:font-weight="normal" officeooo:rsid="020d8275" officeooo:paragraph-rsid="0303d569" style:font-size-asian="12pt" style:font-weight-asian="normal" style:font-size-complex="12pt" style:font-weight-complex="normal"/>
    </style:style>
    <style:style style:name="P164" style:family="paragraph" style:parent-style-name="Standard">
      <style:paragraph-properties fo:text-align="center" style:justify-single-word="false"/>
      <style:text-properties style:font-name="Georgia" fo:font-size="12pt" style:text-underline-style="none" fo:font-weight="normal" officeooo:rsid="02f08b7f" officeooo:paragraph-rsid="0303d569" style:font-size-asian="12pt" style:font-weight-asian="normal" style:font-size-complex="12pt" style:font-weight-complex="normal"/>
    </style:style>
    <style:style style:name="P165" style:family="paragraph" style:parent-style-name="Standard">
      <style:text-properties style:font-name="Georgia" fo:font-size="12pt" style:text-underline-style="none" fo:font-weight="normal" officeooo:rsid="02f31b16" officeooo:paragraph-rsid="02f31b16" style:font-size-asian="12pt" style:font-weight-asian="normal" style:font-size-complex="12pt" style:font-weight-complex="normal"/>
    </style:style>
    <style:style style:name="P166" style:family="paragraph" style:parent-style-name="Standard">
      <style:text-properties style:font-name="Georgia" fo:font-size="12pt" style:text-underline-style="none" fo:font-weight="normal" officeooo:rsid="02f31b16" officeooo:paragraph-rsid="02f32aad" style:font-size-asian="12pt" style:font-weight-asian="normal" style:font-size-complex="12pt" style:font-weight-complex="normal"/>
    </style:style>
    <style:style style:name="P167" style:family="paragraph" style:parent-style-name="Standard">
      <style:paragraph-properties fo:text-align="center" style:justify-single-word="false"/>
      <style:text-properties style:font-name="Georgia" fo:font-size="12pt" style:text-underline-style="none" fo:font-weight="normal" officeooo:rsid="02f3f22c" officeooo:paragraph-rsid="02f3f22c" style:font-size-asian="12pt" style:font-weight-asian="normal" style:font-size-complex="12pt" style:font-weight-complex="normal"/>
    </style:style>
    <style:style style:name="P168" style:family="paragraph" style:parent-style-name="Standard">
      <style:paragraph-properties fo:text-align="center" style:justify-single-word="false"/>
      <style:text-properties style:font-name="Georgia" fo:font-size="12pt" style:text-underline-style="none" fo:font-weight="normal" officeooo:rsid="02f57f8e" officeooo:paragraph-rsid="02f57f8e" style:font-size-asian="12pt" style:font-weight-asian="normal" style:font-size-complex="12pt" style:font-weight-complex="normal"/>
    </style:style>
    <style:style style:name="P169" style:family="paragraph" style:parent-style-name="Standard">
      <style:paragraph-properties fo:text-align="center" style:justify-single-word="false"/>
      <style:text-properties style:font-name="Georgia" fo:font-size="12pt" style:text-underline-style="none" fo:font-weight="normal" officeooo:rsid="03020200" officeooo:paragraph-rsid="0303d569" style:font-size-asian="12pt" style:font-weight-asian="normal" style:font-size-complex="12pt" style:font-weight-complex="normal"/>
    </style:style>
    <style:style style:name="P170" style:family="paragraph" style:parent-style-name="Standard">
      <style:paragraph-properties fo:text-align="center" style:justify-single-word="false"/>
      <style:text-properties style:font-name="Georgia" fo:font-size="12pt" style:text-underline-style="none" fo:font-weight="normal" officeooo:rsid="03083dfd" officeooo:paragraph-rsid="03083dfd" style:font-size-asian="12pt" style:font-weight-asian="normal" style:font-size-complex="12pt" style:font-weight-complex="normal"/>
    </style:style>
    <style:style style:name="P171" style:family="paragraph" style:parent-style-name="Standard">
      <style:paragraph-properties fo:text-align="center" style:justify-single-word="false"/>
      <style:text-properties style:font-name="Georgia" fo:font-size="12pt" style:text-underline-style="none" fo:font-weight="normal" officeooo:rsid="030ca9c4" officeooo:paragraph-rsid="030ca9c4" style:font-size-asian="12pt" style:font-weight-asian="normal" style:font-size-complex="12pt" style:font-weight-complex="normal"/>
    </style:style>
    <style:style style:name="P172" style:family="paragraph" style:parent-style-name="Standard">
      <style:paragraph-properties fo:text-align="center" style:justify-single-word="false"/>
      <style:text-properties style:font-name="Georgia" fo:font-size="12pt" style:text-underline-style="none" fo:font-weight="normal" officeooo:rsid="030ca9c4" officeooo:paragraph-rsid="030e17b3" style:font-size-asian="12pt" style:font-weight-asian="normal" style:font-size-complex="12pt" style:font-weight-complex="normal"/>
    </style:style>
    <style:style style:name="P173" style:family="paragraph" style:parent-style-name="Standard">
      <style:paragraph-properties fo:text-align="center" style:justify-single-word="false"/>
      <style:text-properties style:font-name="Georgia" fo:font-size="12pt" style:text-underline-style="none" fo:font-weight="normal" officeooo:rsid="030f7246" officeooo:paragraph-rsid="030f7246" style:font-size-asian="12pt" style:font-weight-asian="normal" style:font-size-complex="12pt" style:font-weight-complex="normal"/>
    </style:style>
    <style:style style:name="P174" style:family="paragraph" style:parent-style-name="Standard">
      <style:text-properties style:font-name="Georgia" fo:font-size="12pt" style:text-underline-style="none" fo:font-weight="normal" officeooo:rsid="01fd8874" officeooo:paragraph-rsid="02f31b16" style:font-size-asian="12pt" style:font-weight-asian="normal" style:font-size-complex="12pt" style:font-weight-complex="normal"/>
    </style:style>
    <style:style style:name="P175" style:family="paragraph" style:parent-style-name="Standard">
      <style:text-properties style:font-name="Georgia" fo:font-size="12pt" style:text-underline-style="none" fo:font-weight="normal" officeooo:rsid="0314719d" officeooo:paragraph-rsid="0314719d" style:font-size-asian="12pt" style:font-weight-asian="normal" style:font-size-complex="12pt" style:font-weight-complex="normal"/>
    </style:style>
    <style:style style:name="P176" style:family="paragraph" style:parent-style-name="Standard">
      <style:paragraph-properties fo:text-align="center" style:justify-single-word="false"/>
      <style:text-properties style:font-name="Georgia" fo:font-size="12pt" officeooo:rsid="020d8275" officeooo:paragraph-rsid="0303d569" style:font-size-asian="12pt" style:font-size-complex="12pt"/>
    </style:style>
    <style:style style:name="P177" style:family="paragraph" style:parent-style-name="Standard">
      <style:paragraph-properties fo:text-align="center" style:justify-single-word="false"/>
      <style:text-properties style:font-name="Georgia" fo:font-size="12pt" officeooo:rsid="020d8275" officeooo:paragraph-rsid="030648a9" style:font-size-asian="12pt" style:font-size-complex="12pt"/>
    </style:style>
    <style:style style:name="P178" style:family="paragraph" style:parent-style-name="Standard">
      <style:paragraph-properties fo:text-align="center" style:justify-single-word="false"/>
      <style:text-properties style:font-name="Georgia" fo:font-size="12pt" officeooo:rsid="020d8275" officeooo:paragraph-rsid="030e17b3" style:font-size-asian="12pt" style:font-size-complex="12pt"/>
    </style:style>
    <style:style style:name="P179"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180" style:family="paragraph" style:parent-style-name="Standard">
      <style:text-properties officeooo:paragraph-rsid="00d734fd"/>
    </style:style>
    <style:style style:name="P181" style:family="paragraph" style:parent-style-name="Standard">
      <style:text-properties style:text-underline-style="solid" style:text-underline-width="auto" style:text-underline-color="font-color"/>
    </style:style>
    <style:style style:name="P182" style:family="paragraph" style:parent-style-name="Standard">
      <style:text-properties officeooo:paragraph-rsid="00e0f480"/>
    </style:style>
    <style:style style:name="P183" style:family="paragraph" style:parent-style-name="Standard">
      <style:text-properties officeooo:paragraph-rsid="00e78cb3"/>
    </style:style>
    <style:style style:name="P184" style:family="paragraph" style:parent-style-name="Standard">
      <style:text-properties officeooo:rsid="00efc73d" officeooo:paragraph-rsid="00efc73d"/>
    </style:style>
    <style:style style:name="P185" style:family="paragraph" style:parent-style-name="Standard">
      <style:text-properties officeooo:rsid="00f3c763" officeooo:paragraph-rsid="00f3c763"/>
    </style:style>
    <style:style style:name="P186" style:family="paragraph" style:parent-style-name="Standard">
      <style:text-properties officeooo:paragraph-rsid="00f3c763"/>
    </style:style>
    <style:style style:name="P187" style:family="paragraph" style:parent-style-name="Standard">
      <style:text-properties officeooo:rsid="00fa3230" officeooo:paragraph-rsid="00fa3230"/>
    </style:style>
    <style:style style:name="P188" style:family="paragraph" style:parent-style-name="Standard">
      <style:text-properties officeooo:paragraph-rsid="00df1d78"/>
    </style:style>
    <style:style style:name="P189" style:family="paragraph" style:parent-style-name="Standard">
      <style:text-properties officeooo:paragraph-rsid="01065f2e"/>
    </style:style>
    <style:style style:name="P190" style:family="paragraph" style:parent-style-name="Standard">
      <style:text-properties officeooo:paragraph-rsid="0106ce4c"/>
    </style:style>
    <style:style style:name="P191" style:family="paragraph" style:parent-style-name="Standard">
      <style:text-properties officeooo:paragraph-rsid="00df82d8"/>
    </style:style>
    <style:style style:name="P192" style:family="paragraph" style:parent-style-name="Standard">
      <style:text-properties officeooo:paragraph-rsid="00f2a553"/>
    </style:style>
    <style:style style:name="P193" style:family="paragraph" style:parent-style-name="Standard">
      <style:text-properties officeooo:paragraph-rsid="0139cb22"/>
    </style:style>
    <style:style style:name="P194" style:family="paragraph" style:parent-style-name="Standard">
      <style:text-properties officeooo:paragraph-rsid="0137fb2d"/>
    </style:style>
    <style:style style:name="P195" style:family="paragraph" style:parent-style-name="Standard">
      <style:text-properties officeooo:rsid="0141110f" officeooo:paragraph-rsid="0141110f"/>
    </style:style>
    <style:style style:name="P196" style:family="paragraph" style:parent-style-name="Standard">
      <style:text-properties officeooo:rsid="01458199" officeooo:paragraph-rsid="01458199"/>
    </style:style>
    <style:style style:name="P197" style:family="paragraph" style:parent-style-name="Standard">
      <style:text-properties officeooo:paragraph-rsid="01458199"/>
    </style:style>
    <style:style style:name="P198" style:family="paragraph" style:parent-style-name="Standard">
      <style:text-properties officeooo:rsid="014fd241" officeooo:paragraph-rsid="014fd241"/>
    </style:style>
    <style:style style:name="P199" style:family="paragraph" style:parent-style-name="Standard">
      <style:text-properties officeooo:paragraph-rsid="01605488"/>
    </style:style>
    <style:style style:name="P200" style:family="paragraph" style:parent-style-name="Standard">
      <style:text-properties officeooo:paragraph-rsid="01622682"/>
    </style:style>
    <style:style style:name="P201" style:family="paragraph" style:parent-style-name="Standard">
      <style:text-properties officeooo:paragraph-rsid="01748fd2"/>
    </style:style>
    <style:style style:name="P202" style:family="paragraph" style:parent-style-name="Standard">
      <style:text-properties officeooo:paragraph-rsid="0179aacd"/>
    </style:style>
    <style:style style:name="P203" style:family="paragraph" style:parent-style-name="Standard">
      <style:text-properties officeooo:paragraph-rsid="0179bd59"/>
    </style:style>
    <style:style style:name="P204" style:family="paragraph" style:parent-style-name="Standard">
      <style:text-properties officeooo:paragraph-rsid="017b7751"/>
    </style:style>
    <style:style style:name="P205" style:family="paragraph" style:parent-style-name="Standard">
      <style:text-properties officeooo:paragraph-rsid="019c1e7c"/>
    </style:style>
    <style:style style:name="P206" style:family="paragraph" style:parent-style-name="Standard">
      <style:text-properties officeooo:rsid="01ac795b" officeooo:paragraph-rsid="01ac795b"/>
    </style:style>
    <style:style style:name="P207" style:family="paragraph" style:parent-style-name="Standard">
      <loext:graphic-properties draw:fill="none"/>
      <style:paragraph-properties fo:background-color="transparent"/>
      <style:text-properties officeooo:paragraph-rsid="02b2542c"/>
    </style:style>
    <style:style style:name="P208" style:family="paragraph" style:parent-style-name="Standard">
      <style:text-properties officeooo:paragraph-rsid="0247f3ce"/>
    </style:style>
    <style:style style:name="P209" style:family="paragraph" style:parent-style-name="Standard">
      <style:paragraph-properties fo:text-align="center" style:justify-single-word="false"/>
      <style:text-properties officeooo:paragraph-rsid="030648a9"/>
    </style:style>
    <style:style style:name="P210" style:family="paragraph" style:parent-style-name="Standard">
      <style:paragraph-properties fo:text-align="center" style:justify-single-word="false"/>
      <style:text-properties officeooo:paragraph-rsid="030f7246"/>
    </style:style>
    <style:style style:name="P211" style:family="paragraph" style:parent-style-name="Standard">
      <style:text-properties officeooo:paragraph-rsid="030e17b3"/>
    </style:style>
    <style:style style:name="P21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0034e25" style:font-size-asian="11pt" style:font-size-complex="11pt"/>
    </style:style>
    <style:style style:name="P21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14" style:family="paragraph" style:parent-style-name="Standard">
      <style:paragraph-properties fo:break-before="page"/>
      <style:text-properties style:font-name="Georgia" fo:font-weight="bold" officeooo:rsid="00dc6fde" officeooo:paragraph-rsid="00dc6fde" style:font-weight-asian="bold" style:font-weight-complex="bold"/>
    </style:style>
    <style:style style:name="P215" style:family="paragraph" style:parent-style-name="Standard">
      <style:paragraph-properties fo:break-before="page"/>
      <style:text-properties style:font-name="Georgia" style:text-underline-style="none" fo:font-weight="normal" officeooo:rsid="0111a265" officeooo:paragraph-rsid="0111a265" style:font-weight-asian="normal" style:font-weight-complex="normal"/>
    </style:style>
    <style:style style:name="P216" style:family="paragraph" style:parent-style-name="Standard">
      <style:paragraph-properties fo:break-before="page"/>
      <style:text-properties style:font-name="Georgia" style:text-underline-style="none" fo:font-weight="normal" officeooo:rsid="012dde04" officeooo:paragraph-rsid="012dde04" style:font-weight-asian="normal" style:font-weight-complex="normal"/>
    </style:style>
    <style:style style:name="P217" style:family="paragraph" style:parent-style-name="Standard">
      <style:paragraph-properties fo:break-before="page"/>
      <style:text-properties style:font-name="Georgia" style:text-underline-style="none" fo:font-weight="normal" officeooo:rsid="012dde04" officeooo:paragraph-rsid="030648a9" style:font-weight-asian="normal" style:font-weight-complex="normal"/>
    </style:style>
    <style:style style:name="P218" style:family="paragraph" style:parent-style-name="Standard">
      <style:paragraph-properties fo:break-before="page"/>
      <style:text-properties style:font-name="Georgia" style:text-underline-style="none" fo:font-weight="normal" officeooo:rsid="01622682" officeooo:paragraph-rsid="01622682" style:font-weight-asian="normal" style:font-weight-complex="normal"/>
    </style:style>
    <style:style style:name="P219" style:family="paragraph" style:parent-style-name="Standard">
      <style:paragraph-properties fo:break-before="page"/>
      <style:text-properties style:font-name="Georgia" style:text-underline-style="none" fo:font-weight="normal" officeooo:rsid="031e53b3" officeooo:paragraph-rsid="031e53b3" style:font-weight-asian="normal" style:font-weight-complex="normal"/>
    </style:style>
    <style:style style:name="P220" style:family="paragraph" style:parent-style-name="Standard">
      <style:paragraph-properties fo:break-before="page"/>
      <style:text-properties style:font-name="Georgia" style:text-underline-style="none" fo:font-weight="bold" officeooo:rsid="01c56caa" officeooo:paragraph-rsid="02105a6c" style:font-weight-asian="bold" style:font-weight-complex="bold"/>
    </style:style>
    <style:style style:name="P221" style:family="paragraph" style:parent-style-name="Standard">
      <style:paragraph-properties fo:break-before="page"/>
      <style:text-properties style:font-name="Georgia" fo:font-size="12pt" style:text-underline-style="none" fo:font-weight="bold" officeooo:rsid="01c731f9" officeooo:paragraph-rsid="01cc2bce" style:font-size-asian="12pt" style:font-weight-asian="bold" style:font-size-complex="12pt" style:font-weight-complex="bold"/>
    </style:style>
    <style:style style:name="P222" style:family="paragraph" style:parent-style-name="Standard">
      <style:paragraph-properties fo:break-before="page"/>
      <style:text-properties style:font-name="Georgia" fo:font-size="12pt" style:text-underline-style="none" fo:font-weight="normal" officeooo:rsid="01fd8874" officeooo:paragraph-rsid="01fd8874" style:font-size-asian="12pt" style:font-weight-asian="normal" style:font-size-complex="12pt" style:font-weight-complex="normal"/>
    </style:style>
    <style:style style:name="P223" style:family="paragraph" style:parent-style-name="Contents_20_Heading">
      <style:paragraph-properties fo:break-before="page"/>
    </style:style>
    <style:style style:name="P224" style:family="paragraph" style:parent-style-name="Table_20_Contents">
      <style:text-properties style:font-name="Georgia"/>
    </style:style>
    <style:style style:name="P225" style:family="paragraph" style:parent-style-name="Table_20_Contents">
      <style:text-properties style:font-name="Georgia" officeooo:rsid="0112fec3" officeooo:paragraph-rsid="0112fec3"/>
    </style:style>
    <style:style style:name="P226" style:family="paragraph" style:parent-style-name="Table_20_Contents">
      <style:paragraph-properties fo:text-align="center" style:justify-single-word="false"/>
      <style:text-properties style:font-name="Georgia" officeooo:rsid="01159e62" officeooo:paragraph-rsid="01159e62"/>
    </style:style>
    <style:style style:name="P227" style:family="paragraph" style:parent-style-name="Bibliography_20_1">
      <style:paragraph-properties>
        <style:tab-stops/>
      </style:paragraph-properties>
    </style:style>
    <style:style style:name="P228"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1e6624" style:font-weight-asian="normal" style:font-weight-complex="normal"/>
    </style:style>
    <style:style style:name="P22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4b0d33" style:font-weight-asian="normal" style:font-weight-complex="normal"/>
    </style:style>
    <style:style style:name="P23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520751" style:font-weight-asian="normal" style:font-weight-complex="normal"/>
    </style:style>
    <style:style style:name="P23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558554" style:font-weight-asian="normal" style:font-weight-complex="normal"/>
    </style:style>
    <style:style style:name="P23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6add2e" style:font-weight-asian="normal" style:font-weight-complex="normal"/>
    </style:style>
    <style:style style:name="P23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85d763" style:font-weight-asian="normal" style:font-weight-complex="normal"/>
    </style:style>
    <style:style style:name="P23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9e154d" style:font-weight-asian="normal" style:font-weight-complex="normal"/>
    </style:style>
    <style:style style:name="P235" style:family="paragraph" style:parent-style-name="Contents_20_1">
      <style:paragraph-properties>
        <style:tab-stops>
          <style:tab-stop style:position="17.59cm" style:type="right" style:leader-style="dotted" style:leader-text="."/>
        </style:tab-stops>
      </style:paragraph-properties>
    </style:style>
    <style:style style:name="P236" style:family="paragraph" style:parent-style-name="Standard" style:master-page-name="">
      <style:paragraph-properties style:page-number="auto" fo:break-before="auto" fo:break-after="auto"/>
      <style:text-properties officeooo:paragraph-rsid="030648a9"/>
    </style:style>
    <style:style style:name="P23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23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23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24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24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4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24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24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4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24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247" style:family="paragraph" style:parent-style-name="Standard" style:list-style-name="L2">
      <style:text-properties style:font-name="Georgia" fo:font-weight="normal" officeooo:rsid="00f73d21" officeooo:paragraph-rsid="00f73d21" style:font-weight-asian="normal" style:font-weight-complex="normal"/>
    </style:style>
    <style:style style:name="P248" style:family="paragraph" style:parent-style-name="Standard" style:list-style-name="L7">
      <style:text-properties style:font-name="Georgia" style:text-underline-style="none" fo:font-weight="normal" officeooo:rsid="0172b684" officeooo:paragraph-rsid="0172b684" style:font-weight-asian="normal" style:font-weight-complex="normal"/>
    </style:style>
    <style:style style:name="P249" style:family="paragraph" style:parent-style-name="Standard" style:list-style-name="L8">
      <style:text-properties style:font-name="Georgia" style:text-underline-style="none" fo:font-weight="normal" officeooo:rsid="0177b129" officeooo:paragraph-rsid="0177b129" style:font-weight-asian="normal" style:font-weight-complex="normal"/>
    </style:style>
    <style:style style:name="P250" style:family="paragraph" style:parent-style-name="Standard" style:list-style-name="List_20_1">
      <style:text-properties style:font-name="Georgia" style:text-underline-style="none" fo:font-weight="normal" officeooo:rsid="02152989" officeooo:paragraph-rsid="021be6b6" style:font-weight-asian="normal" style:font-weight-complex="normal"/>
    </style:style>
    <style:style style:name="P251" style:family="paragraph" style:parent-style-name="Standard" style:list-style-name="List_20_1">
      <style:text-properties style:font-name="Georgia" style:text-underline-style="none" fo:font-weight="normal" officeooo:rsid="0216c02c" officeooo:paragraph-rsid="021be6b6" style:font-weight-asian="normal" style:font-weight-complex="normal"/>
    </style:style>
    <style:style style:name="P252" style:family="paragraph" style:parent-style-name="Standard" style:list-style-name="List_20_1">
      <style:text-properties style:font-name="Georgia" style:text-underline-style="none" fo:font-weight="normal" officeooo:rsid="021a3574" officeooo:paragraph-rsid="021be6b6" style:font-weight-asian="normal" style:font-weight-complex="normal"/>
    </style:style>
    <style:style style:name="P253" style:family="paragraph" style:parent-style-name="Standard" style:list-style-name="List_20_1">
      <style:text-properties style:font-name="Georgia" style:text-underline-style="none" fo:font-weight="normal" officeooo:rsid="021e6624" officeooo:paragraph-rsid="021e6624" style:font-weight-asian="normal" style:font-weight-complex="normal"/>
    </style:style>
    <style:style style:name="P254" style:family="paragraph" style:parent-style-name="Standard" style:list-style-name="L10">
      <style:text-properties style:font-name="Georgia" style:text-underline-style="none" fo:font-weight="normal" officeooo:rsid="021be6b6" officeooo:paragraph-rsid="021be6b6" style:font-weight-asian="normal" style:font-weight-complex="normal"/>
    </style:style>
    <style:style style:name="P255" style:family="paragraph" style:parent-style-name="Standard" style:list-style-name="L10">
      <style:text-properties style:font-name="Georgia" style:text-underline-style="none" fo:font-weight="normal" officeooo:rsid="021be6b6" officeooo:paragraph-rsid="0224d78c" style:font-weight-asian="normal" style:font-weight-complex="normal"/>
    </style:style>
    <style:style style:name="P256" style:family="paragraph" style:parent-style-name="Standard" style:list-style-name="L10">
      <style:text-properties style:font-name="Georgia" style:text-underline-style="none" fo:font-weight="normal" officeooo:rsid="021be6b6" officeooo:paragraph-rsid="0285d763" style:font-weight-asian="normal" style:font-weight-complex="normal"/>
    </style:style>
    <style:style style:name="P257" style:family="paragraph" style:parent-style-name="Standard" style:list-style-name="L10">
      <style:text-properties style:font-name="Georgia" style:text-underline-style="none" fo:font-weight="normal" officeooo:rsid="021be6b6" officeooo:paragraph-rsid="029e154d" style:font-weight-asian="normal" style:font-weight-complex="normal"/>
    </style:style>
    <style:style style:name="P258"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2226e65" style:font-weight-asian="normal" style:font-weight-complex="normal"/>
    </style:style>
    <style:style style:name="P259"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224d78c" style:font-weight-asian="normal" style:font-weight-complex="normal"/>
    </style:style>
    <style:style style:name="P260"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224d78c" style:font-weight-asian="normal" style:font-weight-complex="normal"/>
    </style:style>
    <style:style style:name="P261" style:family="paragraph" style:parent-style-name="Standard" style:list-style-name="List_20_1">
      <style:text-properties style:font-name="Georgia" style:text-underline-style="none" fo:font-weight="normal" officeooo:rsid="022d55d3" officeooo:paragraph-rsid="022d55d3" style:font-weight-asian="normal" style:font-weight-complex="normal"/>
    </style:style>
    <style:style style:name="P262" style:family="paragraph" style:parent-style-name="Standard" style:list-style-name="List_20_1">
      <style:text-properties style:font-name="Georgia" style:text-underline-style="none" fo:font-weight="normal" officeooo:rsid="022e8962" officeooo:paragraph-rsid="022e8962" style:font-weight-asian="normal" style:font-weight-complex="normal"/>
    </style:style>
    <style:style style:name="P263" style:family="paragraph" style:parent-style-name="Standard" style:list-style-name="List_20_1">
      <style:text-properties style:font-name="Georgia" style:text-underline-style="none" fo:font-weight="normal" officeooo:rsid="023055a5" officeooo:paragraph-rsid="023055a5" style:font-weight-asian="normal" style:font-weight-complex="normal"/>
    </style:style>
    <style:style style:name="P264" style:family="paragraph" style:parent-style-name="Standard" style:list-style-name="List_20_1">
      <style:text-properties style:font-name="Georgia" style:text-underline-style="none" fo:font-weight="normal" officeooo:rsid="024b0d33" officeooo:paragraph-rsid="024b0d33" style:font-weight-asian="normal" style:font-weight-complex="normal"/>
    </style:style>
    <style:style style:name="P265"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2476469" style:font-weight-asian="normal" style:font-weight-complex="normal"/>
    </style:style>
    <style:style style:name="P266"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2685e61" style:font-weight-asian="normal" style:font-weight-complex="normal"/>
    </style:style>
    <style:style style:name="P267"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24b4331" style:font-weight-asian="normal" style:font-weight-complex="normal"/>
    </style:style>
    <style:style style:name="P268" style:family="paragraph" style:parent-style-name="Standard" style:list-style-name="List_20_1">
      <style:text-properties style:font-name="Georgia" style:text-underline-style="none" fo:font-weight="normal" officeooo:rsid="024f1596" officeooo:paragraph-rsid="024f1596" style:font-weight-asian="normal" style:font-weight-complex="normal"/>
    </style:style>
    <style:style style:name="P269"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24f1f6f" style:font-weight-asian="normal" style:font-weight-complex="normal"/>
    </style:style>
    <style:style style:name="P270"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252e6ac" style:font-weight-asian="normal" style:font-weight-complex="normal"/>
    </style:style>
    <style:style style:name="P271" style:family="paragraph" style:parent-style-name="Standard" style:list-style-name="List_20_1">
      <style:text-properties style:font-name="Georgia" style:text-underline-style="none" fo:font-weight="normal" officeooo:rsid="02587105" officeooo:paragraph-rsid="02587105" style:font-weight-asian="normal" style:font-weight-complex="normal"/>
    </style:style>
    <style:style style:name="P272" style:family="paragraph" style:parent-style-name="Standard" style:list-style-name="List_20_1">
      <style:text-properties style:font-name="Georgia" style:text-underline-style="none" fo:font-weight="normal" officeooo:rsid="0259e40c" officeooo:paragraph-rsid="0259e40c" style:font-weight-asian="normal" style:font-weight-complex="normal"/>
    </style:style>
    <style:style style:name="P273" style:family="paragraph" style:parent-style-name="Standard" style:list-style-name="List_20_1">
      <style:text-properties style:font-name="Georgia" style:text-underline-style="none" fo:font-weight="normal" officeooo:rsid="028192a5" officeooo:paragraph-rsid="028192a5" style:font-weight-asian="normal" style:font-weight-complex="normal"/>
    </style:style>
    <style:style style:name="P274"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25fdb62" style:font-weight-asian="normal" style:font-weight-complex="normal"/>
    </style:style>
    <style:style style:name="P275"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2648d83" style:font-weight-asian="normal" style:font-weight-complex="normal"/>
    </style:style>
    <style:style style:name="P276" style:family="paragraph" style:parent-style-name="Standard" style:list-style-name="List_20_1">
      <style:text-properties style:font-name="Georgia" style:text-underline-style="none" fo:font-weight="normal" officeooo:rsid="028a4db3" officeooo:paragraph-rsid="028a4db3" style:font-weight-asian="normal" style:font-weight-complex="normal"/>
    </style:style>
    <style:style style:name="P277" style:family="paragraph" style:parent-style-name="Standard" style:list-style-name="List_20_1">
      <style:text-properties style:font-name="Georgia" style:text-underline-style="none" fo:font-weight="normal" officeooo:rsid="028a5340" officeooo:paragraph-rsid="028a5340" style:font-weight-asian="normal" style:font-weight-complex="normal"/>
    </style:style>
    <style:style style:name="P278" style:family="paragraph" style:parent-style-name="Standard" style:list-style-name="List_20_1">
      <style:text-properties style:font-name="Georgia" style:text-underline-style="none" fo:font-weight="normal" officeooo:rsid="029300ee" officeooo:paragraph-rsid="029300ee" style:font-weight-asian="normal" style:font-weight-complex="normal"/>
    </style:style>
    <style:style style:name="P279"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28e7bc3" style:font-weight-asian="normal" style:font-weight-complex="normal"/>
    </style:style>
    <style:style style:name="P280" style:family="paragraph" style:parent-style-name="Standard" style:list-style-name="List_20_1">
      <style:text-properties style:font-name="Georgia" style:text-underline-style="none" fo:font-weight="normal" officeooo:rsid="02a510d7" officeooo:paragraph-rsid="02a510d7" style:font-weight-asian="normal" style:font-weight-complex="normal"/>
    </style:style>
    <style:style style:name="P281"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2a87608" style:font-weight-asian="normal" style:font-weight-complex="normal"/>
    </style:style>
    <style:style style:name="P282"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2aaab56" style:font-weight-asian="normal" style:font-weight-complex="normal"/>
    </style:style>
    <style:style style:name="P283"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2ac5bc1" style:font-weight-asian="normal" style:font-weight-complex="normal"/>
    </style:style>
    <style:style style:name="P284" style:family="paragraph" style:parent-style-name="Standard" style:list-style-name="L11">
      <style:text-properties style:font-name="Georgia" style:text-underline-style="none" fo:font-weight="normal" officeooo:rsid="012dde04" officeooo:paragraph-rsid="012dde04" style:font-weight-asian="normal" style:font-weight-complex="normal"/>
    </style:style>
    <style:style style:name="P285" style:family="paragraph" style:parent-style-name="Standard" style:list-style-name="L11">
      <style:text-properties style:font-name="Georgia" style:text-underline-style="none" fo:font-weight="normal" officeooo:rsid="012dde04" officeooo:paragraph-rsid="01579bee" style:font-weight-asian="normal" style:font-weight-complex="normal"/>
    </style:style>
    <style:style style:name="P286" style:family="paragraph" style:parent-style-name="Standard">
      <style:text-properties style:font-name="Georgia" style:text-underline-style="none" fo:font-weight="normal" officeooo:rsid="03245014" officeooo:paragraph-rsid="03245014" style:font-weight-asian="normal" style:font-weight-complex="normal"/>
    </style:style>
    <style:style style:name="P287" style:family="paragraph" style:parent-style-name="Standard">
      <style:text-properties style:font-name="Georgia" style:text-underline-style="none" fo:font-weight="normal" officeooo:rsid="03245014" officeooo:paragraph-rsid="03334ad5" style:font-weight-asian="normal" style:font-weight-complex="normal"/>
    </style:style>
    <style:style style:name="P288" style:family="paragraph" style:parent-style-name="Standard">
      <style:text-properties style:font-name="Georgia" style:text-underline-style="none" fo:font-weight="normal" officeooo:rsid="03245014" officeooo:paragraph-rsid="037caf1c" style:font-weight-asian="normal" style:font-weight-complex="normal"/>
    </style:style>
    <style:style style:name="P289" style:family="paragraph" style:parent-style-name="Standard">
      <style:text-properties style:font-name="Georgia" style:text-underline-style="none" fo:font-weight="normal" officeooo:rsid="0330104c" officeooo:paragraph-rsid="0330104c" style:font-weight-asian="normal" style:font-weight-complex="normal"/>
    </style:style>
    <style:style style:name="P290" style:family="paragraph" style:parent-style-name="Standard">
      <style:text-properties style:font-name="Georgia" style:text-underline-style="none" fo:font-weight="normal" officeooo:rsid="0334d036" officeooo:paragraph-rsid="0334d036" style:font-weight-asian="normal" style:font-weight-complex="normal"/>
    </style:style>
    <style:style style:name="P291" style:family="paragraph" style:parent-style-name="Standard">
      <style:text-properties style:font-name="Georgia" style:text-underline-style="none" fo:font-weight="normal" officeooo:rsid="0336c59e" officeooo:paragraph-rsid="0336c59e" style:font-weight-asian="normal" style:font-weight-complex="normal"/>
    </style:style>
    <style:style style:name="P292" style:family="paragraph" style:parent-style-name="Standard">
      <style:text-properties style:font-name="Georgia" style:text-underline-style="none" fo:font-weight="normal" officeooo:rsid="0339a1c2" officeooo:paragraph-rsid="0339a1c2" style:font-weight-asian="normal" style:font-weight-complex="normal"/>
    </style:style>
    <style:style style:name="P293" style:family="paragraph" style:parent-style-name="Standard">
      <style:text-properties style:font-name="Georgia" style:text-underline-style="none" fo:font-weight="normal" officeooo:rsid="0339a1c2" officeooo:paragraph-rsid="0339d409" style:font-weight-asian="normal" style:font-weight-complex="normal"/>
    </style:style>
    <style:style style:name="P294" style:family="paragraph" style:parent-style-name="Standard">
      <style:text-properties style:font-name="Georgia" style:text-underline-style="none" fo:font-weight="normal" officeooo:rsid="0347e446" officeooo:paragraph-rsid="0347e446" style:font-weight-asian="normal" style:font-weight-complex="normal"/>
    </style:style>
    <style:style style:name="P295" style:family="paragraph" style:parent-style-name="Standard">
      <style:text-properties style:font-name="Georgia" style:text-underline-style="none" fo:font-weight="normal" officeooo:rsid="034a0100" officeooo:paragraph-rsid="034a0100" style:font-weight-asian="normal" style:font-weight-complex="normal"/>
    </style:style>
    <style:style style:name="P296" style:family="paragraph" style:parent-style-name="Standard">
      <style:text-properties style:font-name="Georgia" style:text-underline-style="none" fo:font-weight="normal" officeooo:rsid="034b759b" officeooo:paragraph-rsid="034b759b" style:font-weight-asian="normal" style:font-weight-complex="normal"/>
    </style:style>
    <style:style style:name="P297" style:family="paragraph" style:parent-style-name="Standard">
      <style:text-properties style:font-name="Georgia" style:text-underline-style="none" fo:font-weight="normal" officeooo:rsid="034ff003" officeooo:paragraph-rsid="034ff003" style:font-weight-asian="normal" style:font-weight-complex="normal"/>
    </style:style>
    <style:style style:name="P298" style:family="paragraph" style:parent-style-name="Standard">
      <style:text-properties style:font-name="Georgia" style:text-underline-style="none" fo:font-weight="normal" officeooo:rsid="035014b3" officeooo:paragraph-rsid="035014b3" style:font-weight-asian="normal" style:font-weight-complex="normal"/>
    </style:style>
    <style:style style:name="P299" style:family="paragraph" style:parent-style-name="Standard">
      <style:text-properties style:font-name="Georgia" style:text-underline-style="none" fo:font-weight="normal" officeooo:rsid="0351d7b0" officeooo:paragraph-rsid="0351d7b0" style:font-weight-asian="normal" style:font-weight-complex="normal"/>
    </style:style>
    <style:style style:name="P300" style:family="paragraph" style:parent-style-name="Standard">
      <style:text-properties style:font-name="Georgia" style:text-underline-style="none" fo:font-weight="normal" officeooo:rsid="0353821e" officeooo:paragraph-rsid="0353821e" style:font-weight-asian="normal" style:font-weight-complex="normal"/>
    </style:style>
    <style:style style:name="P301" style:family="paragraph" style:parent-style-name="Standard">
      <style:text-properties style:font-name="Georgia" style:text-underline-style="none" fo:font-weight="normal" officeooo:rsid="03556930" officeooo:paragraph-rsid="03556930" style:font-weight-asian="normal" style:font-weight-complex="normal"/>
    </style:style>
    <style:style style:name="P302" style:family="paragraph" style:parent-style-name="Standard">
      <style:text-properties style:font-name="Georgia" style:text-underline-style="none" fo:font-weight="normal" officeooo:rsid="0360f487" officeooo:paragraph-rsid="0360f487" style:font-weight-asian="normal" style:font-weight-complex="normal"/>
    </style:style>
    <style:style style:name="P303" style:family="paragraph" style:parent-style-name="Standard">
      <style:text-properties style:font-name="Georgia" style:text-underline-style="none" fo:font-weight="normal" officeooo:rsid="03629364" officeooo:paragraph-rsid="03629364" style:font-weight-asian="normal" style:font-weight-complex="normal"/>
    </style:style>
    <style:style style:name="P304" style:family="paragraph" style:parent-style-name="Standard">
      <style:text-properties style:font-name="Georgia" style:text-underline-style="none" fo:font-weight="normal" officeooo:rsid="0327cb15" officeooo:paragraph-rsid="0327cb15" style:font-weight-asian="normal" style:font-weight-complex="normal"/>
    </style:style>
    <style:style style:name="P305" style:family="paragraph" style:parent-style-name="Standard">
      <style:text-properties style:font-name="Georgia" style:text-underline-style="none" fo:font-weight="normal" officeooo:rsid="037caf1c" officeooo:paragraph-rsid="037caf1c" style:font-weight-asian="normal" style:font-weight-complex="normal"/>
    </style:style>
    <style:style style:name="P306" style:family="paragraph" style:parent-style-name="Standard">
      <style:text-properties style:font-name="Georgia" style:text-underline-style="none" fo:font-weight="normal" officeooo:rsid="037eff10" officeooo:paragraph-rsid="037eff10" style:font-weight-asian="normal" style:font-weight-complex="normal"/>
    </style:style>
    <style:style style:name="P307" style:family="paragraph" style:parent-style-name="Standard">
      <style:text-properties style:font-name="Georgia" style:text-underline-style="none" fo:font-weight="normal" officeooo:rsid="03827292" officeooo:paragraph-rsid="03827292" style:font-weight-asian="normal" style:font-weight-complex="normal"/>
    </style:style>
    <style:style style:name="P308" style:family="paragraph" style:parent-style-name="Standard">
      <style:text-properties style:font-name="Georgia" style:text-underline-style="none" fo:font-weight="normal" officeooo:rsid="0383c016" officeooo:paragraph-rsid="0383c016" style:font-weight-asian="normal" style:font-weight-complex="normal"/>
    </style:style>
    <style:style style:name="P309" style:family="paragraph" style:parent-style-name="Standard">
      <style:text-properties style:font-name="Georgia" style:text-underline-style="none" fo:font-weight="normal" officeooo:rsid="038444a3" officeooo:paragraph-rsid="038444a3" style:font-weight-asian="normal" style:font-weight-complex="normal"/>
    </style:style>
    <style:style style:name="P310" style:family="paragraph" style:parent-style-name="Standard">
      <style:text-properties style:font-name="Georgia" style:text-underline-style="none" fo:font-weight="normal" officeooo:rsid="038a16b3" officeooo:paragraph-rsid="038a16b3" style:font-weight-asian="normal" style:font-weight-complex="normal"/>
    </style:style>
    <style:style style:name="P311" style:family="paragraph" style:parent-style-name="Standard">
      <style:text-properties style:font-name="Georgia" style:text-underline-style="none" fo:font-weight="normal" officeooo:rsid="0111a265" officeooo:paragraph-rsid="0111a265" style:font-weight-asian="normal" style:font-weight-complex="normal"/>
    </style:style>
    <style:style style:name="P312" style:family="paragraph" style:parent-style-name="Standard">
      <style:text-properties style:font-name="Georgia" style:text-underline-style="none" fo:font-weight="normal" officeooo:rsid="03940cdc" officeooo:paragraph-rsid="03940cdc" style:font-weight-asian="normal" style:font-weight-complex="normal"/>
    </style:style>
    <style:style style:name="P313" style:family="paragraph" style:parent-style-name="Standard">
      <style:text-properties style:font-name="Georgia" style:text-underline-style="none" fo:font-weight="normal" officeooo:rsid="01939de7" officeooo:paragraph-rsid="019eae25" style:font-weight-asian="normal" style:font-weight-complex="normal"/>
    </style:style>
    <style:style style:name="P314" style:family="paragraph" style:parent-style-name="Standard">
      <style:text-properties style:font-name="Georgia" style:text-underline-style="none" fo:font-weight="normal" officeooo:rsid="0396a8fc" officeooo:paragraph-rsid="0396a8fc" style:font-weight-asian="normal" style:font-weight-complex="normal"/>
    </style:style>
    <style:style style:name="P315" style:family="paragraph" style:parent-style-name="Standard">
      <style:text-properties style:font-name="Georgia" style:text-underline-style="none" fo:font-weight="normal" officeooo:rsid="01c731f9" officeooo:paragraph-rsid="01c56caa" style:font-weight-asian="normal" style:font-weight-complex="normal"/>
    </style:style>
    <style:style style:name="P316"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39ebed6" style:font-weight-asian="normal" style:font-weight-complex="normal"/>
    </style:style>
    <style:style style:name="P317" style:family="paragraph" style:parent-style-name="Standard">
      <style:text-properties style:font-name="Georgia" style:text-underline-style="none" fo:font-weight="normal" officeooo:rsid="030648a9" officeooo:paragraph-rsid="030648a9" style:font-weight-asian="normal" style:font-weight-complex="normal"/>
    </style:style>
    <style:style style:name="P318" style:family="paragraph" style:parent-style-name="Standard">
      <style:text-properties style:font-name="Georgia" style:text-underline-style="none" fo:font-weight="normal" officeooo:rsid="03c59838" officeooo:paragraph-rsid="03c59838" style:font-weight-asian="normal" style:font-weight-complex="normal"/>
    </style:style>
    <style:style style:name="P319" style:family="paragraph" style:parent-style-name="Standard">
      <style:text-properties style:font-name="Georgia" style:text-underline-style="none" fo:font-weight="normal" officeooo:rsid="03c7425e" officeooo:paragraph-rsid="03c7425e" style:font-weight-asian="normal" style:font-weight-complex="normal"/>
    </style:style>
    <style:style style:name="P320" style:family="paragraph" style:parent-style-name="Standard" style:list-style-name="L10">
      <style:text-properties style:font-name="Georgia" style:text-underline-style="none" fo:font-weight="bold" officeooo:rsid="01c56caa" officeooo:paragraph-rsid="02140727" style:font-weight-asian="bold" style:font-weight-complex="bold"/>
    </style:style>
    <style:style style:name="P321" style:family="paragraph" style:parent-style-name="Standard" style:list-style-name="L10">
      <style:text-properties style:font-name="Georgia" style:text-underline-style="none" fo:font-weight="bold" officeooo:rsid="01c56caa" officeooo:paragraph-rsid="0225b9db" style:font-weight-asian="bold" style:font-weight-complex="bold"/>
    </style:style>
    <style:style style:name="P322" style:family="paragraph" style:parent-style-name="Standard" style:list-style-name="L10">
      <style:text-properties style:font-name="Georgia" style:text-underline-style="none" fo:font-weight="bold" officeooo:rsid="024b0d33" officeooo:paragraph-rsid="024b0d33" style:font-weight-asian="bold" style:font-weight-complex="bold"/>
    </style:style>
    <style:style style:name="P323" style:family="paragraph" style:parent-style-name="Standard" style:list-style-name="L10">
      <style:text-properties style:font-name="Georgia" style:text-underline-style="none" fo:font-weight="bold" officeooo:rsid="0289a4be" officeooo:paragraph-rsid="0283f75f" style:font-weight-asian="bold" style:font-weight-complex="bold"/>
    </style:style>
    <style:style style:name="P324" style:family="paragraph" style:parent-style-name="Standard" style:list-style-name="L10">
      <style:text-properties style:font-name="Georgia" style:text-underline-style="none" fo:font-weight="bold" officeooo:rsid="02880936" officeooo:paragraph-rsid="02880936" style:font-weight-asian="bold" style:font-weight-complex="bold"/>
    </style:style>
    <style:style style:name="P325" style:family="paragraph" style:parent-style-name="Standard" style:list-style-name="L10">
      <style:text-properties style:font-name="Georgia" style:text-underline-style="none" fo:font-weight="bold" officeooo:rsid="0234d174" officeooo:paragraph-rsid="029e154d" style:font-weight-asian="bold" style:font-weight-complex="bold"/>
    </style:style>
    <style:style style:name="P326" style:family="paragraph" style:parent-style-name="Standard">
      <style:text-properties style:font-name="Georgia" style:text-underline-style="none" fo:font-weight="bold" officeooo:rsid="0334d036" officeooo:paragraph-rsid="0334d036" style:font-weight-asian="bold" style:font-weight-complex="bold"/>
    </style:style>
    <style:style style:name="P327" style:family="paragraph" style:parent-style-name="Standard">
      <style:text-properties style:font-name="Georgia" style:text-underline-style="none" fo:font-weight="bold" officeooo:rsid="0366e104" officeooo:paragraph-rsid="0366e104" style:font-weight-asian="bold" style:font-weight-complex="bold"/>
    </style:style>
    <style:style style:name="P328" style:family="paragraph" style:parent-style-name="Standard">
      <style:text-properties style:font-name="Georgia" style:text-underline-style="none" fo:font-weight="bold" officeooo:rsid="0372cb5d" officeooo:paragraph-rsid="0372cb5d" style:font-weight-asian="bold" style:font-weight-complex="bold"/>
    </style:style>
    <style:style style:name="P329" style:family="paragraph" style:parent-style-name="Standard">
      <style:text-properties style:font-name="Georgia" style:text-underline-style="none" fo:font-weight="bold" officeooo:rsid="03762397" officeooo:paragraph-rsid="03762397" style:font-weight-asian="bold" style:font-weight-complex="bold"/>
    </style:style>
    <style:style style:name="P330" style:family="paragraph" style:parent-style-name="Standard">
      <style:text-properties style:font-name="Georgia" style:text-underline-style="none" fo:font-weight="bold" officeooo:rsid="037680b0" officeooo:paragraph-rsid="037680b0" style:font-weight-asian="bold" style:font-weight-complex="bold"/>
    </style:style>
    <style:style style:name="P331" style:family="paragraph" style:parent-style-name="Standard">
      <style:text-properties style:font-name="Georgia" style:text-underline-style="none" fo:font-weight="bold" officeooo:rsid="038076cc" officeooo:paragraph-rsid="038076cc" style:font-weight-asian="bold" style:font-weight-complex="bold"/>
    </style:style>
    <style:style style:name="P332" style:family="paragraph" style:parent-style-name="Standard" style:list-style-name="L9">
      <style:text-properties style:font-name="Georgia" style:text-underline-style="solid" style:text-underline-width="auto" style:text-underline-color="font-color" fo:font-weight="normal" officeooo:rsid="018da122" officeooo:paragraph-rsid="018da122" style:font-weight-asian="normal" style:font-weight-complex="normal"/>
    </style:style>
    <style:style style:name="P333" style:family="paragraph" style:parent-style-name="Standard" style:list-style-name="L9">
      <style:text-properties style:font-name="Georgia" style:text-underline-style="solid" style:text-underline-width="auto" style:text-underline-color="font-color" fo:font-weight="normal" officeooo:rsid="019222c3" officeooo:paragraph-rsid="019222c3" style:font-weight-asian="normal" style:font-weight-complex="normal"/>
    </style:style>
    <style:style style:name="P334" style:family="paragraph" style:parent-style-name="Standard" style:list-style-name="L9">
      <style:text-properties style:font-name="Georgia" style:text-underline-style="solid" style:text-underline-width="auto" style:text-underline-color="font-color" fo:font-weight="normal" officeooo:rsid="019793b7" officeooo:paragraph-rsid="019793b7" style:font-weight-asian="normal" style:font-weight-complex="normal"/>
    </style:style>
    <style:style style:name="P335" style:family="paragraph" style:parent-style-name="Standard" style:list-style-name="L9">
      <style:text-properties style:font-name="Georgia" style:text-underline-style="solid" style:text-underline-width="auto" style:text-underline-color="font-color" fo:font-weight="normal" officeooo:rsid="019a3949" officeooo:paragraph-rsid="019a3949" style:font-weight-asian="normal" style:font-weight-complex="normal"/>
    </style:style>
    <style:style style:name="P336" style:family="paragraph" style:parent-style-name="Standard" style:list-style-name="L9">
      <style:text-properties style:font-name="Georgia" style:text-underline-style="solid" style:text-underline-width="auto" style:text-underline-color="font-color" fo:font-weight="normal" officeooo:rsid="01ac795b" officeooo:paragraph-rsid="01ac795b" style:font-weight-asian="normal" style:font-weight-complex="normal"/>
    </style:style>
    <style:style style:name="P337" style:family="paragraph" style:parent-style-name="Standard" style:list-style-name="L9">
      <style:text-properties style:font-name="Georgia" style:text-underline-style="solid" style:text-underline-width="auto" style:text-underline-color="font-color" fo:font-weight="normal" officeooo:rsid="0399e0b6" officeooo:paragraph-rsid="0399e0b6" style:font-weight-asian="normal" style:font-weight-complex="normal"/>
    </style:style>
    <style:style style:name="P338" style:family="paragraph" style:parent-style-name="Standard" style:list-style-name="L10">
      <style:text-properties style:font-name="Georgia" fo:font-style="italic" style:text-underline-style="none" fo:font-weight="normal" officeooo:rsid="02152989" officeooo:paragraph-rsid="02152989" style:font-style-asian="italic" style:font-weight-asian="normal" style:font-style-complex="italic" style:font-weight-complex="normal"/>
    </style:style>
    <style:style style:name="P339" style:family="paragraph" style:parent-style-name="Standard" style:list-style-name="L10">
      <style:text-properties style:font-name="Georgia" fo:font-style="italic" style:text-underline-style="none" fo:font-weight="normal" officeooo:rsid="02152989" officeooo:paragraph-rsid="0224d78c" style:font-style-asian="italic" style:font-weight-asian="normal" style:font-style-complex="italic" style:font-weight-complex="normal"/>
    </style:style>
    <style:style style:name="P340" style:family="paragraph" style:parent-style-name="Standard" style:list-style-name="L10">
      <style:text-properties style:font-name="Georgia" fo:font-style="italic" style:text-underline-style="none" fo:font-weight="normal" officeooo:rsid="02152989" officeooo:paragraph-rsid="024b0d33" style:font-style-asian="italic" style:font-weight-asian="normal" style:font-style-complex="italic" style:font-weight-complex="normal"/>
    </style:style>
    <style:style style:name="P341" style:family="paragraph" style:parent-style-name="Standard" style:list-style-name="L10">
      <style:text-properties style:font-name="Georgia" fo:font-style="italic" style:text-underline-style="none" fo:font-weight="normal" officeooo:rsid="02152989" officeooo:paragraph-rsid="02558554" style:font-style-asian="italic" style:font-weight-asian="normal" style:font-style-complex="italic" style:font-weight-complex="normal"/>
    </style:style>
    <style:style style:name="P342" style:family="paragraph" style:parent-style-name="Standard" style:list-style-name="L10">
      <style:text-properties style:font-name="Georgia" fo:font-style="italic" style:text-underline-style="none" fo:font-weight="normal" officeooo:rsid="02152989" officeooo:paragraph-rsid="026add2e" style:font-style-asian="italic" style:font-weight-asian="normal" style:font-style-complex="italic" style:font-weight-complex="normal"/>
    </style:style>
    <style:style style:name="P343" style:family="paragraph" style:parent-style-name="Standard" style:list-style-name="L10">
      <style:text-properties style:font-name="Georgia" fo:font-style="italic" style:text-underline-style="none" fo:font-weight="normal" officeooo:rsid="02152989" officeooo:paragraph-rsid="0285d763" style:font-style-asian="italic" style:font-weight-asian="normal" style:font-style-complex="italic" style:font-weight-complex="normal"/>
    </style:style>
    <style:style style:name="P344" style:family="paragraph" style:parent-style-name="Standard" style:list-style-name="L10">
      <style:text-properties style:font-name="Georgia" fo:font-style="italic" style:text-underline-style="none" fo:font-weight="normal" officeooo:rsid="02152989" officeooo:paragraph-rsid="029e154d" style:font-style-asian="italic" style:font-weight-asian="normal" style:font-style-complex="italic" style:font-weight-complex="normal"/>
    </style:style>
    <style:style style:name="P345" style:family="paragraph" style:parent-style-name="Standard" style:list-style-name="L10">
      <style:text-properties style:font-name="Georgia" fo:font-style="italic" style:text-underline-style="none" fo:font-weight="normal" officeooo:rsid="021be6b6" officeooo:paragraph-rsid="025ef326" style:font-style-asian="italic" style:font-weight-asian="normal" style:font-style-complex="italic" style:font-weight-complex="normal"/>
    </style:style>
    <style:style style:name="P346" style:family="paragraph" style:parent-style-name="Standard" style:list-style-name="L10">
      <style:text-properties style:font-name="Georgia" fo:font-style="italic" style:text-underline-style="none" fo:font-weight="normal" officeooo:rsid="021be6b6" officeooo:paragraph-rsid="024b0d33" style:font-style-asian="italic" style:font-weight-asian="normal" style:font-style-complex="italic" style:font-weight-complex="normal"/>
    </style:style>
    <style:style style:name="P347" style:family="paragraph" style:parent-style-name="Standard" style:list-style-name="L10">
      <style:text-properties style:font-name="Georgia" fo:font-style="italic" style:text-underline-style="none" fo:font-weight="normal" officeooo:rsid="021be6b6" officeooo:paragraph-rsid="02558554" style:font-style-asian="italic" style:font-weight-asian="normal" style:font-style-complex="italic" style:font-weight-complex="normal"/>
    </style:style>
    <style:style style:name="P348" style:family="paragraph" style:parent-style-name="Standard" style:list-style-name="L10">
      <style:text-properties style:font-name="Georgia" fo:font-style="italic" style:text-underline-style="none" fo:font-weight="normal" officeooo:rsid="021be6b6" officeooo:paragraph-rsid="026add2e" style:font-style-asian="italic" style:font-weight-asian="normal" style:font-style-complex="italic" style:font-weight-complex="normal"/>
    </style:style>
    <style:style style:name="P349" style:family="paragraph" style:parent-style-name="Standard" style:list-style-name="L10">
      <style:text-properties style:font-name="Georgia" fo:font-style="italic" style:text-underline-style="none" fo:font-weight="normal" officeooo:rsid="021be6b6" officeooo:paragraph-rsid="0285d763" style:font-style-asian="italic" style:font-weight-asian="normal" style:font-style-complex="italic" style:font-weight-complex="normal"/>
    </style:style>
    <style:style style:name="P350" style:family="paragraph" style:parent-style-name="Standard" style:list-style-name="L10">
      <style:text-properties style:font-name="Georgia" fo:font-style="italic" style:text-underline-style="none" fo:font-weight="normal" officeooo:rsid="021be6b6" officeooo:paragraph-rsid="029e154d" style:font-style-asian="italic" style:font-weight-asian="normal" style:font-style-complex="italic" style:font-weight-complex="normal"/>
    </style:style>
    <style:style style:name="P351" style:family="paragraph" style:parent-style-name="Standard">
      <style:paragraph-properties fo:text-align="center" style:justify-single-word="false"/>
      <style:text-properties style:font-name="Georgia" fo:font-size="12pt" style:text-underline-style="none" fo:font-weight="normal" officeooo:rsid="030a4a9e" officeooo:paragraph-rsid="030648a9" style:font-size-asian="12pt" style:font-weight-asian="normal" style:font-size-complex="12pt" style:font-weight-complex="normal"/>
    </style:style>
    <style:style style:name="P352" style:family="paragraph" style:parent-style-name="Standard">
      <style:paragraph-properties fo:text-align="center" style:justify-single-word="false"/>
      <style:text-properties style:font-name="Georgia" fo:font-size="12pt" style:text-underline-style="none" fo:font-weight="normal" officeooo:rsid="030a4a9e" officeooo:paragraph-rsid="030e17b3" style:font-size-asian="12pt" style:font-weight-asian="normal" style:font-size-complex="12pt" style:font-weight-complex="normal"/>
    </style:style>
    <style:style style:name="P353" style:family="paragraph" style:parent-style-name="Standard">
      <style:paragraph-properties fo:text-align="center" style:justify-single-word="false"/>
      <style:text-properties style:font-name="Georgia" fo:font-size="12pt" style:text-underline-style="none" fo:font-weight="normal" officeooo:rsid="020d8275" officeooo:paragraph-rsid="030e17b3" style:font-size-asian="12pt" style:font-weight-asian="normal" style:font-size-complex="12pt" style:font-weight-complex="normal"/>
    </style:style>
    <style:style style:name="P354" style:family="paragraph" style:parent-style-name="Standard" style:list-style-name="L2">
      <style:text-properties officeooo:rsid="00f73d21" officeooo:paragraph-rsid="00f73d21"/>
    </style:style>
    <style:style style:name="P355" style:family="paragraph" style:parent-style-name="Standard" style:list-style-name="L10">
      <style:text-properties officeooo:paragraph-rsid="02520751"/>
    </style:style>
    <style:style style:name="P356" style:family="paragraph" style:parent-style-name="Standard" style:list-style-name="List_20_1">
      <style:text-properties officeooo:paragraph-rsid="021be6b6"/>
    </style:style>
    <style:style style:name="P357" style:family="paragraph" style:parent-style-name="Standard" style:list-style-name="List_20_1">
      <style:text-properties officeooo:paragraph-rsid="026d839f"/>
    </style:style>
    <style:style style:name="P358" style:family="paragraph" style:parent-style-name="Standard" style:list-style-name="List_20_1">
      <loext:graphic-properties draw:fill="none"/>
      <style:paragraph-properties fo:background-color="transparent"/>
      <style:text-properties officeooo:paragraph-rsid="0278ed5e"/>
    </style:style>
    <style:style style:name="P359" style:family="paragraph" style:parent-style-name="Standard" style:list-style-name="List_20_1">
      <style:text-properties officeooo:paragraph-rsid="02a12956"/>
    </style:style>
    <style:style style:name="P360" style:family="paragraph" style:parent-style-name="Standard" style:list-style-name="List_20_1">
      <loext:graphic-properties draw:fill="none"/>
      <style:paragraph-properties fo:background-color="transparent"/>
      <style:text-properties officeooo:paragraph-rsid="02ae7cb9"/>
    </style:style>
    <style:style style:name="P361" style:family="paragraph" style:parent-style-name="Standard" style:list-style-name="List_20_1">
      <loext:graphic-properties draw:fill="none"/>
      <style:paragraph-properties fo:background-color="transparent"/>
      <style:text-properties officeooo:rsid="0224440d" officeooo:paragraph-rsid="0224440d"/>
    </style:style>
    <style:style style:name="P362" style:family="paragraph" style:parent-style-name="Standard" style:list-style-name="List_20_1">
      <loext:graphic-properties draw:fill="none"/>
      <style:paragraph-properties fo:background-color="transparent"/>
      <style:text-properties officeooo:rsid="0224440d" officeooo:paragraph-rsid="0224d78c"/>
    </style:style>
    <style:style style:name="P363" style:family="paragraph" style:parent-style-name="Standard" style:list-style-name="L10">
      <style:text-properties fo:font-weight="bold" officeooo:paragraph-rsid="02587105" style:font-weight-asian="bold" style:font-weight-complex="bold"/>
    </style:style>
    <style:style style:name="P364" style:family="paragraph" style:parent-style-name="Standard" style:list-style-name="List_20_1">
      <style:text-properties officeooo:rsid="0275fa7f" officeooo:paragraph-rsid="0275fa7f"/>
    </style:style>
    <style:style style:name="P365" style:family="paragraph" style:parent-style-name="Standard" style:list-style-name="List_20_1">
      <loext:graphic-properties draw:fill="none"/>
      <style:paragraph-properties fo:background-color="transparent"/>
      <style:text-properties officeooo:rsid="02b12432" officeooo:paragraph-rsid="02b12432"/>
    </style:style>
    <style:style style:name="P366" style:family="paragraph" style:parent-style-name="Standard" style:list-style-name="L11">
      <style:text-properties officeooo:rsid="01458199" officeooo:paragraph-rsid="01458199"/>
    </style:style>
    <style:style style:name="P367" style:family="paragraph" style:parent-style-name="Standard" style:list-style-name="L11">
      <style:text-properties officeooo:rsid="0141110f" officeooo:paragraph-rsid="0141110f"/>
    </style:style>
    <style:style style:name="P368" style:family="paragraph" style:parent-style-name="Standard">
      <style:text-properties officeooo:paragraph-rsid="032bdc00"/>
    </style:style>
    <style:style style:name="P369" style:family="paragraph" style:parent-style-name="Standard">
      <style:text-properties officeooo:paragraph-rsid="03245014"/>
    </style:style>
    <style:style style:name="P370" style:family="paragraph" style:parent-style-name="Standard">
      <style:text-properties officeooo:paragraph-rsid="0339d409"/>
    </style:style>
    <style:style style:name="P371" style:family="paragraph" style:parent-style-name="Standard">
      <style:text-properties officeooo:paragraph-rsid="0347e446"/>
    </style:style>
    <style:style style:name="P372" style:family="paragraph" style:parent-style-name="Standard">
      <style:text-properties officeooo:paragraph-rsid="0351d7b0"/>
    </style:style>
    <style:style style:name="P373" style:family="paragraph" style:parent-style-name="Standard">
      <style:text-properties officeooo:paragraph-rsid="0327cb15"/>
    </style:style>
    <style:style style:name="P374" style:family="paragraph" style:parent-style-name="Standard">
      <style:text-properties officeooo:paragraph-rsid="019c1e7c"/>
    </style:style>
    <style:style style:name="P375" style:family="paragraph" style:parent-style-name="Standard">
      <style:text-properties officeooo:rsid="027d2df0" officeooo:paragraph-rsid="03aca683"/>
    </style:style>
    <style:style style:name="P376" style:family="paragraph" style:parent-style-name="Standard">
      <loext:graphic-properties draw:fill="none"/>
      <style:paragraph-properties fo:background-color="transparent"/>
      <style:text-properties officeooo:paragraph-rsid="03b6bf4d"/>
    </style:style>
    <style:style style:name="P377" style:family="paragraph" style:parent-style-name="Standard">
      <style:text-properties officeooo:paragraph-rsid="02f31b16"/>
    </style:style>
    <style:style style:name="P378" style:family="paragraph" style:parent-style-name="Standard">
      <style:text-properties officeooo:paragraph-rsid="0377aa6c"/>
    </style:style>
    <style:style style:name="P379" style:family="paragraph" style:parent-style-name="Standard">
      <style:text-properties officeooo:rsid="03c7425e" officeooo:paragraph-rsid="03c7425e"/>
    </style:style>
    <style:style style:name="P38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1e6624" style:font-weight-asian="normal" style:font-weight-complex="normal"/>
    </style:style>
    <style:style style:name="P38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4d78c" style:font-weight-asian="normal" style:font-weight-complex="normal"/>
    </style:style>
    <style:style style:name="P38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4b0d33" style:font-weight-asian="normal" style:font-weight-complex="normal"/>
    </style:style>
    <style:style style:name="P383" style:family="paragraph" style:parent-style-name="Standard" style:list-style-name="L10">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7693f" style:font-weight-asian="normal" style:font-weight-complex="normal"/>
    </style:style>
    <style:style style:name="P38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7693f" style:font-weight-asian="normal" style:font-weight-complex="normal"/>
    </style:style>
    <style:style style:name="P38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23055a5" style:font-weight-asian="normal" style:font-weight-complex="normal"/>
    </style:style>
    <style:style style:name="P38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24b0d33" style:font-weight-asian="normal" style:font-weight-complex="normal"/>
    </style:style>
    <style:style style:name="P38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28df6ec" style:font-weight-asian="normal" style:font-weight-complex="normal"/>
    </style:style>
    <style:style style:name="P38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2944910" style:font-weight-asian="normal" style:font-weight-complex="normal"/>
    </style:style>
    <style:style style:name="P38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29e154d" style:font-weight-asian="normal" style:font-weight-complex="normal"/>
    </style:style>
    <style:style style:name="P39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2a12956" style:font-weight-asian="normal" style:font-weight-complex="normal"/>
    </style:style>
    <style:style style:name="P391" style:family="paragraph" style:parent-style-name="Table_20_Contents" style:list-style-name="L3">
      <style:text-properties style:font-name="Georgia" officeooo:rsid="012669db" officeooo:paragraph-rsid="012669db"/>
    </style:style>
    <style:style style:name="P392" style:family="paragraph" style:parent-style-name="Table_20_Contents" style:list-style-name="L3">
      <style:text-properties style:font-name="Georgia" officeooo:rsid="015db506" officeooo:paragraph-rsid="015db506"/>
    </style:style>
    <style:style style:name="P393" style:family="paragraph" style:parent-style-name="Table_20_Contents" style:list-style-name="L6">
      <style:text-properties style:font-name="Georgia" officeooo:rsid="015db506" officeooo:paragraph-rsid="015db506"/>
    </style:style>
    <style:style style:name="P394" style:family="paragraph" style:parent-style-name="Table_20_Contents" style:list-style-name="L4">
      <style:paragraph-properties fo:text-align="start" style:justify-single-word="false"/>
      <style:text-properties style:font-name="Georgia" officeooo:rsid="0122ff9d" officeooo:paragraph-rsid="0122ff9d"/>
    </style:style>
    <style:style style:name="P395" style:family="paragraph" style:parent-style-name="Table_20_Contents" style:list-style-name="L4">
      <style:text-properties style:font-name="Georgia" officeooo:rsid="011f036e" officeooo:paragraph-rsid="011f036e"/>
    </style:style>
    <style:style style:name="P396" style:family="paragraph" style:parent-style-name="Table_20_Contents" style:list-style-name="L5">
      <style:text-properties style:font-name="Georgia" officeooo:rsid="011f036e" officeooo:paragraph-rsid="01244dc8"/>
    </style:style>
    <style:style style:name="P397" style:family="paragraph" style:parent-style-name="Table_20_Contents" style:list-style-name="L4">
      <style:text-properties style:font-name="Georgia" officeooo:rsid="01244dc8" officeooo:paragraph-rsid="01244dc8"/>
    </style:style>
    <style:style style:name="P398" style:family="paragraph" style:parent-style-name="Table_20_Contents" style:list-style-name="L5">
      <style:text-properties style:font-name="Georgia" officeooo:rsid="01244dc8" officeooo:paragraph-rsid="01244dc8"/>
    </style:style>
    <style:style style:name="P399" style:family="paragraph" style:parent-style-name="Table_20_Contents" style:list-style-name="L6">
      <style:text-properties style:font-name="Georgia" officeooo:rsid="01244dc8" officeooo:paragraph-rsid="01244dc8"/>
    </style:style>
    <style:style style:name="P400" style:family="paragraph" style:parent-style-name="Table_20_Contents">
      <style:paragraph-properties fo:text-align="center" style:justify-single-word="false"/>
      <style:text-properties style:font-name="Georgia" officeooo:rsid="032e7bac" officeooo:paragraph-rsid="032e7bac"/>
    </style:style>
    <style:style style:name="P401" style:family="paragraph" style:parent-style-name="Table_20_Contents">
      <style:paragraph-properties fo:text-align="center" style:justify-single-word="false"/>
      <style:text-properties style:font-name="Georgia"/>
    </style:style>
    <style:style style:name="P402" style:family="paragraph" style:parent-style-name="Table_20_Contents">
      <style:paragraph-properties fo:text-align="center" style:justify-single-word="false"/>
      <style:text-properties style:font-name="Georgia" officeooo:rsid="032f0c2c" officeooo:paragraph-rsid="032f0c2c"/>
    </style:style>
    <style:style style:name="P403" style:family="paragraph" style:parent-style-name="Table_20_Contents" style:list-style-name="L4">
      <style:text-properties officeooo:paragraph-rsid="011f036e"/>
    </style:style>
    <style:style style:name="P404" style:family="paragraph" style:parent-style-name="Table_20_Contents" style:list-style-name="L4">
      <style:text-properties officeooo:paragraph-rsid="01244dc8"/>
    </style:style>
    <style:style style:name="P405" style:family="paragraph" style:parent-style-name="Table_20_Contents" style:list-style-name="L5">
      <style:text-properties officeooo:paragraph-rsid="015db506"/>
    </style:style>
    <style:style style:name="P406" style:family="paragraph" style:parent-style-name="Table_20_Contents" style:list-style-name="L5">
      <style:text-properties officeooo:rsid="012843f4" officeooo:paragraph-rsid="012843f4"/>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style:text-underline-style="none"/>
    </style:style>
    <style:style style:name="T6" style:family="text">
      <style:text-properties style:text-underline-style="none" officeooo:rsid="001d790b"/>
    </style:style>
    <style:style style:name="T7" style:family="text">
      <style:text-properties style:text-underline-style="none" officeooo:rsid="0045fc93"/>
    </style:style>
    <style:style style:name="T8" style:family="text">
      <style:text-properties style:text-underline-style="none" officeooo:rsid="000dba5d"/>
    </style:style>
    <style:style style:name="T9" style:family="text">
      <style:text-properties style:text-underline-style="none" officeooo:rsid="00476bc0"/>
    </style:style>
    <style:style style:name="T10" style:family="text">
      <style:text-properties style:text-underline-style="none" officeooo:rsid="00268bbc"/>
    </style:style>
    <style:style style:name="T11" style:family="text">
      <style:text-properties style:text-underline-style="none" officeooo:rsid="0003d11e"/>
    </style:style>
    <style:style style:name="T12" style:family="text">
      <style:text-properties style:text-underline-style="none" officeooo:rsid="00480c6c"/>
    </style:style>
    <style:style style:name="T13" style:family="text">
      <style:text-properties style:text-underline-style="none" officeooo:rsid="00497426"/>
    </style:style>
    <style:style style:name="T14" style:family="text">
      <style:text-properties style:text-underline-style="none" officeooo:rsid="004b4cfe"/>
    </style:style>
    <style:style style:name="T15" style:family="text">
      <style:text-properties style:text-underline-style="none" officeooo:rsid="004f25d2"/>
    </style:style>
    <style:style style:name="T16" style:family="text">
      <style:text-properties style:text-underline-style="none" officeooo:rsid="00530ccb"/>
    </style:style>
    <style:style style:name="T17" style:family="text">
      <style:text-properties style:text-underline-style="none" officeooo:rsid="00599295"/>
    </style:style>
    <style:style style:name="T18" style:family="text">
      <style:text-properties style:text-underline-style="none" officeooo:rsid="00674744"/>
    </style:style>
    <style:style style:name="T19" style:family="text">
      <style:text-properties style:text-underline-style="none" officeooo:rsid="00689f12"/>
    </style:style>
    <style:style style:name="T20" style:family="text">
      <style:text-properties style:text-underline-style="none" officeooo:rsid="00694930"/>
    </style:style>
    <style:style style:name="T21" style:family="text">
      <style:text-properties style:text-underline-style="none" officeooo:rsid="006a9a46"/>
    </style:style>
    <style:style style:name="T22" style:family="text">
      <style:text-properties style:text-underline-style="none" officeooo:rsid="006c2ac8"/>
    </style:style>
    <style:style style:name="T23" style:family="text">
      <style:text-properties style:text-underline-style="none" officeooo:rsid="006e2328"/>
    </style:style>
    <style:style style:name="T24" style:family="text">
      <style:text-properties style:text-underline-style="none" officeooo:rsid="00750d49"/>
    </style:style>
    <style:style style:name="T25" style:family="text">
      <style:text-properties style:text-underline-style="none" officeooo:rsid="00768c17"/>
    </style:style>
    <style:style style:name="T26" style:family="text">
      <style:text-properties style:text-underline-style="none" officeooo:rsid="007ee91c"/>
    </style:style>
    <style:style style:name="T27" style:family="text">
      <style:text-properties style:text-underline-style="none" officeooo:rsid="0081973d"/>
    </style:style>
    <style:style style:name="T28" style:family="text">
      <style:text-properties style:text-underline-style="none" officeooo:rsid="00870e20"/>
    </style:style>
    <style:style style:name="T29" style:family="text">
      <style:text-properties style:text-underline-style="none" fo:font-weight="normal" style:font-weight-asian="normal" style:font-weight-complex="normal"/>
    </style:style>
    <style:style style:name="T30" style:family="text">
      <style:text-properties officeooo:rsid="00049bb4"/>
    </style:style>
    <style:style style:name="T31" style:family="text">
      <style:text-properties officeooo:rsid="0005444d"/>
    </style:style>
    <style:style style:name="T32" style:family="text">
      <style:text-properties officeooo:rsid="00057657"/>
    </style:style>
    <style:style style:name="T33" style:family="text">
      <style:text-properties officeooo:rsid="000cb829"/>
    </style:style>
    <style:style style:name="T34" style:family="text">
      <style:text-properties officeooo:rsid="001558d2"/>
    </style:style>
    <style:style style:name="T35" style:family="text">
      <style:text-properties officeooo:rsid="00167077"/>
    </style:style>
    <style:style style:name="T36" style:family="text">
      <style:text-properties officeooo:rsid="001a8078"/>
    </style:style>
    <style:style style:name="T37" style:family="text">
      <style:text-properties officeooo:rsid="0026eae7"/>
    </style:style>
    <style:style style:name="T38" style:family="text">
      <style:text-properties officeooo:rsid="002fcd75"/>
    </style:style>
    <style:style style:name="T39" style:family="text">
      <style:text-properties officeooo:rsid="0033ddea"/>
    </style:style>
    <style:style style:name="T40" style:family="text">
      <style:text-properties officeooo:rsid="003b009a"/>
    </style:style>
    <style:style style:name="T41" style:family="text">
      <style:text-properties officeooo:rsid="00424945"/>
    </style:style>
    <style:style style:name="T42" style:family="text">
      <style:text-properties officeooo:rsid="0060f537"/>
    </style:style>
    <style:style style:name="T43" style:family="text">
      <style:text-properties officeooo:rsid="0073cfaf"/>
    </style:style>
    <style:style style:name="T44" style:family="text">
      <style:text-properties officeooo:rsid="0078bc25"/>
    </style:style>
    <style:style style:name="T45" style:family="text">
      <style:text-properties officeooo:rsid="0084efd6"/>
    </style:style>
    <style:style style:name="T46" style:family="text">
      <style:text-properties officeooo:rsid="00870e20"/>
    </style:style>
    <style:style style:name="T47" style:family="text">
      <style:text-properties officeooo:rsid="008f8647"/>
    </style:style>
    <style:style style:name="T48" style:family="text">
      <style:text-properties officeooo:rsid="0090ac85"/>
    </style:style>
    <style:style style:name="T49" style:family="text">
      <style:text-properties officeooo:rsid="00941f28"/>
    </style:style>
    <style:style style:name="T50" style:family="text">
      <style:text-properties officeooo:rsid="00943450"/>
    </style:style>
    <style:style style:name="T51" style:family="text">
      <style:text-properties officeooo:rsid="009a9955"/>
    </style:style>
    <style:style style:name="T52" style:family="text">
      <style:text-properties officeooo:rsid="009c5389"/>
    </style:style>
    <style:style style:name="T53" style:family="text">
      <style:text-properties officeooo:rsid="00a194f7"/>
    </style:style>
    <style:style style:name="T54" style:family="text">
      <style:text-properties officeooo:rsid="00a2bd2e"/>
    </style:style>
    <style:style style:name="T55" style:family="text">
      <style:text-properties officeooo:rsid="00a49062"/>
    </style:style>
    <style:style style:name="T56" style:family="text">
      <style:text-properties officeooo:rsid="00a81502"/>
    </style:style>
    <style:style style:name="T57" style:family="text">
      <style:text-properties officeooo:rsid="00aa1d2c"/>
    </style:style>
    <style:style style:name="T58" style:family="text">
      <style:text-properties officeooo:rsid="00aa38bf"/>
    </style:style>
    <style:style style:name="T59" style:family="text">
      <style:text-properties officeooo:rsid="00b2d437"/>
    </style:style>
    <style:style style:name="T60" style:family="text">
      <style:text-properties officeooo:rsid="00b76be7"/>
    </style:style>
    <style:style style:name="T61" style:family="text">
      <style:text-properties fo:font-weight="normal" style:font-weight-asian="normal" style:font-weight-complex="normal"/>
    </style:style>
    <style:style style:name="T62" style:family="text">
      <style:text-properties fo:font-weight="normal" officeooo:rsid="00e1aa35" style:font-weight-asian="normal" style:font-weight-complex="normal"/>
    </style:style>
    <style:style style:name="T63" style:family="text">
      <style:text-properties fo:font-weight="normal" officeooo:rsid="00e21151" style:font-weight-asian="normal" style:font-weight-complex="normal"/>
    </style:style>
    <style:style style:name="T64" style:family="text">
      <style:text-properties fo:font-weight="normal" officeooo:rsid="00e473a6" style:font-weight-asian="normal" style:font-weight-complex="normal"/>
    </style:style>
    <style:style style:name="T65" style:family="text">
      <style:text-properties fo:font-weight="normal" officeooo:rsid="00e54a31" style:font-weight-asian="normal" style:font-weight-complex="normal"/>
    </style:style>
    <style:style style:name="T66" style:family="text">
      <style:text-properties fo:font-weight="normal" officeooo:rsid="00e71710" style:font-weight-asian="normal" style:font-weight-complex="normal"/>
    </style:style>
    <style:style style:name="T67" style:family="text">
      <style:text-properties fo:font-weight="normal" officeooo:rsid="00eba4be" style:font-weight-asian="normal" style:font-weight-complex="normal"/>
    </style:style>
    <style:style style:name="T68" style:family="text">
      <style:text-properties fo:font-weight="normal" officeooo:rsid="00ec8928" style:font-weight-asian="normal" style:font-weight-complex="normal"/>
    </style:style>
    <style:style style:name="T69" style:family="text">
      <style:text-properties fo:font-weight="normal" officeooo:rsid="00ee1d54" style:font-weight-asian="normal" style:font-weight-complex="normal"/>
    </style:style>
    <style:style style:name="T70" style:family="text">
      <style:text-properties fo:font-weight="normal" officeooo:rsid="00eec7ab" style:font-weight-asian="normal" style:font-weight-complex="normal"/>
    </style:style>
    <style:style style:name="T71" style:family="text">
      <style:text-properties fo:font-weight="normal" officeooo:rsid="00df1d78" style:font-weight-asian="normal" style:font-weight-complex="normal"/>
    </style:style>
    <style:style style:name="T72" style:family="text">
      <style:text-properties fo:font-weight="normal" officeooo:rsid="00ffab49" style:font-weight-asian="normal" style:font-weight-complex="normal"/>
    </style:style>
    <style:style style:name="T73" style:family="text">
      <style:text-properties fo:font-weight="normal" officeooo:rsid="01eb7447" style:font-weight-asian="normal" style:font-weight-complex="normal"/>
    </style:style>
    <style:style style:name="T74" style:family="text">
      <style:text-properties fo:font-weight="normal" officeooo:rsid="03762397" style:font-weight-asian="normal" style:font-weight-complex="normal"/>
    </style:style>
    <style:style style:name="T75" style:family="text">
      <style:text-properties fo:font-weight="normal" officeooo:rsid="037680b0" style:font-weight-asian="normal" style:font-weight-complex="normal"/>
    </style:style>
    <style:style style:name="T76" style:family="text">
      <style:text-properties fo:font-weight="normal" officeooo:rsid="03787693" style:font-weight-asian="normal" style:font-weight-complex="normal"/>
    </style:style>
    <style:style style:name="T77" style:family="text">
      <style:text-properties fo:font-weight="normal" officeooo:rsid="038deb0d" style:font-weight-asian="normal" style:font-weight-complex="normal"/>
    </style:style>
    <style:style style:name="T78" style:family="text">
      <style:text-properties fo:font-weight="normal" officeooo:rsid="038fd827" style:font-weight-asian="normal" style:font-weight-complex="normal"/>
    </style:style>
    <style:style style:name="T79" style:family="text">
      <style:text-properties fo:font-weight="normal" officeooo:rsid="03c0e7e0" style:font-weight-asian="normal" style:font-weight-complex="normal"/>
    </style:style>
    <style:style style:name="T80" style:family="text">
      <style:text-properties fo:font-weight="normal" officeooo:rsid="03c2d2fa" style:font-weight-asian="normal" style:font-weight-complex="normal"/>
    </style:style>
    <style:style style:name="T81" style:family="text">
      <style:text-properties officeooo:rsid="00bc8f9e"/>
    </style:style>
    <style:style style:name="T82" style:family="text">
      <style:text-properties officeooo:rsid="00c2ed9c"/>
    </style:style>
    <style:style style:name="T83" style:family="text">
      <style:text-properties fo:font-variant="normal" fo:text-transform="none" fo:color="#3f3f3f" style:font-name="Roboto" fo:font-size="12.75pt" fo:letter-spacing="normal" fo:font-style="normal" fo:font-weight="normal"/>
    </style:style>
    <style:style style:name="T84" style:family="text">
      <style:text-properties fo:font-variant="normal" fo:text-transform="none" fo:color="#222222" style:font-name="sans-serif" fo:font-size="10.5pt" fo:letter-spacing="normal" fo:font-style="normal" fo:font-weight="normal" style:font-weight-asian="normal" style:font-weight-complex="normal"/>
    </style:style>
    <style:style style:name="T85"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86" style:family="text">
      <style:text-properties fo:font-variant="normal" fo:text-transform="none" fo:color="#222222" fo:letter-spacing="normal" fo:font-weight="normal" officeooo:rsid="00e21151" style:font-weight-asian="normal" style:font-weight-complex="normal"/>
    </style:style>
    <style:style style:name="T87"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88"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89"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90"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91"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92"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93" style:family="text">
      <style:text-properties fo:font-variant="normal" fo:text-transform="none" fo:color="#000000" style:font-name="Linux Libertine" fo:letter-spacing="normal" fo:language="es" fo:country="ES" fo:font-style="normal" officeooo:rsid="0102c26d"/>
    </style:style>
    <style:style style:name="T94" style:family="text">
      <style:text-properties fo:font-variant="normal" fo:text-transform="none" fo:color="#000000" style:font-name="Linux Libertine" fo:letter-spacing="normal" fo:language="es" fo:country="ES" fo:font-style="normal" officeooo:rsid="0108abef"/>
    </style:style>
    <style:style style:name="T95" style:family="text">
      <style:text-properties fo:font-variant="normal" fo:text-transform="none" fo:color="#000000" fo:letter-spacing="normal" fo:language="es" fo:country="ES" fo:font-style="normal" officeooo:rsid="00ffab49"/>
    </style:style>
    <style:style style:name="T96" style:family="text">
      <style:text-properties fo:font-variant="normal" fo:text-transform="none" fo:color="#000000" fo:letter-spacing="normal" fo:language="es" fo:country="ES" fo:font-style="normal" officeooo:rsid="0108abef"/>
    </style:style>
    <style:style style:name="T97"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98"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99" style:family="text">
      <style:text-properties fo:font-variant="normal" fo:text-transform="none" fo:color="#000000" style:font-name="sans-serif" fo:font-size="9pt" fo:letter-spacing="normal" fo:font-style="normal" fo:font-weight="normal"/>
    </style:style>
    <style:style style:name="T100" style:family="text">
      <style:text-properties fo:font-variant="normal" fo:text-transform="none" fo:color="#000000" style:text-line-through-style="none" style:text-line-through-type="none" style:font-name="Gregoria" fo:font-size="12pt" fo:font-style="normal" fo:font-weight="normal" style:text-blinking="false" fo:background-color="transparent" loext:char-shading-value="0" style:font-size-asian="12pt" style:font-size-complex="12pt"/>
    </style:style>
    <style:style style:name="T101" style:family="text">
      <style:text-properties fo:font-variant="normal" fo:text-transform="none" fo:color="#000000" style:text-line-through-style="none" style:text-line-through-type="none" style:font-name="Gregoria" fo:font-size="12pt" fo:font-style="normal" fo:font-weight="normal" officeooo:rsid="02105a6c" style:text-blinking="false" fo:background-color="transparent" loext:char-shading-value="0" style:font-size-asian="12pt" style:font-size-complex="12pt"/>
    </style:style>
    <style:style style:name="T102" style:family="text">
      <style:text-properties fo:font-variant="normal" fo:text-transform="none" fo:color="#000000" style:text-line-through-style="none" style:text-line-through-type="none" fo:font-style="normal" style:text-blinking="false" fo:background-color="transparent" loext:char-shading-value="0"/>
    </style:style>
    <style:style style:name="T103"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04" style:family="text">
      <style:text-properties fo:font-variant="normal" fo:text-transform="none" fo:color="#505050" style:font-name="Source Sans Pro" fo:font-size="10.5pt" fo:letter-spacing="normal" fo:font-style="normal" fo:font-weight="normal"/>
    </style:style>
    <style:style style:name="T105" style:family="text">
      <style:text-properties fo:font-variant="normal" fo:text-transform="none" fo:color="#505050" style:font-name="Source Sans Pro" fo:font-size="10.5pt" fo:letter-spacing="normal" fo:font-style="normal" fo:font-weight="bold" loext:padding="0cm" loext:border="none"/>
    </style:style>
    <style:style style:name="T106" style:family="text">
      <style:text-properties fo:font-variant="normal" fo:text-transform="none" fo:color="#505050" fo:letter-spacing="normal"/>
    </style:style>
    <style:style style:name="T107" style:family="text">
      <style:text-properties fo:font-variant="normal" fo:text-transform="none" fo:color="#333333" style:font-name="Open Sans" fo:font-size="12pt" fo:letter-spacing="normal" fo:font-style="normal"/>
    </style:style>
    <style:style style:name="T108" style:family="text">
      <style:text-properties fo:font-variant="normal" fo:text-transform="none" fo:color="#333333" style:font-name="Open Sans" fo:font-size="12pt" fo:letter-spacing="normal" fo:font-style="normal" fo:font-weight="normal"/>
    </style:style>
    <style:style style:name="T109"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10" style:family="text">
      <style:text-properties style:text-underline-style="solid" style:text-underline-width="auto" style:text-underline-color="font-color" officeooo:rsid="00c2ed9c"/>
    </style:style>
    <style:style style:name="T111" style:family="text">
      <style:text-properties officeooo:rsid="00d730d0"/>
    </style:style>
    <style:style style:name="T112" style:family="text">
      <style:text-properties officeooo:rsid="00d797b9"/>
    </style:style>
    <style:style style:name="T113" style:family="text">
      <style:text-properties style:font-name="Georgia"/>
    </style:style>
    <style:style style:name="T114" style:family="text">
      <style:text-properties style:font-name="Georgia" fo:font-weight="normal" style:font-weight-asian="normal" style:font-weight-complex="normal"/>
    </style:style>
    <style:style style:name="T115" style:family="text">
      <style:text-properties style:font-name="Georgia" fo:font-weight="normal" officeooo:rsid="00e0f480" style:font-weight-asian="normal" style:font-weight-complex="normal"/>
    </style:style>
    <style:style style:name="T116" style:family="text">
      <style:text-properties style:font-name="Georgia" fo:font-weight="normal" officeooo:rsid="00e1aa35" style:font-weight-asian="normal" style:font-weight-complex="normal"/>
    </style:style>
    <style:style style:name="T117" style:family="text">
      <style:text-properties style:font-name="Georgia" fo:font-weight="normal" officeooo:rsid="00e21151" style:font-weight-asian="normal" style:font-weight-complex="normal"/>
    </style:style>
    <style:style style:name="T118" style:family="text">
      <style:text-properties style:font-name="Georgia" fo:font-weight="normal" officeooo:rsid="00e78cb3" style:font-weight-asian="normal" style:font-weight-complex="normal"/>
    </style:style>
    <style:style style:name="T119" style:family="text">
      <style:text-properties style:font-name="Georgia" fo:font-weight="normal" officeooo:rsid="00e7c5cc" style:font-weight-asian="normal" style:font-weight-complex="normal"/>
    </style:style>
    <style:style style:name="T120" style:family="text">
      <style:text-properties style:font-name="Georgia" fo:font-weight="normal" officeooo:rsid="00f3c763" style:font-weight-asian="normal" style:font-weight-complex="normal"/>
    </style:style>
    <style:style style:name="T121" style:family="text">
      <style:text-properties style:font-name="Georgia" fo:font-weight="normal" officeooo:rsid="00f4827c" style:font-weight-asian="normal" style:font-weight-complex="normal"/>
    </style:style>
    <style:style style:name="T122" style:family="text">
      <style:text-properties style:font-name="Georgia" fo:font-weight="normal" officeooo:rsid="00f60d6f" style:font-weight-asian="normal" style:font-weight-complex="normal"/>
    </style:style>
    <style:style style:name="T123" style:family="text">
      <style:text-properties style:font-name="Georgia" fo:font-weight="normal" officeooo:rsid="00ff779e" style:font-weight-asian="normal" style:font-weight-complex="normal"/>
    </style:style>
    <style:style style:name="T124" style:family="text">
      <style:text-properties style:font-name="Georgia" fo:font-weight="normal" officeooo:rsid="00ffab49" style:font-weight-asian="normal" style:font-weight-complex="normal"/>
    </style:style>
    <style:style style:name="T125" style:family="text">
      <style:text-properties style:font-name="Georgia" fo:font-weight="normal" officeooo:rsid="00df1d78" style:font-weight-asian="normal" style:font-weight-complex="normal"/>
    </style:style>
    <style:style style:name="T126" style:family="text">
      <style:text-properties style:font-name="Georgia" fo:font-weight="normal" officeooo:rsid="01065f2e" style:font-weight-asian="normal" style:font-weight-complex="normal"/>
    </style:style>
    <style:style style:name="T127" style:family="text">
      <style:text-properties style:font-name="Georgia" fo:font-weight="normal" officeooo:rsid="0106ce4c" style:font-weight-asian="normal" style:font-weight-complex="normal"/>
    </style:style>
    <style:style style:name="T128" style:family="text">
      <style:text-properties style:font-name="Georgia" fo:font-weight="normal" officeooo:rsid="00e71710" style:font-weight-asian="normal" style:font-weight-complex="normal"/>
    </style:style>
    <style:style style:name="T129" style:family="text">
      <style:text-properties style:font-name="Georgia" fo:font-weight="normal" officeooo:rsid="0108abef" style:font-weight-asian="normal" style:font-weight-complex="normal"/>
    </style:style>
    <style:style style:name="T130" style:family="text">
      <style:text-properties style:font-name="Georgia" fo:font-weight="normal" officeooo:rsid="010b0935" style:font-weight-asian="normal" style:font-weight-complex="normal"/>
    </style:style>
    <style:style style:name="T131" style:family="text">
      <style:text-properties style:font-name="Georgia" fo:font-weight="normal" officeooo:rsid="010b66dd" style:font-weight-asian="normal" style:font-weight-complex="normal"/>
    </style:style>
    <style:style style:name="T132" style:family="text">
      <style:text-properties style:font-name="Georgia" fo:font-weight="normal" officeooo:rsid="00f2a553" style:font-weight-asian="normal" style:font-weight-complex="normal"/>
    </style:style>
    <style:style style:name="T133" style:family="text">
      <style:text-properties style:font-name="Georgia" fo:font-weight="normal" officeooo:rsid="010fc025" style:font-weight-asian="normal" style:font-weight-complex="normal"/>
    </style:style>
    <style:style style:name="T134" style:family="text">
      <style:text-properties style:font-name="Georgia" style:text-underline-style="solid" style:text-underline-width="auto" style:text-underline-color="font-color" fo:font-weight="normal" style:font-weight-asian="normal" style:font-weight-complex="normal"/>
    </style:style>
    <style:style style:name="T135" style:family="text">
      <style:text-properties style:font-name="Georgia" style:text-underline-style="solid" style:text-underline-width="auto" style:text-underline-color="font-color" fo:font-weight="normal" officeooo:rsid="00e78cb3" style:font-weight-asian="normal" style:font-weight-complex="normal"/>
    </style:style>
    <style:style style:name="T136" style:family="text">
      <style:text-properties style:font-name="Georgia" style:text-underline-style="solid" style:text-underline-width="auto" style:text-underline-color="font-color" fo:font-weight="normal" officeooo:rsid="00efdb5d" style:font-weight-asian="normal" style:font-weight-complex="normal"/>
    </style:style>
    <style:style style:name="T137" style:family="text">
      <style:text-properties style:font-name="Georgia" fo:font-weight="bold" officeooo:rsid="00f4827c" style:font-weight-asian="bold" style:font-weight-complex="bold"/>
    </style:style>
    <style:style style:name="T138"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39"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40" style:family="text">
      <style:text-properties style:font-name="Georgia" fo:font-style="italic" style:text-underline-style="none" fo:font-weight="normal" officeooo:rsid="02520751" style:font-style-asian="italic" style:font-weight-asian="normal" style:font-style-complex="italic" style:font-weight-complex="normal"/>
    </style:style>
    <style:style style:name="T141" style:family="text">
      <style:text-properties style:font-name="Georgia" fo:font-size="12pt" fo:font-weight="normal" officeooo:rsid="010a80aa" style:font-size-asian="12pt" style:font-weight-asian="normal" style:font-size-complex="12pt" style:font-weight-complex="normal"/>
    </style:style>
    <style:style style:name="T142" style:family="text">
      <style:text-properties style:font-name="Georgia" fo:font-size="12pt" style:text-underline-style="none" fo:font-weight="normal" officeooo:rsid="03099c22" style:font-size-asian="12pt" style:font-weight-asian="normal" style:font-size-complex="12pt" style:font-weight-complex="normal"/>
    </style:style>
    <style:style style:name="T143" style:family="text">
      <style:text-properties style:font-name="Georgia" fo:font-size="12pt" style:text-underline-style="none" fo:font-weight="normal" officeooo:rsid="020d8275" style:font-size-asian="12pt" style:font-weight-asian="normal" style:font-size-complex="12pt" style:font-weight-complex="normal"/>
    </style:style>
    <style:style style:name="T144" style:family="text">
      <style:text-properties style:font-name="Georgia" fo:font-size="12pt" style:text-underline-style="none" fo:font-weight="normal" officeooo:rsid="030f7246" style:font-size-asian="12pt" style:font-weight-asian="normal" style:font-size-complex="12pt" style:font-weight-complex="normal"/>
    </style:style>
    <style:style style:name="T145" style:family="text">
      <style:text-properties style:font-name="Georgia" fo:font-size="12pt" style:text-underline-style="none" fo:font-weight="normal" officeooo:rsid="03102ac5" style:font-size-asian="12pt" style:font-weight-asian="normal" style:font-size-complex="12pt" style:font-weight-complex="normal"/>
    </style:style>
    <style:style style:name="T146" style:family="text">
      <style:text-properties style:font-name="Georgia" fo:font-size="12pt" style:text-underline-style="none" fo:font-weight="normal" officeooo:rsid="02f31b16" style:font-size-asian="12pt" style:font-weight-asian="normal" style:font-size-complex="12pt" style:font-weight-complex="normal"/>
    </style:style>
    <style:style style:name="T147" style:family="text">
      <style:text-properties style:font-name="Georgia" fo:font-size="12pt" style:text-underline-style="none" fo:font-weight="normal" officeooo:rsid="03b910c5" style:font-size-asian="12pt" style:font-weight-asian="normal" style:font-size-complex="12pt" style:font-weight-complex="normal"/>
    </style:style>
    <style:style style:name="T148" style:family="text">
      <style:text-properties style:font-name="Georgia" fo:font-size="12pt" style:text-underline-style="none" fo:font-weight="normal" officeooo:rsid="03b9c967" style:font-size-asian="12pt" style:font-weight-asian="normal" style:font-size-complex="12pt" style:font-weight-complex="normal"/>
    </style:style>
    <style:style style:name="T149" style:family="text">
      <style:text-properties style:font-name="Georgia" officeooo:rsid="011f036e"/>
    </style:style>
    <style:style style:name="T150" style:family="text">
      <style:text-properties style:font-name="Georgia" officeooo:rsid="01244dc8"/>
    </style:style>
    <style:style style:name="T151" style:family="text">
      <style:text-properties style:font-name="Georgia" style:text-underline-style="none" fo:font-weight="normal" style:font-weight-asian="normal" style:font-weight-complex="normal"/>
    </style:style>
    <style:style style:name="T152" style:family="text">
      <style:text-properties style:font-name="Georgia" style:text-underline-style="none" fo:font-weight="normal" officeooo:rsid="012dde04" style:font-weight-asian="normal" style:font-weight-complex="normal"/>
    </style:style>
    <style:style style:name="T153" style:family="text">
      <style:text-properties style:font-name="Georgia" style:text-underline-style="none" fo:font-weight="normal" officeooo:rsid="01356eb7" style:font-weight-asian="normal" style:font-weight-complex="normal"/>
    </style:style>
    <style:style style:name="T154" style:family="text">
      <style:text-properties style:font-name="Georgia" style:text-underline-style="none" fo:font-weight="normal" officeooo:rsid="013967e8" style:font-weight-asian="normal" style:font-weight-complex="normal"/>
    </style:style>
    <style:style style:name="T155" style:family="text">
      <style:text-properties style:font-name="Georgia" style:text-underline-style="none" fo:font-weight="normal" officeooo:rsid="0139cb22" style:font-weight-asian="normal" style:font-weight-complex="normal"/>
    </style:style>
    <style:style style:name="T156" style:family="text">
      <style:text-properties style:font-name="Georgia" style:text-underline-style="none" fo:font-weight="normal" officeooo:rsid="013bd438" style:font-weight-asian="normal" style:font-weight-complex="normal"/>
    </style:style>
    <style:style style:name="T157" style:family="text">
      <style:text-properties style:font-name="Georgia" style:text-underline-style="none" fo:font-weight="normal" officeooo:rsid="013cd5ec" style:font-weight-asian="normal" style:font-weight-complex="normal"/>
    </style:style>
    <style:style style:name="T158" style:family="text">
      <style:text-properties style:font-name="Georgia" style:text-underline-style="none" fo:font-weight="normal" officeooo:rsid="0137fb2d" style:font-weight-asian="normal" style:font-weight-complex="normal"/>
    </style:style>
    <style:style style:name="T159" style:family="text">
      <style:text-properties style:font-name="Georgia" style:text-underline-style="none" fo:font-weight="normal" officeooo:rsid="013f6736" style:font-weight-asian="normal" style:font-weight-complex="normal"/>
    </style:style>
    <style:style style:name="T160" style:family="text">
      <style:text-properties style:font-name="Georgia" style:text-underline-style="none" fo:font-weight="normal" officeooo:rsid="0141110f" style:font-weight-asian="normal" style:font-weight-complex="normal"/>
    </style:style>
    <style:style style:name="T161" style:family="text">
      <style:text-properties style:font-name="Georgia" style:text-underline-style="none" fo:font-weight="normal" officeooo:rsid="01447eaf" style:font-weight-asian="normal" style:font-weight-complex="normal"/>
    </style:style>
    <style:style style:name="T162" style:family="text">
      <style:text-properties style:font-name="Georgia" style:text-underline-style="none" fo:font-weight="normal" officeooo:rsid="0147a0a0" style:font-weight-asian="normal" style:font-weight-complex="normal"/>
    </style:style>
    <style:style style:name="T163" style:family="text">
      <style:text-properties style:font-name="Georgia" style:text-underline-style="none" fo:font-weight="normal" officeooo:rsid="0147f021" style:font-weight-asian="normal" style:font-weight-complex="normal"/>
    </style:style>
    <style:style style:name="T164" style:family="text">
      <style:text-properties style:font-name="Georgia" style:text-underline-style="none" fo:font-weight="normal" officeooo:rsid="014a0bad" style:font-weight-asian="normal" style:font-weight-complex="normal"/>
    </style:style>
    <style:style style:name="T165" style:family="text">
      <style:text-properties style:font-name="Georgia" style:text-underline-style="none" fo:font-weight="normal" officeooo:rsid="0154f4c1" style:font-weight-asian="normal" style:font-weight-complex="normal"/>
    </style:style>
    <style:style style:name="T166" style:family="text">
      <style:text-properties style:font-name="Georgia" style:text-underline-style="none" fo:font-weight="normal" officeooo:rsid="01605488" style:font-weight-asian="normal" style:font-weight-complex="normal"/>
    </style:style>
    <style:style style:name="T167" style:family="text">
      <style:text-properties style:font-name="Georgia" style:text-underline-style="none" fo:font-weight="normal" officeooo:rsid="01622682" style:font-weight-asian="normal" style:font-weight-complex="normal"/>
    </style:style>
    <style:style style:name="T168" style:family="text">
      <style:text-properties style:font-name="Georgia" style:text-underline-style="none" fo:font-weight="normal" officeooo:rsid="01637d8d" style:font-weight-asian="normal" style:font-weight-complex="normal"/>
    </style:style>
    <style:style style:name="T169" style:family="text">
      <style:text-properties style:font-name="Georgia" style:text-underline-style="none" fo:font-weight="normal" officeooo:rsid="0164459d" style:font-weight-asian="normal" style:font-weight-complex="normal"/>
    </style:style>
    <style:style style:name="T170" style:family="text">
      <style:text-properties style:font-name="Georgia" style:text-underline-style="none" fo:font-weight="normal" officeooo:rsid="016a799c" style:font-weight-asian="normal" style:font-weight-complex="normal"/>
    </style:style>
    <style:style style:name="T171" style:family="text">
      <style:text-properties style:font-name="Georgia" style:text-underline-style="none" fo:font-weight="normal" officeooo:rsid="01664a23" style:font-weight-asian="normal" style:font-weight-complex="normal"/>
    </style:style>
    <style:style style:name="T172" style:family="text">
      <style:text-properties style:font-name="Georgia" style:text-underline-style="none" fo:font-weight="normal" officeooo:rsid="01668ca3" style:font-weight-asian="normal" style:font-weight-complex="normal"/>
    </style:style>
    <style:style style:name="T173" style:family="text">
      <style:text-properties style:font-name="Georgia" style:text-underline-style="none" fo:font-weight="normal" officeooo:rsid="016a2909" style:font-weight-asian="normal" style:font-weight-complex="normal"/>
    </style:style>
    <style:style style:name="T174" style:family="text">
      <style:text-properties style:font-name="Georgia" style:text-underline-style="none" fo:font-weight="normal" officeooo:rsid="016e3240" style:font-weight-asian="normal" style:font-weight-complex="normal"/>
    </style:style>
    <style:style style:name="T175" style:family="text">
      <style:text-properties style:font-name="Georgia" style:text-underline-style="none" fo:font-weight="normal" officeooo:rsid="01748fd2" style:font-weight-asian="normal" style:font-weight-complex="normal"/>
    </style:style>
    <style:style style:name="T176" style:family="text">
      <style:text-properties style:font-name="Georgia" style:text-underline-style="none" fo:font-weight="normal" officeooo:rsid="0176c1f3" style:font-weight-asian="normal" style:font-weight-complex="normal"/>
    </style:style>
    <style:style style:name="T177" style:family="text">
      <style:text-properties style:font-name="Georgia" style:text-underline-style="none" fo:font-weight="normal" officeooo:rsid="0177b129" style:font-weight-asian="normal" style:font-weight-complex="normal"/>
    </style:style>
    <style:style style:name="T178" style:family="text">
      <style:text-properties style:font-name="Georgia" style:text-underline-style="none" fo:font-weight="normal" officeooo:rsid="019c1e7c" style:font-weight-asian="normal" style:font-weight-complex="normal"/>
    </style:style>
    <style:style style:name="T179" style:family="text">
      <style:text-properties style:font-name="Georgia" style:text-underline-style="none" fo:font-weight="normal" officeooo:rsid="01a66838" style:font-weight-asian="normal" style:font-weight-complex="normal"/>
    </style:style>
    <style:style style:name="T180" style:family="text">
      <style:text-properties style:font-name="Georgia" style:text-underline-style="none" fo:font-weight="normal" officeooo:rsid="01ac4978" style:font-weight-asian="normal" style:font-weight-complex="normal"/>
    </style:style>
    <style:style style:name="T181" style:family="text">
      <style:text-properties style:font-name="Georgia" style:text-underline-style="none" fo:font-weight="normal" officeooo:rsid="01b0ca80" style:font-weight-asian="normal" style:font-weight-complex="normal"/>
    </style:style>
    <style:style style:name="T182" style:family="text">
      <style:text-properties style:font-name="Georgia" style:text-underline-style="none" fo:font-weight="normal" officeooo:rsid="01bbf39e" style:font-weight-asian="normal" style:font-weight-complex="normal"/>
    </style:style>
    <style:style style:name="T183" style:family="text">
      <style:text-properties style:font-name="Georgia" style:text-underline-style="none" fo:font-weight="normal" officeooo:rsid="01bdd1c4" style:font-weight-asian="normal" style:font-weight-complex="normal"/>
    </style:style>
    <style:style style:name="T184" style:family="text">
      <style:text-properties style:font-name="Georgia" style:text-underline-style="none" fo:font-weight="normal" officeooo:rsid="02152989" style:font-weight-asian="normal" style:font-weight-complex="normal"/>
    </style:style>
    <style:style style:name="T185" style:family="text">
      <style:text-properties style:font-name="Georgia" style:text-underline-style="none" fo:font-weight="normal" officeooo:rsid="021be6b6" style:font-weight-asian="normal" style:font-weight-complex="normal"/>
    </style:style>
    <style:style style:name="T186" style:family="text">
      <style:text-properties style:font-name="Georgia" style:text-underline-style="none" fo:font-weight="normal" officeooo:rsid="02226e65" style:font-weight-asian="normal" style:font-weight-complex="normal"/>
    </style:style>
    <style:style style:name="T187" style:family="text">
      <style:text-properties style:font-name="Georgia" style:text-underline-style="none" fo:font-weight="normal" officeooo:rsid="022ac121" style:font-weight-asian="normal" style:font-weight-complex="normal"/>
    </style:style>
    <style:style style:name="T188" style:family="text">
      <style:text-properties style:font-name="Georgia" style:text-underline-style="none" fo:font-weight="normal" officeooo:rsid="022cb13a" style:font-weight-asian="normal" style:font-weight-complex="normal"/>
    </style:style>
    <style:style style:name="T189" style:family="text">
      <style:text-properties style:font-name="Georgia" style:text-underline-style="none" fo:font-weight="normal" officeooo:rsid="022cbd7a" style:font-weight-asian="normal" style:font-weight-complex="normal"/>
    </style:style>
    <style:style style:name="T190" style:family="text">
      <style:text-properties style:font-name="Georgia" style:text-underline-style="none" fo:font-weight="normal" officeooo:rsid="023a92ec" style:font-weight-asian="normal" style:font-weight-complex="normal"/>
    </style:style>
    <style:style style:name="T191" style:family="text">
      <style:text-properties style:font-name="Georgia" style:text-underline-style="none" fo:font-weight="normal" officeooo:rsid="0241c89e" style:font-weight-asian="normal" style:font-weight-complex="normal"/>
    </style:style>
    <style:style style:name="T192" style:family="text">
      <style:text-properties style:font-name="Georgia" style:text-underline-style="none" fo:font-weight="normal" officeooo:rsid="02456fa7" style:font-weight-asian="normal" style:font-weight-complex="normal"/>
    </style:style>
    <style:style style:name="T193" style:family="text">
      <style:text-properties style:font-name="Georgia" style:text-underline-style="none" fo:font-weight="normal" officeooo:rsid="02717237" style:font-weight-asian="normal" style:font-weight-complex="normal"/>
    </style:style>
    <style:style style:name="T194" style:family="text">
      <style:text-properties style:font-name="Georgia" style:text-underline-style="none" fo:font-weight="normal" officeooo:rsid="026d839f" style:font-weight-asian="normal" style:font-weight-complex="normal"/>
    </style:style>
    <style:style style:name="T195" style:family="text">
      <style:text-properties style:font-name="Georgia" style:text-underline-style="none" fo:font-weight="normal" officeooo:rsid="027787e0" style:font-weight-asian="normal" style:font-weight-complex="normal"/>
    </style:style>
    <style:style style:name="T196" style:family="text">
      <style:text-properties style:font-name="Georgia" style:text-underline-style="none" fo:font-weight="normal" officeooo:rsid="0278ed5e" style:font-weight-asian="normal" style:font-weight-complex="normal"/>
    </style:style>
    <style:style style:name="T197" style:family="text">
      <style:text-properties style:font-name="Georgia" style:text-underline-style="none" fo:font-weight="normal" officeooo:rsid="02476469" style:font-weight-asian="normal" style:font-weight-complex="normal"/>
    </style:style>
    <style:style style:name="T198" style:family="text">
      <style:text-properties style:font-name="Georgia" style:text-underline-style="none" fo:font-weight="normal" officeooo:rsid="027e75a8" style:font-weight-asian="normal" style:font-weight-complex="normal"/>
    </style:style>
    <style:style style:name="T199" style:family="text">
      <style:text-properties style:font-name="Georgia" style:text-underline-style="none" fo:font-weight="normal" officeooo:rsid="02a12956" style:font-weight-asian="normal" style:font-weight-complex="normal"/>
    </style:style>
    <style:style style:name="T200" style:family="text">
      <style:text-properties style:font-name="Georgia" style:text-underline-style="none" fo:font-weight="normal" officeooo:rsid="02a43ee4" style:font-weight-asian="normal" style:font-weight-complex="normal"/>
    </style:style>
    <style:style style:name="T201" style:family="text">
      <style:text-properties style:font-name="Georgia" style:text-underline-style="none" fo:font-weight="normal" officeooo:rsid="02ae7cb9" style:font-weight-asian="normal" style:font-weight-complex="normal"/>
    </style:style>
    <style:style style:name="T202" style:family="text">
      <style:text-properties style:font-name="Georgia" style:text-underline-style="none" fo:font-weight="normal" officeooo:rsid="02b09994" style:font-weight-asian="normal" style:font-weight-complex="normal"/>
    </style:style>
    <style:style style:name="T203" style:family="text">
      <style:text-properties style:font-name="Georgia" style:text-underline-style="none" fo:font-weight="normal" officeooo:rsid="02b114f2" style:font-weight-asian="normal" style:font-weight-complex="normal"/>
    </style:style>
    <style:style style:name="T204" style:family="text">
      <style:text-properties style:font-name="Georgia" style:text-underline-style="none" fo:font-weight="normal" officeooo:rsid="02b13cf3" style:font-weight-asian="normal" style:font-weight-complex="normal"/>
    </style:style>
    <style:style style:name="T205" style:family="text">
      <style:text-properties style:font-name="Georgia" style:text-underline-style="none" fo:font-weight="normal" officeooo:rsid="02b1c5c5" style:font-weight-asian="normal" style:font-weight-complex="normal"/>
    </style:style>
    <style:style style:name="T206" style:family="text">
      <style:text-properties style:font-name="Georgia" style:text-underline-style="none" fo:font-weight="normal" officeooo:rsid="02b2542c" style:font-weight-asian="normal" style:font-weight-complex="normal"/>
    </style:style>
    <style:style style:name="T207" style:family="text">
      <style:text-properties style:font-name="Georgia" style:text-underline-style="none" fo:font-weight="normal" officeooo:rsid="02b2ccce" style:font-weight-asian="normal" style:font-weight-complex="normal"/>
    </style:style>
    <style:style style:name="T208" style:family="text">
      <style:text-properties style:font-name="Georgia" style:text-underline-style="none" fo:font-weight="normal" officeooo:rsid="030648a9" style:font-weight-asian="normal" style:font-weight-complex="normal"/>
    </style:style>
    <style:style style:name="T209" style:family="text">
      <style:text-properties style:font-name="Georgia" style:text-underline-style="none" fo:font-weight="normal" officeooo:rsid="03111024" style:font-weight-asian="normal" style:font-weight-complex="normal"/>
    </style:style>
    <style:style style:name="T210" style:family="text">
      <style:text-properties style:font-name="Georgia" style:text-underline-style="none" fo:font-weight="normal" officeooo:rsid="0315ffc7" style:font-weight-asian="normal" style:font-weight-complex="normal"/>
    </style:style>
    <style:style style:name="T211" style:family="text">
      <style:text-properties style:font-name="Georgia" style:text-underline-style="none" fo:font-weight="normal" officeooo:rsid="0316ca55" style:font-weight-asian="normal" style:font-weight-complex="normal"/>
    </style:style>
    <style:style style:name="T212" style:family="text">
      <style:text-properties style:font-name="Georgia" style:text-underline-style="none" fo:font-weight="normal" officeooo:rsid="031f5788" style:font-weight-asian="normal" style:font-weight-complex="normal"/>
    </style:style>
    <style:style style:name="T213" style:family="text">
      <style:text-properties style:font-name="Georgia" style:text-underline-style="none" fo:font-weight="normal" officeooo:rsid="0328ae52" style:font-weight-asian="normal" style:font-weight-complex="normal"/>
    </style:style>
    <style:style style:name="T214" style:family="text">
      <style:text-properties style:font-name="Georgia" style:text-underline-style="none" fo:font-weight="normal" officeooo:rsid="032a5aa4" style:font-weight-asian="normal" style:font-weight-complex="normal"/>
    </style:style>
    <style:style style:name="T215" style:family="text">
      <style:text-properties style:font-name="Georgia" style:text-underline-style="none" fo:font-weight="normal" officeooo:rsid="0321bf3e" style:font-weight-asian="normal" style:font-weight-complex="normal"/>
    </style:style>
    <style:style style:name="T216" style:family="text">
      <style:text-properties style:font-name="Georgia" style:text-underline-style="none" fo:font-weight="normal" officeooo:rsid="032dcd60" style:font-weight-asian="normal" style:font-weight-complex="normal"/>
    </style:style>
    <style:style style:name="T217" style:family="text">
      <style:text-properties style:font-name="Georgia" style:text-underline-style="none" fo:font-weight="normal" officeooo:rsid="03245014" style:font-weight-asian="normal" style:font-weight-complex="normal"/>
    </style:style>
    <style:style style:name="T218" style:family="text">
      <style:text-properties style:font-name="Georgia" style:text-underline-style="none" fo:font-weight="normal" officeooo:rsid="03291144" style:font-weight-asian="normal" style:font-weight-complex="normal"/>
    </style:style>
    <style:style style:name="T219" style:family="text">
      <style:text-properties style:font-name="Georgia" style:text-underline-style="none" fo:font-weight="normal" officeooo:rsid="032e7bac" style:font-weight-asian="normal" style:font-weight-complex="normal"/>
    </style:style>
    <style:style style:name="T220" style:family="text">
      <style:text-properties style:font-name="Georgia" style:text-underline-style="none" fo:font-weight="normal" officeooo:rsid="0339d409" style:font-weight-asian="normal" style:font-weight-complex="normal"/>
    </style:style>
    <style:style style:name="T221" style:family="text">
      <style:text-properties style:font-name="Georgia" style:text-underline-style="none" fo:font-weight="normal" officeooo:rsid="033a2af2" style:font-weight-asian="normal" style:font-weight-complex="normal"/>
    </style:style>
    <style:style style:name="T222" style:family="text">
      <style:text-properties style:font-name="Georgia" style:text-underline-style="none" fo:font-weight="normal" officeooo:rsid="03424ef8" style:font-weight-asian="normal" style:font-weight-complex="normal"/>
    </style:style>
    <style:style style:name="T223" style:family="text">
      <style:text-properties style:font-name="Georgia" style:text-underline-style="none" fo:font-weight="normal" officeooo:rsid="03440824" style:font-weight-asian="normal" style:font-weight-complex="normal"/>
    </style:style>
    <style:style style:name="T224" style:family="text">
      <style:text-properties style:font-name="Georgia" style:text-underline-style="none" fo:font-weight="normal" officeooo:rsid="0345f26b" style:font-weight-asian="normal" style:font-weight-complex="normal"/>
    </style:style>
    <style:style style:name="T225" style:family="text">
      <style:text-properties style:font-name="Georgia" style:text-underline-style="none" fo:font-weight="normal" officeooo:rsid="0347e446" style:font-weight-asian="normal" style:font-weight-complex="normal"/>
    </style:style>
    <style:style style:name="T226" style:family="text">
      <style:text-properties style:font-name="Georgia" style:text-underline-style="none" fo:font-weight="normal" officeooo:rsid="0348e8ab" style:font-weight-asian="normal" style:font-weight-complex="normal"/>
    </style:style>
    <style:style style:name="T227" style:family="text">
      <style:text-properties style:font-name="Georgia" style:text-underline-style="none" fo:font-weight="normal" officeooo:rsid="0358edda" style:font-weight-asian="normal" style:font-weight-complex="normal"/>
    </style:style>
    <style:style style:name="T228" style:family="text">
      <style:text-properties style:font-name="Georgia" style:text-underline-style="none" fo:font-weight="normal" officeooo:rsid="0351d7b0" style:font-weight-asian="normal" style:font-weight-complex="normal"/>
    </style:style>
    <style:style style:name="T229" style:family="text">
      <style:text-properties style:font-name="Georgia" style:text-underline-style="none" fo:font-weight="normal" officeooo:rsid="035a441c" style:font-weight-asian="normal" style:font-weight-complex="normal"/>
    </style:style>
    <style:style style:name="T230" style:family="text">
      <style:text-properties style:font-name="Georgia" style:text-underline-style="none" fo:font-weight="normal" officeooo:rsid="036985c8" style:font-weight-asian="normal" style:font-weight-complex="normal"/>
    </style:style>
    <style:style style:name="T231" style:family="text">
      <style:text-properties style:font-name="Georgia" style:text-underline-style="none" fo:font-weight="normal" officeooo:rsid="0369bd7d" style:font-weight-asian="normal" style:font-weight-complex="normal"/>
    </style:style>
    <style:style style:name="T232" style:family="text">
      <style:text-properties style:font-name="Georgia" style:text-underline-style="none" fo:font-weight="normal" officeooo:rsid="036fb8c1" style:font-weight-asian="normal" style:font-weight-complex="normal"/>
    </style:style>
    <style:style style:name="T233" style:family="text">
      <style:text-properties style:font-name="Georgia" style:text-underline-style="none" fo:font-weight="normal" officeooo:rsid="0327cb15" style:font-weight-asian="normal" style:font-weight-complex="normal"/>
    </style:style>
    <style:style style:name="T234" style:family="text">
      <style:text-properties style:font-name="Georgia" style:text-underline-style="none" fo:font-weight="normal" officeooo:rsid="0371b846" style:font-weight-asian="normal" style:font-weight-complex="normal"/>
    </style:style>
    <style:style style:name="T235" style:family="text">
      <style:text-properties style:font-name="Georgia" style:text-underline-style="none" fo:font-weight="normal" officeooo:rsid="019c396b" style:font-weight-asian="normal" style:font-weight-complex="normal"/>
    </style:style>
    <style:style style:name="T236" style:family="text">
      <style:text-properties style:font-name="Georgia" style:text-underline-style="none" fo:font-weight="normal" officeooo:rsid="039951d5" style:font-weight-asian="normal" style:font-weight-complex="normal"/>
    </style:style>
    <style:style style:name="T237" style:family="text">
      <style:text-properties style:font-name="Georgia" style:text-underline-style="none" fo:font-weight="normal" officeooo:rsid="03a8f13e" style:font-weight-asian="normal" style:font-weight-complex="normal"/>
    </style:style>
    <style:style style:name="T238" style:family="text">
      <style:text-properties style:font-name="Georgia" style:text-underline-style="none" fo:font-weight="normal" officeooo:rsid="03aa65e7" style:font-weight-asian="normal" style:font-weight-complex="normal"/>
    </style:style>
    <style:style style:name="T239" style:family="text">
      <style:text-properties style:font-name="Georgia" style:text-underline-style="none" fo:font-weight="normal" officeooo:rsid="03aca683" style:font-weight-asian="normal" style:font-weight-complex="normal"/>
    </style:style>
    <style:style style:name="T240" style:family="text">
      <style:text-properties style:font-name="Georgia" style:text-underline-style="none" fo:font-weight="normal" officeooo:rsid="03b07555" style:font-weight-asian="normal" style:font-weight-complex="normal"/>
    </style:style>
    <style:style style:name="T241" style:family="text">
      <style:text-properties style:font-name="Georgia" style:text-underline-style="none" fo:font-weight="normal" officeooo:rsid="03b0c6a3" style:font-weight-asian="normal" style:font-weight-complex="normal"/>
    </style:style>
    <style:style style:name="T242" style:family="text">
      <style:text-properties style:font-name="Georgia" style:text-underline-style="none" fo:font-weight="normal" officeooo:rsid="03b6bf4d" style:font-weight-asian="normal" style:font-weight-complex="normal"/>
    </style:style>
    <style:style style:name="T243" style:family="text">
      <style:text-properties style:font-name="Georgia" style:text-underline-style="none" fo:font-weight="normal" officeooo:rsid="0377aa6c" style:font-weight-asian="normal" style:font-weight-complex="normal"/>
    </style:style>
    <style:style style:name="T244" style:family="text">
      <style:text-properties style:font-name="Georgia" style:text-underline-style="none" fo:font-weight="normal" officeooo:rsid="0364f99f" style:font-weight-asian="normal" style:font-weight-complex="normal"/>
    </style:style>
    <style:style style:name="T245" style:family="text">
      <style:text-properties style:font-name="Georgia" style:text-underline-style="none" fo:font-weight="normal" officeooo:rsid="0368ba7c" style:font-weight-asian="normal" style:font-weight-complex="normal"/>
    </style:style>
    <style:style style:name="T246" style:family="text">
      <style:text-properties style:font-name="Georgia" style:text-underline-style="none" fo:font-weight="normal" officeooo:rsid="03c0749c" style:font-weight-asian="normal" style:font-weight-complex="normal"/>
    </style:style>
    <style:style style:name="T247" style:family="text">
      <style:text-properties style:font-name="Georgia" style:text-underline-style="none" fo:font-weight="bold" officeooo:rsid="02456fa7" style:font-weight-asian="bold" style:font-weight-complex="bold"/>
    </style:style>
    <style:style style:name="T248" style:family="text">
      <style:text-properties style:font-name="Georgia" style:text-underline-style="none" fo:font-weight="bold" officeooo:rsid="0241c89e" style:font-weight-asian="bold" style:font-weight-complex="bold"/>
    </style:style>
    <style:style style:name="T249" style:family="text">
      <style:text-properties style:font-name="Georgia" style:text-underline-style="none" officeooo:rsid="02587105"/>
    </style:style>
    <style:style style:name="T250" style:family="text">
      <style:text-properties style:font-name="Georgia" style:text-underline-style="none" officeooo:rsid="0260b961"/>
    </style:style>
    <style:style style:name="T251" style:family="text">
      <style:text-properties style:font-name="Georgia" style:text-underline-style="none" officeooo:rsid="0261b677"/>
    </style:style>
    <style:style style:name="T252" style:family="text">
      <style:text-properties style:font-name="Georgia" officeooo:rsid="013249a0"/>
    </style:style>
    <style:style style:name="T253" style:family="text">
      <style:text-properties style:font-name="Georgia" officeooo:rsid="0134219f"/>
    </style:style>
    <style:style style:name="T254" style:family="text">
      <style:text-properties style:font-name="Georgia" officeooo:rsid="0168b7b4"/>
    </style:style>
    <style:style style:name="T255" style:family="text">
      <style:text-properties style:font-name="Georgia" officeooo:rsid="015db506"/>
    </style:style>
    <style:style style:name="T256" style:family="text">
      <style:text-properties officeooo:rsid="00e473a6"/>
    </style:style>
    <style:style style:name="T257" style:family="text">
      <style:text-properties officeooo:rsid="00ffab49"/>
    </style:style>
    <style:style style:name="T258" style:family="text">
      <style:text-properties officeooo:rsid="010fc025"/>
    </style:style>
    <style:style style:name="T259" style:family="text">
      <style:text-properties officeooo:rsid="0113c967"/>
    </style:style>
    <style:style style:name="T260" style:family="text">
      <style:text-properties officeooo:rsid="01203011"/>
    </style:style>
    <style:style style:name="T261" style:family="text">
      <style:text-properties officeooo:rsid="012843f4"/>
    </style:style>
    <style:style style:name="T262" style:family="text">
      <style:text-properties officeooo:rsid="0134219f"/>
    </style:style>
    <style:style style:name="T263" style:family="text">
      <style:text-properties officeooo:rsid="0139cb22"/>
    </style:style>
    <style:style style:name="T264" style:family="text">
      <style:text-properties officeooo:rsid="013bd438"/>
    </style:style>
    <style:style style:name="T265" style:family="text">
      <style:text-properties officeooo:rsid="0151a2aa"/>
    </style:style>
    <style:style style:name="T266" style:family="text">
      <style:text-properties officeooo:rsid="0152aabe"/>
    </style:style>
    <style:style style:name="T267" style:family="text">
      <style:text-properties officeooo:rsid="015aa36f"/>
    </style:style>
    <style:style style:name="T268" style:family="text">
      <style:text-properties officeooo:rsid="015e3b9b"/>
    </style:style>
    <style:style style:name="T269" style:family="text">
      <style:text-properties officeooo:rsid="015eeb90"/>
    </style:style>
    <style:style style:name="T270" style:family="text">
      <style:text-properties officeooo:rsid="016121f5"/>
    </style:style>
    <style:style style:name="T271" style:family="text">
      <style:text-properties officeooo:rsid="016d143a"/>
    </style:style>
    <style:style style:name="T272" style:family="text">
      <style:text-properties officeooo:rsid="01748fd2"/>
    </style:style>
    <style:style style:name="T273" style:family="text">
      <style:text-properties officeooo:rsid="017bf425"/>
    </style:style>
    <style:style style:name="T274" style:family="text">
      <style:text-properties officeooo:rsid="01800268"/>
    </style:style>
    <style:style style:name="T275" style:family="text">
      <style:text-properties officeooo:rsid="0181a10d"/>
    </style:style>
    <style:style style:name="T276" style:family="text">
      <style:text-properties officeooo:rsid="0184abd0"/>
    </style:style>
    <style:style style:name="T277" style:family="text">
      <style:text-properties officeooo:rsid="0186556e"/>
    </style:style>
    <style:style style:name="T278" style:family="text">
      <style:text-properties officeooo:rsid="01868830"/>
    </style:style>
    <style:style style:name="T279" style:family="text">
      <style:text-properties officeooo:rsid="01868e2f"/>
    </style:style>
    <style:style style:name="T280" style:family="text">
      <style:text-properties officeooo:rsid="0186cd44"/>
    </style:style>
    <style:style style:name="T281" style:family="text">
      <style:text-properties officeooo:rsid="0188adc9"/>
    </style:style>
    <style:style style:name="T282" style:family="text">
      <style:text-properties officeooo:rsid="0193d3ea"/>
    </style:style>
    <style:style style:name="T283" style:family="text">
      <style:text-properties officeooo:rsid="01962529"/>
    </style:style>
    <style:style style:name="T284" style:family="text">
      <style:text-properties officeooo:rsid="019793b7"/>
    </style:style>
    <style:style style:name="T285" style:family="text">
      <style:text-properties officeooo:rsid="019c396b"/>
    </style:style>
    <style:style style:name="T286" style:family="text">
      <style:text-properties officeooo:rsid="01a30451"/>
    </style:style>
    <style:style style:name="T287" style:family="text">
      <style:text-properties officeooo:rsid="01a58c5f"/>
    </style:style>
    <style:style style:name="T288" style:family="text">
      <style:text-properties officeooo:rsid="01a8bb99"/>
    </style:style>
    <style:style style:name="T289" style:family="text">
      <style:text-properties officeooo:rsid="01a9b6de"/>
    </style:style>
    <style:style style:name="T290" style:family="text">
      <style:text-properties officeooo:rsid="01aa57ea"/>
    </style:style>
    <style:style style:name="T291" style:family="text">
      <style:text-properties officeooo:rsid="01b1227c"/>
    </style:style>
    <style:style style:name="T292" style:family="text">
      <style:text-properties officeooo:rsid="01b1beb1"/>
    </style:style>
    <style:style style:name="T293" style:family="text">
      <style:text-properties officeooo:rsid="01b85d65"/>
    </style:style>
    <style:style style:name="T294" style:family="text">
      <style:text-properties officeooo:rsid="01bf62d0"/>
    </style:style>
    <style:style style:name="T295" style:family="text">
      <style:text-properties officeooo:rsid="01c15d87"/>
    </style:style>
    <style:style style:name="T296" style:family="text">
      <style:text-properties fo:font-style="italic" style:font-style-asian="italic" style:font-style-complex="italic"/>
    </style:style>
    <style:style style:name="T297" style:family="text">
      <style:text-properties fo:font-style="italic" officeooo:rsid="01c34819" style:font-style-asian="italic" style:font-style-complex="italic"/>
    </style:style>
    <style:style style:name="T298" style:family="text">
      <style:text-properties fo:font-style="italic" officeooo:rsid="039480fc" style:font-style-asian="italic" style:font-style-complex="italic"/>
    </style:style>
    <style:style style:name="T299" style:family="text">
      <style:text-properties fo:font-style="normal" officeooo:rsid="01c34819" style:font-style-asian="normal" style:font-style-complex="normal"/>
    </style:style>
    <style:style style:name="T300" style:family="text">
      <style:text-properties officeooo:rsid="01d06fc6"/>
    </style:style>
    <style:style style:name="T301" style:family="text">
      <style:text-properties officeooo:rsid="01d1c019"/>
    </style:style>
    <style:style style:name="T302" style:family="text">
      <style:text-properties officeooo:rsid="01d3a022"/>
    </style:style>
    <style:style style:name="T303" style:family="text">
      <style:text-properties officeooo:rsid="01d4652a"/>
    </style:style>
    <style:style style:name="T304" style:family="text">
      <style:text-properties officeooo:rsid="01d509b9"/>
    </style:style>
    <style:style style:name="T305" style:family="text">
      <style:text-properties officeooo:rsid="01d68dac"/>
    </style:style>
    <style:style style:name="T306" style:family="text">
      <style:text-properties officeooo:rsid="01da9004"/>
    </style:style>
    <style:style style:name="T307" style:family="text">
      <style:text-properties officeooo:rsid="01db23a4"/>
    </style:style>
    <style:style style:name="T308" style:family="text">
      <style:text-properties officeooo:rsid="01e36b0d"/>
    </style:style>
    <style:style style:name="T309" style:family="text">
      <style:text-properties officeooo:rsid="01f06212"/>
    </style:style>
    <style:style style:name="T310" style:family="text">
      <style:text-properties officeooo:rsid="01f39c5d"/>
    </style:style>
    <style:style style:name="T311" style:family="text">
      <style:text-properties officeooo:rsid="01f6c5b7"/>
    </style:style>
    <style:style style:name="T312" style:family="text">
      <style:text-properties officeooo:rsid="01fc4854"/>
    </style:style>
    <style:style style:name="T313" style:family="text">
      <style:text-properties officeooo:rsid="02152989"/>
    </style:style>
    <style:style style:name="T314" style:family="text">
      <style:text-properties officeooo:rsid="0216c02c"/>
    </style:style>
    <style:style style:name="T315" style:family="text">
      <style:text-properties officeooo:rsid="021fa5e1"/>
    </style:style>
    <style:style style:name="T316" style:family="text">
      <style:text-properties officeooo:rsid="0222774e"/>
    </style:style>
    <style:style style:name="T317" style:family="text">
      <style:text-properties officeooo:rsid="0224440d"/>
    </style:style>
    <style:style style:name="T318" style:family="text">
      <style:text-properties officeooo:rsid="022ac121"/>
    </style:style>
    <style:style style:name="T319" style:family="text">
      <style:text-properties officeooo:rsid="022cf1ed"/>
    </style:style>
    <style:style style:name="T320" style:family="text">
      <style:text-properties officeooo:rsid="023a92ec"/>
    </style:style>
    <style:style style:name="T321" style:family="text">
      <style:text-properties officeooo:rsid="0241c89e"/>
    </style:style>
    <style:style style:name="T322" style:family="text">
      <style:text-properties officeooo:rsid="02456fa7"/>
    </style:style>
    <style:style style:name="T323" style:family="text">
      <style:text-properties officeooo:rsid="02476469"/>
    </style:style>
    <style:style style:name="T324" style:family="text">
      <style:text-properties officeooo:rsid="024b0d33"/>
    </style:style>
    <style:style style:name="T325" style:family="text">
      <style:text-properties officeooo:rsid="024d87d8"/>
    </style:style>
    <style:style style:name="T326" style:family="text">
      <style:text-properties text:display="none"/>
    </style:style>
    <style:style style:name="T327" style:family="text">
      <style:text-properties officeooo:rsid="024f1596"/>
    </style:style>
    <style:style style:name="T328" style:family="text">
      <style:text-properties officeooo:rsid="024f1f6f"/>
    </style:style>
    <style:style style:name="T329" style:family="text">
      <style:text-properties officeooo:rsid="0250dd2b"/>
    </style:style>
    <style:style style:name="T330" style:family="text">
      <style:text-properties officeooo:rsid="02520751"/>
    </style:style>
    <style:style style:name="T331" style:family="text">
      <style:text-properties officeooo:rsid="025d07d8"/>
    </style:style>
    <style:style style:name="T332" style:family="text">
      <style:text-properties officeooo:rsid="02648d83"/>
    </style:style>
    <style:style style:name="T333" style:family="text">
      <style:text-properties officeooo:rsid="02668bfb"/>
    </style:style>
    <style:style style:name="T334" style:family="text">
      <style:text-properties officeooo:rsid="02685e61"/>
    </style:style>
    <style:style style:name="T335" style:family="text">
      <style:text-properties officeooo:rsid="026d839f"/>
    </style:style>
    <style:style style:name="T336" style:family="text">
      <style:text-properties officeooo:rsid="027af8c2"/>
    </style:style>
    <style:style style:name="T337" style:family="text">
      <style:text-properties officeooo:rsid="02836acd"/>
    </style:style>
    <style:style style:name="T338" style:family="text">
      <style:text-properties officeooo:rsid="0288d886"/>
    </style:style>
    <style:style style:name="T339" style:family="text">
      <style:text-properties officeooo:rsid="02891f22"/>
    </style:style>
    <style:style style:name="T340" style:family="text">
      <style:text-properties officeooo:rsid="0289a4be"/>
    </style:style>
    <style:style style:name="T341" style:family="text">
      <style:text-properties officeooo:rsid="028e7bc3"/>
    </style:style>
    <style:style style:name="T342" style:family="text">
      <style:text-properties officeooo:rsid="0290313a"/>
    </style:style>
    <style:style style:name="T343" style:family="text">
      <style:text-properties officeooo:rsid="0291ea83"/>
    </style:style>
    <style:style style:name="T344" style:family="text">
      <style:text-properties officeooo:rsid="029c8dd1"/>
    </style:style>
    <style:style style:name="T345" style:family="text">
      <style:text-properties officeooo:rsid="02a53e1e"/>
    </style:style>
    <style:style style:name="T346" style:family="text">
      <style:text-properties officeooo:rsid="02a542d3"/>
    </style:style>
    <style:style style:name="T347" style:family="text">
      <style:text-properties officeooo:rsid="02aa1c19"/>
    </style:style>
    <style:style style:name="T348" style:family="text">
      <style:text-properties officeooo:rsid="02ab1058"/>
    </style:style>
    <style:style style:name="T349" style:family="text">
      <style:text-properties officeooo:rsid="02ac8a45"/>
    </style:style>
    <style:style style:name="T350" style:family="text">
      <style:text-properties officeooo:rsid="02baad97"/>
    </style:style>
    <style:style style:name="T351" style:family="text">
      <style:text-properties officeooo:rsid="02bb112f"/>
    </style:style>
    <style:style style:name="T352" style:family="text">
      <style:text-properties officeooo:rsid="02c61a07"/>
    </style:style>
    <style:style style:name="T353" style:family="text">
      <style:text-properties officeooo:rsid="02cdd8ee"/>
    </style:style>
    <style:style style:name="T354" style:family="text">
      <style:text-properties officeooo:rsid="02d36ffe"/>
    </style:style>
    <style:style style:name="T355" style:family="text">
      <style:text-properties officeooo:rsid="02ea8365"/>
    </style:style>
    <style:style style:name="T356" style:family="text">
      <style:text-properties officeooo:rsid="02ebd50d"/>
    </style:style>
    <style:style style:name="T357" style:family="text">
      <style:text-properties officeooo:rsid="02ed256c"/>
    </style:style>
    <style:style style:name="T358" style:family="text">
      <style:text-properties officeooo:rsid="02f57f8e"/>
    </style:style>
    <style:style style:name="T359" style:family="text">
      <style:text-properties officeooo:rsid="030d70fc"/>
    </style:style>
    <style:style style:name="T360" style:family="text">
      <style:text-properties officeooo:rsid="031a1588"/>
    </style:style>
    <style:style style:name="T361" style:family="text">
      <style:text-properties officeooo:rsid="031ece54"/>
    </style:style>
    <style:style style:name="T362" style:family="text">
      <style:text-properties officeooo:rsid="03316bb2"/>
    </style:style>
    <style:style style:name="T363" style:family="text">
      <style:text-properties officeooo:rsid="03366fcb"/>
    </style:style>
    <style:style style:name="T364" style:family="text">
      <style:text-properties officeooo:rsid="0336819b"/>
    </style:style>
    <style:style style:name="T365" style:family="text">
      <style:text-properties officeooo:rsid="0337b339"/>
    </style:style>
    <style:style style:name="T366" style:family="text">
      <style:text-properties officeooo:rsid="03393bf5"/>
    </style:style>
    <style:style style:name="T367" style:family="text">
      <style:text-properties officeooo:rsid="033a2af2"/>
    </style:style>
    <style:style style:name="T368" style:family="text">
      <style:text-properties officeooo:rsid="033c8da8"/>
    </style:style>
    <style:style style:name="T369" style:family="text">
      <style:text-properties officeooo:rsid="033daac5"/>
    </style:style>
    <style:style style:name="T370" style:family="text">
      <style:text-properties officeooo:rsid="0345246e"/>
    </style:style>
    <style:style style:name="T371" style:family="text">
      <style:text-properties officeooo:rsid="03467b43"/>
    </style:style>
    <style:style style:name="T372" style:family="text">
      <style:text-properties officeooo:rsid="034a3e9d"/>
    </style:style>
    <style:style style:name="T373" style:family="text">
      <style:text-properties officeooo:rsid="034b759b"/>
    </style:style>
    <style:style style:name="T374" style:family="text">
      <style:text-properties officeooo:rsid="034f14bb"/>
    </style:style>
    <style:style style:name="T375" style:family="text">
      <style:text-properties officeooo:rsid="0350b183"/>
    </style:style>
    <style:style style:name="T376" style:family="text">
      <style:text-properties officeooo:rsid="0351d7b0"/>
    </style:style>
    <style:style style:name="T377" style:family="text">
      <style:text-properties officeooo:rsid="035299de"/>
    </style:style>
    <style:style style:name="T378" style:family="text">
      <style:text-properties officeooo:rsid="0353821e"/>
    </style:style>
    <style:style style:name="T379" style:family="text">
      <style:text-properties officeooo:rsid="035506dd"/>
    </style:style>
    <style:style style:name="T380" style:family="text">
      <style:text-properties officeooo:rsid="0357614b"/>
    </style:style>
    <style:style style:name="T381" style:family="text">
      <style:text-properties officeooo:rsid="035adc8c"/>
    </style:style>
    <style:style style:name="T382" style:family="text">
      <style:text-properties officeooo:rsid="03629364"/>
    </style:style>
    <style:style style:name="T383" style:family="text">
      <style:text-properties officeooo:rsid="0362b87e"/>
    </style:style>
    <style:style style:name="T384" style:family="text">
      <style:text-properties officeooo:rsid="0363f879"/>
    </style:style>
    <style:style style:name="T385" style:family="text">
      <style:text-properties officeooo:rsid="0364f99f"/>
    </style:style>
    <style:style style:name="T386" style:family="text">
      <style:text-properties officeooo:rsid="0371b846"/>
    </style:style>
    <style:style style:name="T387" style:family="text">
      <style:text-properties officeooo:rsid="0372cb5d"/>
    </style:style>
    <style:style style:name="T388" style:family="text">
      <style:text-properties officeooo:rsid="03745e98"/>
    </style:style>
    <style:style style:name="T389" style:family="text">
      <style:text-properties officeooo:rsid="037caf1c"/>
    </style:style>
    <style:style style:name="T390" style:family="text">
      <style:text-properties officeooo:rsid="037dcf8f"/>
    </style:style>
    <style:style style:name="T391" style:family="text">
      <style:text-properties officeooo:rsid="037eff10"/>
    </style:style>
    <style:style style:name="T392" style:family="text">
      <style:text-properties officeooo:rsid="03800758"/>
    </style:style>
    <style:style style:name="T393" style:family="text">
      <style:text-properties officeooo:rsid="0383c016"/>
    </style:style>
    <style:style style:name="T394" style:family="text">
      <style:text-properties officeooo:rsid="038444a3"/>
    </style:style>
    <style:style style:name="T395" style:family="text">
      <style:text-properties officeooo:rsid="0385c298"/>
    </style:style>
    <style:style style:name="T396" style:family="text">
      <style:text-properties officeooo:rsid="03878ef8"/>
    </style:style>
    <style:style style:name="T397" style:family="text">
      <style:text-properties officeooo:rsid="03890f49"/>
    </style:style>
    <style:style style:name="T398" style:family="text">
      <style:text-properties officeooo:rsid="038a16b3"/>
    </style:style>
    <style:style style:name="T399" style:family="text">
      <style:text-properties officeooo:rsid="038afcbd"/>
    </style:style>
    <style:style style:name="T400" style:family="text">
      <style:text-properties officeooo:rsid="0390856c"/>
    </style:style>
    <style:style style:name="T401" style:family="text">
      <style:text-properties officeooo:rsid="03910e67"/>
    </style:style>
    <style:style style:name="T402" style:family="text">
      <style:text-properties officeooo:rsid="0392f297"/>
    </style:style>
    <style:style style:name="T403" style:family="text">
      <style:text-properties officeooo:rsid="018fb76b"/>
    </style:style>
    <style:style style:name="T404" style:family="text">
      <style:text-properties officeooo:rsid="039760ee"/>
    </style:style>
    <style:style style:name="T405" style:family="text">
      <style:text-properties officeooo:rsid="0398f483"/>
    </style:style>
    <style:style style:name="T406" style:family="text">
      <style:text-properties officeooo:rsid="039c65bf"/>
    </style:style>
    <style:style style:name="T407" style:family="text">
      <style:text-properties officeooo:rsid="03a5a763"/>
    </style:style>
    <style:style style:name="T408" style:family="text">
      <style:text-properties officeooo:rsid="03a7180d"/>
    </style:style>
    <style:style style:name="T409" style:family="text">
      <style:text-properties officeooo:rsid="03aea73b"/>
    </style:style>
    <style:style style:name="T410" style:family="text">
      <style:text-properties officeooo:rsid="03b314e7"/>
    </style:style>
    <style:style style:name="T411" style:family="text">
      <style:text-properties officeooo:rsid="03bcfa01"/>
    </style:style>
    <style:style style:name="T412" style:family="text">
      <style:text-properties officeooo:rsid="03bddaad"/>
    </style:style>
    <style:style style:name="T413" style:family="text">
      <style:text-properties officeooo:rsid="03c4dfba"/>
    </style:style>
    <style:style style:name="T414" style:family="text">
      <style:text-properties officeooo:rsid="03c7425e"/>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40">Proyecto DAW: </text:p>
      <text:p text:style-name="P41">Easy Time<text:span text:style-name="T40">t</text:span>able.</text:p>
      <text:p text:style-name="P39">Gestor de horarios</text:p>
      <text:p text:style-name="P3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23">Indice</text:p>
          </text:index-title>
          <text:p text:style-name="P235">Descripción del proyecto:<text:tab/>3</text:p>
          <text:p text:style-name="P235">Justificación del proyecto:<text:tab/>4</text:p>
          <text:p text:style-name="P235">Tecnologías empleadas:<text:tab/>4</text:p>
          <text:p text:style-name="P235">Objetivos<text:tab/>4</text:p>
          <text:p text:style-name="P235">Metodologías<text:tab/>8</text:p>
          <text:p text:style-name="P235">Trato del cliente:<text:tab/>10</text:p>
          <text:p text:style-name="P235">Características de un servicio:<text:tab/>10</text:p>
          <text:p text:style-name="P235">Calidad de servicio:<text:tab/>11</text:p>
          <text:p text:style-name="P235">Prevención de riesgos laborales<text:tab/>13</text:p>
          <text:p text:style-name="P235">Prevención de riesgos laborales<text:tab/>13</text:p>
          <text:p text:style-name="P235">Prevención de riesgos en una empresa de programación<text:tab/>13</text:p>
          <text:p text:style-name="P235">Diseño del puesto de trabajo:<text:tab/>16</text:p>
          <text:p text:style-name="P235">Señales de prevención:<text:tab/>19</text:p>
          <text:p text:style-name="P235">Señales de PRL en una oficina<text:tab/>20</text:p>
          <text:p text:style-name="P235">Equipos de protección individual (EPI):<text:tab/>22</text:p>
        </text:index-body>
      </text:table-of-content>
      <text:p text:style-name="P7"/>
      <text:p text:style-name="P7"/>
      <text:p text:style-name="P7"/>
      <text:p text:style-name="P212"><text:toc-mark-start text:id="IMark2617328231720" text:outline-level="1"/><text:span text:style-name="T3">Descripción</text:span><text:span text:style-name="T2"> del proyecto:</text:span><text:toc-mark-end text:id="IMark2617328231720"/></text:p>
      <text:p text:style-name="P10"><text:span text:style-name="T26">Este</text:span><text:span text:style-name="T7"> proyecto consiste en </text:span><text:span text:style-name="T26">desarrollar</text:span><text:span text:style-name="T7"> un programa para gestionar horarios </text:span><text:span text:style-name="T22">lo más completo posible</text:span><text:span text:style-name="T7">, pensado inicialmente </text:span><text:span text:style-name="T11">para a</text:span><text:span text:style-name="T7">lumnos y profesores, </text:span><text:span text:style-name="T8">el cual ir mejorando y ampliando según nuevas necesidades o nuevas tecnologías, hacia un </text:span><text:span text:style-name="T9">ámbito</text:span><text:span text:style-name="T8"> </text:span><text:span text:style-name="T23">y publico </text:span><text:span text:style-name="T8">m</text:span><text:span text:style-name="T23">á</text:span><text:span text:style-name="T8">s </text:span><text:span text:style-name="T23">amplio</text:span><text:span text:style-name="T13">, </text:span><text:span text:style-name="T19">ademas de poner a prueba mis </text:span><text:span text:style-name="T20">habilidades</text:span><text:span text:style-name="T19"> y mis pensamientos, deseos… </text:span><text:span text:style-name="T27">enfocados sobre el</text:span><text:span text:style-name="T19"> </text:span><text:span text:style-name="T21">proyecto</text:span><text:span text:style-name="T20">.</text:span></text:p>
      <text:p text:style-name="P12"/>
      <text:p text:style-name="P9"><text:span text:style-name="T16">Sera</text:span><text:span text:style-name="T7"> </text:span><text:span text:style-name="T10">desarrollado en Java, </text:span><text:span text:style-name="T12">empleando </text:span><text:span text:style-name="T15">y poniendo en practica</text:span><text:span text:style-name="T12"> los conocimientos </text:span><text:span text:style-name="T18">y habilidades </text:span><text:span text:style-name="T12">adquiridos en l</text:span><text:span text:style-name="T14">os ciclos de FP</text:span><text:span text:style-name="T17">G</text:span><text:span text:style-name="T16">S</text:span><text:span text:style-name="T12"> DAW y DAM </text:span><text:span text:style-name="T24">y </text:span><text:span text:style-name="T28">la </text:span><text:span text:style-name="T25">adquisición</text:span><text:span text:style-name="T24"> nuevos conocimientos que sean necesarios para el desarrollo del proyecto</text:span><text:span text:style-name="T12">.</text:span></text:p>
      <text:p text:style-name="P3"/>
      <text:p text:style-name="P13">Durante todo el momento se tendrá en cuenta <text:span text:style-name="T37">la estructura del código para que sea limpio, entendible y comentado, facilitando así el avance del mismo y/o incorporación de nuevos desarrolladores, como también las etapas ciclo de vida y sus objetivos.</text:span></text:p>
      <text:p text:style-name="P13"/>
      <text:p text:style-name="P14"><text:span text:style-name="T42">También</text:span> se <text:span text:style-name="T42">pondrá</text:span> especial <text:span text:style-name="T42">atención</text:span> a la interfaz de usuario para que sea lo m<text:span text:style-name="T42">á</text:span>s <text:span text:style-name="T42">cómoda</text:span> posible de usar e intuitiva <text:span text:style-name="T44">de usar</text:span> para el usuario final, <text:span text:style-name="T43">así como un sistema de ayuda para facilitar el auto-aprendizaje del mismo usuario final con el proyecto</text:span>.</text:p>
      <text:p text:style-name="P14"/>
      <text:p text:style-name="P15">Ademas del programa en si facilitar la exportación de los horarios a distintos formatos ampliando las funcionalidades de este programa indirectamente con el uso de programas de terceros.</text:p>
      <text:p text:style-name="P14"/>
      <text:p text:style-name="P34">Project description:</text:p>
      <text:p text:style-name="P35">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45">thoughts, wishes… focused on the project.</text:span></text:p>
      <text:p text:style-name="P35"/>
      <text:p text:style-name="P36">It will be developed in Java, using and putting into practice the knowledge and skills acquired <text:span text:style-name="T46">in the FPGS DAW and DAM cycles and the acquisition of new knowledge thet is necessary for the development of the project.</text:span></text:p>
      <text:p text:style-name="P36"/>
      <text:p text:style-name="P36">At all times, the structure of the code will be taken into account so that it is clean, understandable and commented, thus facilitating its progress and / or the incorporation of new developers, as well as the life cycle stages and their objectives.</text:p>
      <text:p text:style-name="P36"/>
      <text:p text:style-name="P36"><text:soft-page-break/>Special attention will also be paid to the user interface to make it as comfortable as possible to use and intuitive to use for the end user, as well as a help system to facilitate self-learning by the end user with the project.</text:p>
      <text:p text:style-name="P36"/>
      <text:p text:style-name="P36">In addition to the program itself, facilitating the export of schedules to different formats, expanding the functionalities of this program indirectly with the use of third-party programs.</text:p>
      <text:p text:style-name="P36"/>
      <text:p text:style-name="P36"/>
      <text:p text:style-name="P24"><text:toc-mark-start text:id="IMark2617328231720" text:outline-level="1"/>Justificación del proyecto:<text:toc-mark-end text:id="IMark2617328231720"/></text:p>
      <text:p text:style-name="P18">Con la <text:span text:style-name="T48">superación</text:span> de los <text:span text:style-name="T48">módulos</text:span> de enseñanza de <text:span text:style-name="T48">formación</text:span> profesional media y superior y su correspondiente convalidación, <text:span text:style-name="T50">a </text:span>resultando en entradas y salidas de los centros a distintas horas <text:span text:style-name="T256">a lo largo de la semana</text:span>, <text:span text:style-name="T47">con la correspondiente pregunta “¿A que hora salgo mañana?”.</text:span></text:p>
      <text:p text:style-name="P19">Aun teniendo fácil solución como anotar en un papel las entradas y salidas, considero que un programa puede abarcar más necesidades en otros <text:span text:style-name="T49">ámbitos.</text:span></text:p>
      <text:p text:style-name="P16"/>
      <text:p text:style-name="P17"/>
      <text:p text:style-name="P6"><text:toc-mark-start text:id="IMark2617328231720" text:outline-level="1"/>Tecnologías empleadas:<text:toc-mark-end text:id="IMark2617328231720"/></text:p>
      <text:p text:style-name="P4">Se usara<text:span text:style-name="T30">n las siguientes tecnologías:</text:span></text:p>
      <text:p text:style-name="P4"><text:tab/><text:span text:style-name="T31">JasperReport o IReport: para poder crear informes y exportar a diferentes formatos, incluido html y PDF.</text:span></text:p>
      <text:p text:style-name="P4"><text:tab/><text:span text:style-name="T32">XML: para guardar los horarios y las asignaciones en archivos.</text:span></text:p>
      <text:p text:style-name="P4"><text:tab/><text:span text:style-name="T38">Javadoc: crear documentación sobre el código, facilitando nuevas incorporaciones y entendimiento del código a nuevos desarrolladores.</text:span></text:p>
      <text:p text:style-name="P4"><text:tab/><text:span text:style-name="T41">JavaHelp: para la ayuda y documentación para el usuario final.</text:span></text:p>
      <text:p text:style-name="P4"/>
      <text:p text:style-name="P8"><text:toc-mark-start text:id="IMark2617328232392" text:outline-level="1"/>Objetivos<text:toc-mark-end text:id="IMark2617328232392"/></text:p>
      <text:p text:style-name="P11">Aquí una lista de <text:span text:style-name="T34">fases o ideas</text:span> <text:span text:style-name="T35">que</text:span> se <text:span text:style-name="T33">irán</text:span> implementando y mejorando <text:span text:style-name="T35">en </text:span>el proyecto <text:span text:style-name="T60">durante las distintas versiones, puede no ser realizadas en el orden indicado</text:span>:</text:p>
      <text:p text:style-name="P5"/>
      <text:list xml:id="list2523717582" text:style-name="L1">
        <text:list-item>
          <text:p text:style-name="P237">diseño de la interfaz.</text:p>
        </text:list-item>
        <text:list-item>
          <text:p text:style-name="P238">Añadir <text:span text:style-name="T51">y quitar</text:span> usuarios y módulos <text:span text:style-name="T36">o asignaturas.</text:span></text:p>
        </text:list-item>
        <text:list-item>
          <text:p text:style-name="P239">Implementar <text:span text:style-name="T52">la interfaz d</text:span>el horario en el área de trabajo.</text:p>
        </text:list-item>
        <text:list-item>
          <text:p text:style-name="P240">Uso de varios horarios.</text:p>
        </text:list-item>
        <text:list-item>
          <text:p text:style-name="P239">Guardar <text:span text:style-name="T39">y cargar</text:span> los horarios<text:span text:style-name="T5"> </text:span><text:span text:style-name="T6">en XML.</text:span></text:p>
        </text:list-item>
        <text:list-item>
          <text:p text:style-name="P241"><text:soft-page-break/><text:span text:style-name="T55">E</text:span>xportación <text:span text:style-name="T57">usando la ventana J</text:span>asper <text:span text:style-name="T53">R</text:span>eport.</text:p>
        </text:list-item>
      </text:list>
      <text:p text:style-name="P23">– Hasta aquí considero lo mínimo para presentar siendo una versión funcional </text:p>
      <text:p text:style-name="P22"/>
      <text:list xml:id="list194559820253396" text:continue-numbering="true" text:style-name="L1">
        <text:list-item>
          <text:p text:style-name="P242"><text:span text:style-name="T55">A</text:span>visos de conflictos de tiempo y personas.</text:p>
        </text:list-item>
        <text:list-item>
          <text:p text:style-name="P243"><text:span text:style-name="T58">Implementación</text:span> de JavaHelp <text:span text:style-name="T56">como sistema de ayuda</text:span></text:p>
        </text:list-item>
        <text:list-item>
          <text:p text:style-name="P244"><text:span text:style-name="T54">Exportación</text:span> <text:span text:style-name="T53">directa</text:span> mediante el <text:span text:style-name="T54">menú</text:span> superior <text:span text:style-name="T53">(Archivo, editar…) con la ayuda de <text:s/>Jasper Report.</text:span></text:p>
        </text:list-item>
        <text:list-item>
          <text:p text:style-name="P245">Traducciones.</text:p>
        </text:list-item>
        <text:list-item>
          <text:p text:style-name="P246">Generador de horarios, <text:span text:style-name="T111">método</text:span> o cascada</text:p>
        </text:list-item>
      </text:list>
      <text:p text:style-name="P20"/>
      <text:p text:style-name="P20"/>
      <text:p text:style-name="P21">Ademas de estos objetivos se <text:span text:style-name="T59">tendrá</text:span> en cuenta la estructura del <text:span text:style-name="T59">código</text:span> intentando respetar el <text:span text:style-name="T59">patrón</text:span> modelo-vista-controlador.</text:p>
      <text:p text:style-name="P25"/>
      <text:p text:style-name="P25"/>
      <text:p text:style-name="P26"><text:alphabetical-index-mark-start text:id="IMark2617328231720"/>Investigación:<text:alphabetical-index-mark-end text:id="IMark2617328231720"/></text:p>
      <text:p text:style-name="P26"><text:span text:style-name="T61"><text:tab/></text:span><text:span text:style-name="T81">Programas similares:</text:span></text:p>
      <text:p text:style-name="P28"/>
      <text:p text:style-name="P30"><text:span text:style-name="T110">GHC</text:span><text:span text:style-name="T82">: </text:span></text:p>
      <text:p text:style-name="P31">“Gestión completa de horarios escolares y universitarios</text:p>
      <text:p text:style-name="P31">Presentes en 25 países, en más de 5000 centros de enseñanza.</text:p>
      <text:p text:style-name="P31"/>
      <text:p text:style-name="P31">ORGANIZACIÓN</text:p>
      <text:p text:style-name="P31">Organiza de forma objetiva los horarios para centros educativos de cualquier complejidad, aulas, profesores, sesiones, etc.</text:p>
      <text:p text:style-name="P31"/>
      <text:p text:style-name="P31">COMPATIBILIDAD</text:p>
      <text:p text:style-name="P31">GHC es compatible con la mayoría de las aplicaciones de gestión académica utilizadas por los centros educativos.</text:p>
      <text:p text:style-name="P31"/>
      <text:p text:style-name="P31">OPTIMIZACIÓN DE RECURSOS</text:p>
      <text:p text:style-name="P31">Compagina los requisitos académicos, pedagógicos y organizativos, con los recursos humanos y materiales del centro docente.”</text:p>
      <text:p text:style-name="P29"><text:bibliography-mark text:identifier="Peñalara" text:bibliography-type="www" text:author="Peñalara Software" text:url="https://www.penalara.com/es" text:custom2="https://www.penalara.com/es">(Peñalara)</text:bibliography-mark></text:p>
      <text:p text:style-name="P29"/>
      <text:p text:style-name="P32"><text:soft-page-break/>DocCF</text:p>
      <text:p text:style-name="P29">“Control escolar, académico y administrativo para academias, colegios y jardines infantiles. Flexible a cualquier sistema educativo.</text:p>
      <text:p text:style-name="P29"/>
      <text:p text:style-name="P29">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29"/>
      <text:p text:style-name="P33">FET</text:p>
      <text:p text:style-name="P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9"/>
      <text:p text:style-name="P179"/>
      <text:p text:style-name="P181">Generador de horarios de ARASAAC</text:p>
      <text:p text:style-name="P180">“<text:span text:style-name="T83">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80"/>
      <text:p text:style-name="P180"/>
      <text:p text:style-name="P180"/>
      <text:p text:style-name="P37"><text:span text:style-name="T112">12 </text:span>Homework</text:p>
      <text:p text:style-name="P180"><text:span text:style-name="T83">“Con un máximo de 20 al día, esta herramienta hace posible un seguimiento detallado tanto de las tareas a realizar como de sus horarios. Permite la inclusión de </text:span><text:span text:style-name="Strong_20_Emphasis"><text:span text:style-name="T83">información adicional</text:span></text:span><text:span text:style-name="T83">, como el nombre del profesor o la asignatura a impartir, y la opción de editarla 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80"/>
      <text:p text:style-name="P214"><text:alphabetical-index-mark-start text:id="IMark2617328231720"/>Materiales<text:alphabetical-index-mark-end text:id="IMark2617328231720"/>:</text:p>
      <text:p text:style-name="P50"/>
      <text:p text:style-name="P51">Programas:</text:p>
      <text:p text:style-name="P52"/>
      <text:p text:style-name="P48"><text:span text:style-name="T70">Programación</text:span><text:span text:style-name="T61">:</text:span></text:p>
      <text:p text:style-name="P68"/>
      <text:p text:style-name="P42"><text:span text:style-name="T63">Código</text:span><text:span text:style-name="T61">:</text:span></text:p>
      <text:p text:style-name="P52"><text:tab/>Eclipse: plataforma IDE para el desarrollo de código.</text:p>
      <text:p text:style-name="P188"><text:span text:style-name="T125"><text:tab/>-</text:span><text:span text:style-name="T124">Licencia: Eclipse Public License </text:span><text:span text:style-name="T129">(</text:span><text:a xlink:type="simple" xlink:href="https://www.eclipse.org/legal/epl-v10.html" text:style-name="Internet_20_link" text:visited-style-name="Visited_20_Internet_20_Link">Enlace</text:a><text:span text:style-name="T92">)</text:span><text:span text:style-name="T93">.</text:span></text:p>
      <text:p text:style-name="P52"/>
      <text:p text:style-name="P51">Plugins Eclipse:</text:p>
      <text:p text:style-name="P53"><text:tab/>Windows Builder: plugin para Eclipse para el desarrollo de interfaces.</text:p>
      <text:p text:style-name="P55"><text:tab/>-<text:span text:style-name="T257">Licencia: </text:span><text:span text:style-name="T95">Eclipse Public License </text:span><text:span text:style-name="T96">(</text:span><text:a xlink:type="simple" xlink:href="https://www.eclipse.org/legal/epl-v10.html" text:style-name="Internet_20_link" text:visited-style-name="Visited_20_Internet_20_Link">Enlace</text:a><text:span text:style-name="T94">)</text:span><text:span text:style-name="T93">.</text:span></text:p>
      <text:p text:style-name="P52"/>
      <text:p text:style-name="P182"><text:span text:style-name="T115">Apis </text:span><text:span text:style-name="T116">y </text:span><text:span text:style-name="T117">librerías</text:span><text:span text:style-name="T116"> externas</text:span><text:span text:style-name="T115">:</text:span></text:p>
      <text:p text:style-name="P46"><text:span text:style-name="T61"><text:tab/></text:span><text:span text:style-name="T62">JasperReport: biblioteca de creación de informes.</text:span></text:p>
      <text:p text:style-name="P47"><text:span text:style-name="T62"><text:tab/></text:span><text:span text:style-name="T71">-</text:span><text:span text:style-name="T72">Licencia: </text:span><text:span text:style-name="T97">Eclipse Public License </text:span><text:span text:style-name="T98">(</text:span><text:a xlink:type="simple" xlink:href="https://www.eclipse.org/legal/epl-v10.html" text:style-name="Internet_20_link" text:visited-style-name="Visited_20_Internet_20_Link">Enlace</text:a><text:span text:style-name="T92">)</text:span><text:span text:style-name="T91">.</text:span></text:p>
      <text:p text:style-name="P189"><text:span text:style-name="T116"><text:tab/></text:span><text:span text:style-name="T117">JavaHelp: “</text:span><text:span text:style-name="T85">expansión de </text:span><text:a xlink:type="simple" xlink:href="https://es.wikipedia.org/wiki/Lenguaje_de_programación_Java" text:style-name="Internet_20_link" text:visited-style-name="Visited_20_Internet_20_Link"><text:span text:style-name="T87">Java</text:span></text:a><text:span text:style-name="T86"> </text:span><text:span text:style-name="T85">que facilita la programación de las ventanas de ayuda</text:span><text:span text:style-name="T63"> </text:span></text:p>
      <text:p text:style-name="P189"><text:span text:style-name="T117">”</text:span><text:span text:style-name="T117"><text:bibliography-mark text:identifier="JavaHelp" text:bibliography-type="inbook" text:author="M. Domínguez-Dorado">(JavaHelp)</text:bibliography-mark></text:span></text:p>
      <text:p text:style-name="P189"><text:span text:style-name="T117">/**</text:span><text:span text:style-name="T118">WIKI javahelp</text:span><text:span text:style-name="T117">**/</text:span></text:p>
      <text:p text:style-name="P189"><text:span text:style-name="T117"><text:tab/>-</text:span><text:span text:style-name="T126">Licencia: en la propia descarga de la librería.</text:span></text:p>
      <text:p text:style-name="P66"/>
      <text:p text:style-name="P54"/>
      <text:p text:style-name="P45"><text:span text:style-name="T29">Ejecución</text:span><text:span text:style-name="T61">:</text:span></text:p>
      <text:p text:style-name="P44"><text:span text:style-name="T67">Maquina virtual </text:span><text:span text:style-name="T61">Java: </text:span><text:span text:style-name="T67">ejecuta aplicaciones en Java.</text:span></text:p>
      <text:p text:style-name="P56"/>
      <text:p text:style-name="P69">Control de versiones:</text:p>
      <text:p text:style-name="P57"><text:tab/>GitHub: plataforma de control de versiones.</text:p>
      <text:p text:style-name="P58"/>
      <text:p text:style-name="P58"/>
      <text:p text:style-name="P58"/>
      <text:p text:style-name="P48"><text:span text:style-name="T61">Otros </text:span><text:span text:style-name="T68">programas</text:span><text:span text:style-name="T29">:</text:span></text:p>
      <text:p text:style-name="P52"/>
      <text:p text:style-name="P42"><text:span text:style-name="T63">Imágenes</text:span><text:span text:style-name="T61">:</text:span></text:p>
      <text:p text:style-name="P52"><text:tab/>Inkscape: programa de dibujo vectorial.</text:p>
      <text:p text:style-name="P190"><text:span text:style-name="T125"><text:tab/>-</text:span><text:span text:style-name="T127">Licencia: GPLv3 </text:span><text:span text:style-name="T141">(</text:span><text:a xlink:type="simple" xlink:href="https://es.wikipedia.org/wiki/GPLv3" text:style-name="Internet_20_link" text:visited-style-name="Visited_20_Internet_20_Link"><text:span text:style-name="T89">Enlace</text:span></text:a><text:span text:style-name="T90">)</text:span><text:span text:style-name="T89">.</text:span></text:p>
      <text:p text:style-name="P52"/>
      <text:p text:style-name="P43"><text:span text:style-name="T63">Documentación</text:span><text:span text:style-name="T61">:</text:span></text:p>
      <text:p text:style-name="P43"><text:span text:style-name="T61"><text:tab/></text:span><text:span text:style-name="T64">Libre </text:span><text:span text:style-name="T69">O</text:span><text:span text:style-name="T64">ffice </text:span><text:span text:style-name="T65">Writer</text:span><text:span text:style-name="T64">: </text:span><text:span text:style-name="T66">Creador de documentos.</text:span></text:p>
      <text:p text:style-name="P191"><text:span text:style-name="T128"><text:tab/>-</text:span><text:span text:style-name="T129">Licencia: LGPLv3 </text:span><text:span text:style-name="T130">y MPL </text:span><text:span text:style-name="T131">(</text:span><text:a xlink:type="simple" xlink:href="https://es.libreoffice.org/acerca-de/licencias/" text:style-name="Internet_20_link" text:visited-style-name="Visited_20_Internet_20_Link"><text:span text:style-name="T129">Enlace</text:span></text:a><text:span text:style-name="T131">).</text:span></text:p>
      <text:p text:style-name="P59"/>
      <text:p text:style-name="P60">Diagramas:</text:p>
      <text:p text:style-name="P183"><text:span text:style-name="T118"><text:tab/>DIA: “</text:span><text:span text:style-name="T84">propósito general para la creación de diagramas</text:span><text:span text:style-name="T118">”</text:span><text:span text:style-name="T118"><text:bibliography-mark text:identifier="DIA wiki" text:bibliography-type="manual" text:title="Documentation for Dia" text:url="https://wiki.gnome.org/Apps/Dia/Documentation">(DIA wiki)</text:bibliography-mark></text:span></text:p>
      <text:p text:style-name="P183"><text:span text:style-name="T118">/** </text:span><text:span text:style-name="T119">WIKI dia</text:span><text:span text:style-name="T118">**/</text:span></text:p>
      <text:p text:style-name="P183"><text:span text:style-name="T118"><text:tab/>-</text:span><text:span text:style-name="T131">Licencia: GNU (</text:span><text:a xlink:type="simple" xlink:href="https://www.gnu.org/licenses/gpl-3.0.html" text:style-name="Internet_20_link" text:visited-style-name="Visited_20_Internet_20_Link"><text:span text:style-name="T131">Enlace</text:span></text:a><text:span text:style-name="T131">).</text:span></text:p>
      <text:p text:style-name="P67"><text:tab/></text:p>
      <text:p text:style-name="P60"/>
      <text:p text:style-name="P184"><text:soft-page-break/><text:span text:style-name="T135">S</text:span><text:span text:style-name="T134">istema Operativo</text:span><text:span text:style-name="T136">s</text:span><text:span text:style-name="T114">:</text:span></text:p>
      <text:p text:style-name="P61"/>
      <text:p text:style-name="P62">Windows 10</text:p>
      <text:p text:style-name="P62">Ubuntu</text:p>
      <text:p text:style-name="P192"><text:span text:style-name="T132">-</text:span><text:span text:style-name="T133">Licencia: </text:span><text:a xlink:type="simple" xlink:href="https://es.wikipedia.org/wiki/GPL" text:style-name="Internet_20_link" text:visited-style-name="Visited_20_Internet_20_Link"><text:span text:style-name="T88">GPL</text:span></text:a><text:span text:style-name="T99">, y otras licencias libres</text:span> <text:s/>/*<text:span text:style-name="T258">WIKI ubuntu</text:span>*/</text:p>
      <text:p text:style-name="P61"/>
      <text:p text:style-name="P57"/>
      <text:p text:style-name="P185"><text:toc-mark-start text:id="IMark2617328231720" text:outline-level="1"/><text:span text:style-name="T137">Metodologías</text:span><text:toc-mark-end text:id="IMark2617328231720"/><text:span text:style-name="T114">:</text:span></text:p>
      <text:p text:style-name="P63"/>
      <text:p text:style-name="P185"><text:span text:style-name="T139">Ciclo</text:span><text:span text:style-name="T138"> de vida</text:span><text:span text:style-name="T114">:</text:span></text:p>
      <text:p text:style-name="P186"><text:span text:style-name="T120">El ciclo de vida sera en </text:span><text:span text:style-name="T121">espiral</text:span><text:span text:style-name="T120"> <text:s/></text:span><text:span text:style-name="T122">de cuatro secciones: </text:span></text:p>
      <text:list xml:id="list3530617952" text:style-name="L2">
        <text:list-item>
          <text:p text:style-name="P354"><text:span text:style-name="T122">T</text:span><text:span text:style-name="T114">oma de decisión: se decide el siguiente objetivo del desarrollo.</text:span></text:p>
        </text:list-item>
        <text:list-item>
          <text:p text:style-name="P247">Planificación: se estudia y genera una estrategia para el objetivos.</text:p>
        </text:list-item>
        <text:list-item>
          <text:p text:style-name="P247">Desarrollo: se desarrolla el proyecto hacia el objetivo.</text:p>
        </text:list-item>
        <text:list-item>
          <text:p text:style-name="P247">Evaluación: se determina si se ha alcanzado el objetivo.</text:p>
        </text:list-item>
      </text:list>
      <text:p text:style-name="P64"/>
      <text:p text:style-name="P187"><text:span text:style-name="T122">E</text:span><text:span text:style-name="T114">n caso de que </text:span><text:span text:style-name="T123">la</text:span><text:span text:style-name="T114"> evaluación o desarrollo </text:span><text:span text:style-name="T123">sean negativas, </text:span><text:span text:style-name="T114">se volverá a la planificación con un nuevo plan.</text:span></text:p>
      <text:p text:style-name="P65"/>
      <text:p text:style-name="P65"/>
      <text:p text:style-name="P49">Diagrama de clases:</text:p>
      <text:p text:style-name="P49"/>
      <text:p text:style-name="P49"/>
      <text:p text:style-name="P215">parte empresa</text:p>
      <text:p text:style-name="P312"><text:toc-mark-start text:id="IMark2617328231720" text:outline-level="1"/>DAM RA 01: Estructura y organización de la empresa<text:toc-mark-end text:id="IMark2617328231720"/></text:p>
      <text:p text:style-name="P70"/>
      <text:p text:style-name="P70"/>
      <text:p text:style-name="P73"><text:toc-mark-start text:id="IMark2617328231720" text:outline-level="1"/><text:span text:style-name="T2">Empresa</text:span><text:toc-mark-end text:id="IMark2617328231720"/>:</text:p>
      <text:p text:style-name="P88">Websystem <text:span text:style-name="T268">es una a</text:span>gencia de <text:span text:style-name="T268">m</text:span>arketing <text:span text:style-name="T268">digital, la cual crea aplicaciones, paginas web, ERP, posicionamiento SEO , </text:span><text:span text:style-name="T269">campañas de anuncios, entre otras cosas</text:span></text:p>
      <text:p text:style-name="P199"><text:span text:style-name="T166">Enlace: </text:span><text:a xlink:type="simple" xlink:href="https://websystem.es/" text:style-name="Internet_20_link" text:visited-style-name="Visited_20_Internet_20_Link"><text:span text:style-name="T113">https://websystem.es/</text:span></text:a> </text:p>
      <text:p text:style-name="P70"/>
      <text:p text:style-name="P72">Organigrama empresa:</text:p>
      <text:p text:style-name="P74"><draw:frame draw:style-name="fr2" draw:name="Marco1" text:anchor-type="char" svg:width="17.59cm" draw:z-index="1"><draw:text-box fo:min-height="6.008cm"><text:p text:style-name="Figure"><draw:frame draw:style-name="fr3"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70"/>
      <text:p text:style-name="P71"/>
      <text:p text:style-name="P71">DAFO:</text:p>
      <table:table table:name="Tabla1" table:style-name="Tabla1">
        <table:table-column table:style-name="Tabla1.A"/>
        <table:table-column table:style-name="Tabla1.B"/>
        <table:table-column table:style-name="Tabla1.C"/>
        <table:table-row>
          <table:table-cell table:style-name="Tabla1.A1" office:value-type="string">
            <text:p text:style-name="P224"/>
          </table:table-cell>
          <table:table-cell table:style-name="Tabla1.B1" office:value-type="string">
            <text:p text:style-name="P225">Interno</text:p>
          </table:table-cell>
          <table:table-cell table:style-name="Tabla1.C1" office:value-type="string">
            <text:p text:style-name="P225">Externo</text:p>
          </table:table-cell>
        </table:table-row>
        <table:table-row>
          <table:table-cell table:style-name="Tabla1.A2" office:value-type="string">
            <text:p text:style-name="P225">Putos <text:span text:style-name="T259">débiles</text:span></text:p>
          </table:table-cell>
          <table:table-cell table:style-name="Tabla1.B2" office:value-type="string">
            <text:p text:style-name="P226">Debilidades:</text:p>
            <text:list xml:id="list4247360685" text:style-name="L3">
              <text:list-item>
                <text:p text:style-name="P391"><text:span text:style-name="T261">L</text:span>ocal pequeño.</text:p>
              </text:list-item>
              <text:list-item>
                <text:p text:style-name="P392">Conocimientos limitados</text:p>
              </text:list-item>
            </text:list>
          </table:table-cell>
          <table:table-cell table:style-name="Tabla1.C2" office:value-type="string">
            <text:p text:style-name="P226">Amenazas:</text:p>
            <text:list xml:id="list3888594191" text:style-name="L4">
              <text:list-item>
                <text:p text:style-name="P394">Elevada competencia.</text:p>
              </text:list-item>
              <text:list-item>
                <text:p text:style-name="P403"><text:span text:style-name="T149">Cambios de </text:span><text:span text:style-name="T150">tecnologías.</text:span></text:p>
              </text:list-item>
              <text:list-item>
                <text:p text:style-name="P395">Alta <text:span text:style-name="T260">demanda</text:span> de clientes.</text:p>
              </text:list-item>
              <text:list-item>
                <text:p text:style-name="P404"><text:span text:style-name="T150">Crisis </text:span><text:span text:style-name="T252">del </text:span><text:span text:style-name="T253">país.</text:span></text:p>
              </text:list-item>
              <text:list-item>
                <text:p text:style-name="P397">Relaciones <text:span text:style-name="T262">país.</text:span></text:p>
              </text:list-item>
            </text:list>
          </table:table-cell>
        </table:table-row>
        <table:table-row table:style-name="Tabla1.3">
          <table:table-cell table:style-name="Tabla1.A3" office:value-type="string">
            <text:p text:style-name="P225">Puntos fuertes</text:p>
          </table:table-cell>
          <table:table-cell table:style-name="Tabla1.B3" office:value-type="string">
            <text:p text:style-name="P226">Fortalezas:</text:p>
            <text:list xml:id="list1820792790" text:style-name="L5">
              <text:list-item>
                <text:p text:style-name="P396">Fácil organización.</text:p>
              </text:list-item>
              <text:list-item>
                <text:p text:style-name="P398">Alto conocimiento en los sectores.</text:p>
              </text:list-item>
              <text:list-item>
                <text:p text:style-name="P406"><text:span text:style-name="T150">V</text:span><text:span text:style-name="T113">ariedad de servicios o productos.</text:span></text:p>
              </text:list-item>
              <text:list-item>
                <text:p text:style-name="P405"><text:span text:style-name="T255">Clientes </text:span><text:span text:style-name="T254">satisfechos</text:span></text:p>
              </text:list-item>
            </text:list>
          </table:table-cell>
          <table:table-cell table:style-name="Tabla1.C3" office:value-type="string">
            <text:p text:style-name="P226">Oportunidades:</text:p>
            <text:list xml:id="list294379122" text:style-name="L6">
              <text:list-item>
                <text:p text:style-name="P399">Herramientas y frameworks <text:span text:style-name="T270">para el desarrollo</text:span>.</text:p>
              </text:list-item>
              <text:list-item>
                <text:p text:style-name="P399">Alumnos en practicas.</text:p>
              </text:list-item>
              <text:list-item>
                <text:p text:style-name="P393">Oportunidad de aprender</text:p>
              </text:list-item>
            </text:list>
          </table:table-cell>
        </table:table-row>
      </table:table>
      <text:p text:style-name="P71"/>
      <text:p text:style-name="P71"/>
      <text:p text:style-name="P218"><text:toc-mark-start text:id="IMark2617328231720" text:outline-level="1"/>Trato del cliente:<text:toc-mark-end text:id="IMark2617328231720"/></text:p>
      <text:p text:style-name="P89"/>
      <text:p text:style-name="P200"><text:span text:style-name="T167">Cada cliente </text:span><text:span text:style-name="T168">tiene una personalidad, manera de ser, necesidades, </text:span><text:span text:style-name="T174">etc,</text:span><text:span text:style-name="T168"> </text:span><text:span text:style-name="T169">n</text:span><text:span text:style-name="T168">uestra </text:span><text:span text:style-name="T170">finalidad</text:span><text:span text:style-name="T168"> es que nos compre </text:span><text:span text:style-name="T182">el producto</text:span><text:span text:style-name="T168"> o contrate el servicio</text:span><text:span text:style-name="T170"> y que quede satisfecho para que vuelva </text:span><text:span text:style-name="T181">hacerlo</text:span><text:span text:style-name="T170">,</text:span><text:span text:style-name="T168"> </text:span><text:span text:style-name="T169">por lo que es muy importante atender </text:span><text:span text:style-name="T176">y tratar</text:span><text:span text:style-name="T169"> de una manera especifica, </text:span><text:span text:style-name="T183">ademas de ofrecer diferentes cantidades,</text:span><text:span text:style-name="T169"> a cada uno </text:span><text:span text:style-name="T171">para que </text:span><text:span text:style-name="T172">estén</text:span><text:span text:style-name="T171"> satisfechos y expandan el nombre de la empresa por el boca a boca</text:span><text:span text:style-name="T173">(mucho mejor que usar publicidad)</text:span><text:span text:style-name="T169">.</text:span></text:p>
      <text:p text:style-name="P89"/>
      <text:p text:style-name="P89"/>
      <text:p text:style-name="P91"><text:span text:style-name="T296">/** </text:span><text:span text:style-name="T297">listar los tipos de cliente </text:span><text:span text:style-name="T298">de las paginas web?</text:span><text:span text:style-name="T297"> *</text:span><text:span text:style-name="T299">*/ </text:span><text:s/></text:p>
      <text:p text:style-name="P108"/>
      <text:p text:style-name="P92"><text:span text:style-name="T271">S</text:span>e pueden clasificar:</text:p>
      <text:p text:style-name="P92"/>
      <text:list xml:id="list3553347474" text:style-name="L7">
        <text:list-item>
          <text:p text:style-name="P248">Clientes potenciales:</text:p>
        </text:list-item>
      </text:list>
      <text:p text:style-name="P92">Son clientes los cuales la empresa tiene los productos que busca <text:span text:style-name="T272">o que les interesa y </text:span><text:span text:style-name="T292">disponen</text:span><text:span text:style-name="T272"> de los medios par adquirir los productos </text:span><text:span text:style-name="T294">pero no conocen la empresa </text:span><text:span text:style-name="T295">hay que distinguirse de la competencia</text:span><text:span text:style-name="T272">.</text:span></text:p>
      <text:p text:style-name="P201"><text:span text:style-name="T175">“</text:span><text:span text:style-name="T104">Un cliente potencial necesita la solución que ofreces, pero antes </text:span><text:span text:style-name="Strong_20_Emphasis"><text:span text:style-name="T105">debe conocer más</text:span></text:span><text:span text:style-name="T106"> </text:span><text:span text:style-name="T104">y estar convencido de que resolverás sus necesidades y cubrirás sus expectativas.</text:span> <text:span text:style-name="T175">”</text:span><text:span text:style-name="T175"><text:bibliography-mark text:identifier="Gananci_CLIENTES" text:bibliography-type="article" text:author="gananci" text:title="Cómo tratar a los diferentes tipos de clientes en tu negocio" text:year="14/02/2018" text:url="https://gananci.org/tipos-de-clientes/#Como%20tratar%20a%20los%20diferentes%20tipos%20de%20clientes">(Gananci_CLIENTES)</text:bibliography-mark></text:span></text:p>
      <text:p text:style-name="P92"/>
      <text:p text:style-name="P92"/>
      <text:list xml:id="list194559177711768" text:continue-numbering="true" text:style-name="L7">
        <text:list-item>
          <text:p text:style-name="P248">Los clientes de compra ocasional</text:p>
        </text:list-item>
      </text:list>
      <text:p text:style-name="P90"/>
      <text:p text:style-name="P90"/>
      <text:p text:style-name="P89"/>
      <text:p text:style-name="P89"><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89"/>
      <text:p text:style-name="P89"><text:a xlink:type="simple" xlink:href="https://globalkamconsultoresretail.com/tipos-de-clientes/" text:style-name="Internet_20_link" text:visited-style-name="Visited_20_Internet_20_Link">https://globalkamconsultoresretail.com/tipos-de-clientes/</text:a> </text:p>
      <text:p text:style-name="P89"/>
      <text:p text:style-name="P89"/>
      <text:p text:style-name="P89"/>
      <text:p text:style-name="P93"><text:toc-mark-start text:id="IMark2617328231720" text:outline-level="1"/>Características de un servicio:<text:toc-mark-end text:id="IMark2617328231720"/></text:p>
      <text:p text:style-name="P93"/>
      <text:list xml:id="list4171276642" text:style-name="L8">
        <text:list-item>
          <text:p text:style-name="P249"><text:span text:style-name="T107">Intangibilidad</text:span> </text:p>
        </text:list-item>
      </text:list>
      <text:p text:style-name="P203"><text:span text:style-name="T177">“</text:span><text:span text:style-name="T108">Los servicios no son objetos, más bien son resultados de un cierto proceso.</text:span><text:span text:style-name="T177">” </text:span><text:span text:style-name="T17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94">Ejemplos: ver <text:span text:style-name="T274">películas</text:span> en streaming, servicios de <text:span text:style-name="T336">atención</text:span> al cliente, ir al dentista...</text:p>
      <text:p text:style-name="P93"/>
      <text:list xml:id="list194559356841879" text:continue-numbering="true" text:style-name="L8">
        <text:list-item>
          <text:p text:style-name="P249"><text:span text:style-name="T107">Inseparabilidad</text:span> </text:p>
        </text:list-item>
      </text:list>
      <text:p text:style-name="P204"><text:span text:style-name="T177">“</text:span><text:span text:style-name="T109">se producen y consumen al mismo tiempo, incluso con participación del cliente en el proceso: escuela, banco, dentista, hotel, restaurante, transporte </text:span><text:span text:style-name="T177">”</text:span><text:span text:style-name="T17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93"/>
      <text:p text:style-name="P93"/>
      <text:list xml:id="list194559868678909" text:continue-numbering="true" text:style-name="L8">
        <text:list-item>
          <text:p text:style-name="P249"><text:soft-page-break/><text:span text:style-name="T107">Heterogeneidad</text:span> </text:p>
        </text:list-item>
      </text:list>
      <text:p text:style-name="P202"><text:span text:style-name="T177">“</text:span><text:span text:style-name="T108">difícil de prestar siempre con la misma calidad</text:span> <text:span text:style-name="T177">”</text:span><text:span text:style-name="T17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95">se debe a que <text:span text:style-name="T273">son los mismos empleados los que dan el </text:span><text:span text:style-name="T274">servicio</text:span></text:p>
      <text:p text:style-name="P93"/>
      <text:list xml:id="list194560890309587" text:continue-numbering="true" text:style-name="L8">
        <text:list-item>
          <text:p text:style-name="P249"><text:span text:style-name="T107">Caducidad</text:span> </text:p>
        </text:list-item>
      </text:list>
      <text:p text:style-name="P202"><text:span text:style-name="T177">“</text:span><text:span text:style-name="T108">si no se vende, se pierde</text:span> <text:span text:style-name="T177">”</text:span><text:span text:style-name="T17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96">los servicios requieren un mantenimiento por estar activos, si no <text:span text:style-name="T275">están</text:span> produciendo este tiempo de desperdicia.</text:p>
      <text:p text:style-name="P93"/>
      <text:p text:style-name="P93"/>
      <text:p text:style-name="P93"><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93"/>
      <text:p text:style-name="P93"><text:a xlink:type="simple" xlink:href="https://www.foromarketing.com/tipos-de-clientes-y-sus-caracteristicas/" text:style-name="Internet_20_link" text:visited-style-name="Visited_20_Internet_20_Link">https://www.foromarketing.com/tipos-de-clientes-y-sus-caracteristicas/</text:a> </text:p>
      <text:p text:style-name="P93"/>
      <text:p text:style-name="P93"/>
      <text:p text:style-name="P93"/>
      <text:p text:style-name="P97"><text:toc-mark-start text:id="IMark2617328234792" text:outline-level="1"/>Calidad de servicio:<text:toc-mark-end text:id="IMark2617328234792"/></text:p>
      <text:p text:style-name="P98">La calidad de un servicio no es <text:span text:style-name="T279">solo </text:span><text:span text:style-name="T280">el</text:span> resultado de entregar el producto o realizar <text:span text:style-name="T276">el servicio</text:span>, si no, de otros factores: como se ha realizado, cuanto a durado o esperado, <text:span text:style-name="T276">el trato con el cliente, la comunicación y la relación que ha habido con el cliente </text:span><text:span text:style-name="T277">o incluso la </text:span><text:span text:style-name="T278">información</text:span><text:span text:style-name="T277"> que ha tenido, </text:span><text:span text:style-name="T281">los cuales hay que tener en cuenta, </text:span><text:span text:style-name="T291">entre otros, ademas que pueden variar de un servicio a otro</text:span><text:span text:style-name="T276">.</text:span></text:p>
      <text:p text:style-name="P99"/>
      <text:p text:style-name="P101">De acuerdo con los factores contemplados dar un buen servicio se <text:span text:style-name="T282">debería</text:span>:</text:p>
      <text:p text:style-name="P101"/>
      <text:list xml:id="list1669842394" text:style-name="L9">
        <text:list-item>
          <text:p text:style-name="P332">un buen trato con el cliente.</text:p>
        </text:list-item>
      </text:list>
      <text:p text:style-name="P314">Hacer que el cliente se sienta <text:span text:style-name="T404">único</text:span>, entendido y <text:span text:style-name="T404">satisfecho</text:span> ademas o<text:span text:style-name="T403">frecer lo que el cliente busca.</text:span></text:p>
      <text:p text:style-name="P102"/>
      <text:list xml:id="list194560078727064" text:continue-numbering="true" text:style-name="L9">
        <text:list-item>
          <text:p text:style-name="P333"><text:span text:style-name="T405">Duracion</text:span> del servicio.</text:p>
        </text:list-item>
      </text:list>
      <text:p text:style-name="P103">Cuanto menos espere el cliente en iniciar el servicio mejor, <text:span text:style-name="T283">o en que termine</text:span></text:p>
      <text:p text:style-name="P103"><text:span text:style-name="T283">(Ejemplos: Hacer cola, </text:span><text:span text:style-name="T284">el </text:span><text:span text:style-name="T289">paquete en el servicio de</text:span><text:span text:style-name="T284"> transporte de una </text:span><text:span text:style-name="T283">comprar </text:span><text:span text:style-name="T284">Online</text:span><text:span text:style-name="T283">).</text:span></text:p>
      <text:p text:style-name="P102"/>
      <text:list xml:id="list194560785240802" text:continue-numbering="true" text:style-name="L9">
        <text:list-item>
          <text:p text:style-name="P334">Ser sincero</text:p>
        </text:list-item>
      </text:list>
      <text:p text:style-name="P105">Si pasa algo con su servicio comunicarlo y afrontar el fallo, así mismo ofrecer otro servicio <text:span text:style-name="T287">o </text:span><text:span text:style-name="T290">solución.</text:span></text:p>
      <text:p text:style-name="P105"/>
      <text:list xml:id="list194560931687231" text:continue-numbering="true" text:style-name="L9">
        <text:list-item>
          <text:p text:style-name="P335">buena <text:span text:style-name="T285">información</text:span></text:p>
        </text:list-item>
      </text:list>
      <text:p text:style-name="P205"><text:span text:style-name="T178">dar </text:span><text:span text:style-name="T180">información</text:span><text:span text:style-name="T178"> actualizada sobre </text:span><text:span text:style-name="T179">el</text:span><text:span text:style-name="T178"> servicio.</text:span></text:p>
      <text:p text:style-name="P205"><text:span text:style-name="T178">(Ejemplo: </text:span><text:span text:style-name="T235">localización</text:span><text:span text:style-name="T178"> </text:span><text:span text:style-name="T236">del </text:span><text:span text:style-name="T178">paquete </text:span><text:span text:style-name="T236">enviado en el </text:span><text:span text:style-name="T178">servicio de </text:span><text:span text:style-name="T235">transporte</text:span><text:span text:style-name="T178">).</text:span></text:p>
      <text:p text:style-name="P105"/>
      <text:list xml:id="list194560749540044" text:continue-numbering="true" text:style-name="L9">
        <text:list-item>
          <text:p text:style-name="P337">Puntualidad</text:p>
        </text:list-item>
      </text:list>
      <text:p text:style-name="P107">Si se indica una hora, es en ese momento <text:span text:style-name="T288">se realiza el servicio</text:span>.</text:p>
      <text:p text:style-name="P106"/>
      <text:list xml:id="list194560290597808" text:continue-numbering="true" text:style-name="L9">
        <text:list-item>
          <text:p text:style-name="P336">Confiabilidad</text:p>
        </text:list-item>
      </text:list>
      <text:p text:style-name="P206">“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04"><text:soft-page-break/>Aparte de estos factores de cara al cliente <text:span text:style-name="T282">también</text:span> es importante la parte interna como un buen sistema de procedimientos definido, equipo adecuado, personal formado, <text:span text:style-name="T286">los cuales en conjunto mejoraran el servicio</text:span>.</text:p>
      <text:p text:style-name="P104"/>
      <text:p text:style-name="P100"><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00"/>
      <text:p text:style-name="P100"><text:a xlink:type="simple" xlink:href="https://www.entrepreneur.com/article/268543" text:style-name="Internet_20_link" text:visited-style-name="Visited_20_Internet_20_Link">https://www.entrepreneur.com/article/268543</text:a> </text:p>
      <text:p text:style-name="P100"/>
      <text:p text:style-name="P100"><text:a xlink:type="simple" xlink:href="https://www.ecured.cu/Calidad_de_los_Servicios" text:style-name="Internet_20_link" text:visited-style-name="Visited_20_Internet_20_Link">https://www.ecured.cu/Calidad_de_los_Servicios</text:a> </text:p>
      <text:p text:style-name="P100"/>
      <text:p text:style-name="P100"/>
      <text:p text:style-name="P100"/>
      <text:p text:style-name="P220"><text:toc-mark-start text:id="IMark2617328231720" text:outline-level="1"/><text:toc-mark-start text:id="IMark2617328232104" text:outline-level="1"/><text:span text:style-name="T100">Prevención de riesgos </text:span><text:span text:style-name="T101">laborales</text:span><text:toc-mark-end text:id="IMark2617328232104"/><text:toc-mark-end text:id="IMark2617328231720"/></text:p>
      <text:p text:style-name="P146"/>
      <text:p text:style-name="P120">Se trata de un conjunto de normas, <text:span text:style-name="T305">leyes,</text:span><text:span text:style-name="T300"> regulaciones </text:span><text:span text:style-name="T305">y recomendaciones</text:span><text:span text:style-name="T300"> </text:span>las cuales <text:span text:style-name="T300">tratan de evitar riesgos que afecten a la salud </text:span><text:span text:style-name="T301">y seguridad,</text:span><text:span text:style-name="T300"> de los trabajadores y demás personas.</text:span></text:p>
      <text:p text:style-name="P116"/>
      <text:p text:style-name="P116">Para ello se ponen en practica <text:span text:style-name="T302">los planes de </text:span><text:span text:style-name="T303">prevención</text:span><text:span text:style-name="T302">, los cuales recopilan los posibles peligros, soluciones,</text:span><text:span text:style-name="T303"> acciones,</text:span><text:span text:style-name="T304"> equipo </text:span><text:span text:style-name="T306">(</text:span><text:span text:style-name="T307">tanto </text:span><text:span text:style-name="T306">individual y de trabajo) </text:span><text:span text:style-name="T311">y señalización </text:span><text:span text:style-name="T303">para minimizar el riego que la tarea </text:span><text:span text:style-name="T406">pueda</text:span><text:span text:style-name="T303"> supone</text:span><text:span text:style-name="T406">r sobre la salud</text:span><text:span text:style-name="T303">.</text:span></text:p>
      <text:p text:style-name="P146"/>
      <text:p text:style-name="P146"/>
      <text:p text:style-name="P146"><text:toc-mark-start text:id="IMark2617328234792" text:outline-level="1"/><text:span text:style-name="T100">Prevención de riesgos en una empresa de programación</text:span><text:toc-mark-end text:id="IMark2617328234792"/> </text:p>
      <text:p text:style-name="P315"/>
      <text:list xml:id="list2344490047" text:style-name="L10">
        <text:list-item>
          <text:p text:style-name="P320">Caídas y golpes contra objetos.</text:p>
          <text:list>
            <text:list-item>
              <text:p text:style-name="P338">Riesgos</text:p>
            </text:list-item>
          </text:list>
        </text:list-item>
      </text:list>
      <text:list xml:id="list4050268582" text:style-name="List_20_1">
        <text:list-item>
          <text:p text:style-name="P356"><text:span text:style-name="T184">Tropiezos con materiales en el suelo (cables, </text:span><text:span text:style-name="T186">canaletas</text:span><text:span text:style-name="T184"> de suelo),</text:span></text:p>
        </text:list-item>
        <text:list-item>
          <text:p text:style-name="P250">un mal paso que pueda suceder,</text:p>
        </text:list-item>
        <text:list-item>
          <text:p text:style-name="P251">pequeño defecto de desnivel entre azulejos,</text:p>
        </text:list-item>
        <text:list-item>
          <text:p text:style-name="P252"><text:span text:style-name="T314">C</text:span>ajones abiertos y lugar desordenado,</text:p>
        </text:list-item>
        <text:list-item>
          <text:p text:style-name="P253">Suelos mojados.</text:p>
        </text:list-item>
      </text:list>
      <text:p text:style-name="P121"/>
      <text:list xml:id="list194561004705540" text:continue-list="list2344490047" text:style-name="L10">
        <text:list-item>
          <text:list>
            <text:list-item>
              <text:p text:style-name="P254"><text:span text:style-name="T296">Lesiones</text:span>:</text:p>
            </text:list-item>
          </text:list>
        </text:list-item>
      </text:list>
      <text:list xml:id="list194560075665940" text:continue-list="list4050268582" text:style-name="List_20_1">
        <text:list-item>
          <text:p text:style-name="P380"><text:span text:style-name="T315">F</text:span><text:span text:style-name="T313">racturas.</text:span></text:p>
        </text:list-item>
        <text:list-item>
          <text:p text:style-name="P380"><text:span text:style-name="T315">L</text:span><text:span text:style-name="T313">uxaciones.</text:span></text:p>
        </text:list-item>
        <text:list-item>
          <text:p text:style-name="P380"><text:span text:style-name="T315">T</text:span><text:span text:style-name="T314">orceduras.</text:span></text:p>
        </text:list-item>
        <text:list-item>
          <text:p text:style-name="P380"><text:span text:style-name="T315">E</text:span>sguinces.</text:p>
        </text:list-item>
        <text:list-item>
          <text:p text:style-name="P380"><text:span text:style-name="T315">D</text:span>istensiones.</text:p>
        </text:list-item>
        <text:list-item>
          <text:p text:style-name="P380"><text:span text:style-name="T315">T</text:span>raumatismos superficiales.</text:p>
        </text:list-item>
      </text:list>
      <text:p text:style-name="P228"/>
      <text:list xml:id="list194559492482207" text:continue-list="list194561004705540" text:style-name="L10">
        <text:list-item>
          <text:list>
            <text:list-item>
              <text:p text:style-name="P345">Prevenciones/<text:span text:style-name="T331">recomendaciones</text:span>::</text:p>
            </text:list-item>
          </text:list>
        </text:list-item>
      </text:list>
      <text:list xml:id="list194561072623708" text:continue-list="list194560075665940" text:style-name="List_20_1">
        <text:list-item>
          <text:p text:style-name="P258">Cableado <text:span text:style-name="T317">canalizado </text:span>por las paredes, <text:span text:style-name="T318">subterráneo</text:span><text:span text:style-name="T316">, o canaletas por las paredes.</text:span></text:p>
        </text:list-item>
        <text:list-item>
          <text:p text:style-name="P361"><text:span text:style-name="T185">C</text:span><text:span text:style-name="T151">ableado </text:span><text:span text:style-name="T188">no canalizado:</text:span><text:span text:style-name="T151"> agrupado por </text:span><text:span text:style-name="T187">tensión</text:span><text:span text:style-name="T151"> y utilidad, </text:span><text:span text:style-name="T237">en lugares donde no se pueda caminar o enredar</text:span><text:span text:style-name="T189"> y </text:span><text:span text:style-name="T238">sujeción </text:span><text:span text:style-name="T189">fij</text:span><text:span text:style-name="T238">a</text:span><text:span text:style-name="T189">.</text:span></text:p>
        </text:list-item>
        <text:list-item>
          <text:p text:style-name="P260"><text:span text:style-name="T319">E</text:span>mplear carteles de suelo mojado.</text:p>
        </text:list-item>
        <text:list-item>
          <text:p text:style-name="P316">Los trabajadores deben mantener el lugar ordenado y limpio.</text:p>
        </text:list-item>
      </text:list>
      <text:list xml:id="list194559532795195" text:continue-list="list194559492482207" text:style-name="L10">
        <text:list-header>
          <text:p text:style-name="P383"/>
        </text:list-header>
      </text:list>
      <text:p text:style-name="P384"/>
      <text:list xml:id="list194559775030396" text:continue-numbering="true" text:style-name="L10">
        <text:list-item>
          <text:p text:style-name="P321">Posturas y <text:span text:style-name="T324">movimientos </text:span>adoptad<text:span text:style-name="T324">o</text:span>s.</text:p>
          <text:list>
            <text:list-item>
              <text:p text:style-name="P339">Riesgos</text:p>
            </text:list-item>
          </text:list>
        </text:list-item>
      </text:list>
      <text:list xml:id="list194560071812659" text:continue-list="list194561072623708" text:style-name="List_20_1">
        <text:list-item>
          <text:p text:style-name="P261"><text:span text:style-name="T313">P</text:span>osturas y movimientos incorrectas y repetidos.</text:p>
        </text:list-item>
        <text:list-item>
          <text:p text:style-name="P262">Postura estática de larga duración.</text:p>
        </text:list-item>
        <text:list-item>
          <text:p text:style-name="P263"><text:span text:style-name="T408">I</text:span>nadecuada configuración del puesto de trabajo.</text:p>
        </text:list-item>
        <text:list-item>
          <text:p text:style-name="P264">Falta de ejercicio.</text:p>
        </text:list-item>
      </text:list>
      <text:p text:style-name="P122"/>
      <text:list xml:id="list194560040253891" text:continue-list="list194559775030396" text:style-name="L10">
        <text:list-item>
          <text:list>
            <text:list-item>
              <text:p text:style-name="P255"><text:span text:style-name="T296">Lesiones</text:span>:</text:p>
            </text:list-item>
          </text:list>
        </text:list-item>
      </text:list>
      <text:list xml:id="list194560899288171" text:continue-list="list194560071812659" text:style-name="List_20_1">
        <text:list-item>
          <text:p text:style-name="P381"><text:span text:style-name="T407">P</text:span>roblemas musculoesqueléticos.</text:p>
        </text:list-item>
        <text:list-item>
          <text:p text:style-name="P385">Lesiones en mano muñeca.</text:p>
        </text:list-item>
        <text:list-item>
          <text:p text:style-name="P386">Dolores en cervical, espalda, hombros, brazos y muñecas.</text:p>
        </text:list-item>
      </text:list>
      <text:list xml:id="list194560424897767" text:continue-list="list194560040253891" text:style-name="L10">
        <text:list-item>
          <text:list>
            <text:list-item>
              <text:p text:style-name="P255"><draw:frame draw:style-name="fr1" draw:name="Marco2" text:anchor-type="char" svg:x="7.742cm" svg:y="0.187cm" svg:width="8.308cm" draw:z-index="6"><draw:text-box fo:min-height="5.338cm"><text:p text:style-name="Illustration"><draw:frame draw:style-name="fr3" draw:name="Imagen9" text:anchor-type="as-char" svg:width="8.308cm" style:rel-width="100%" svg:height="5.338cm" style:rel-height="scale" draw:z-index="7"><draw:image xlink:href="Pictures/1000020100000227000001623349EB58614E624C.png" xlink:type="simple" xlink:show="embed" xlink:actuate="onLoad" loext:mime-type="image/png"/></draw:frame><text:span text:style-name="T326"><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oft-page-break/><text:span text:style-name="T296">Prevenciones</text:span>:</text:p>
            </text:list-item>
          </text:list>
        </text:list-item>
      </text:list>
      <text:list xml:id="list194561223915000" text:continue-list="list194560899288171" text:style-name="List_20_1">
        <text:list-item>
          <text:p text:style-name="P259">Cableado <text:span text:style-name="T317">canalizado </text:span>por las paredes, <text:span text:style-name="T320">subterráneo</text:span><text:span text:style-name="T316">, o canaletas por las paredes,</text:span></text:p>
        </text:list-item>
        <text:list-item>
          <text:p text:style-name="P362"><text:span text:style-name="T185">C</text:span><text:span text:style-name="T151">ableado agrupado por </text:span><text:span text:style-name="T190">tensión</text:span><text:span text:style-name="T151"> y utilidad,</text:span></text:p>
        </text:list-item>
        <text:list-item>
          <text:p text:style-name="P260">emplear carteles de suelo mojado,</text:p>
        </text:list-item>
        <text:list-item>
          <text:p text:style-name="P265">Correcta <text:span text:style-name="T320">configuración</text:span> del puesto de trabajo <text:span text:style-name="T323">(Ver apartado “</text:span><text:span text:style-name="T322">Diseño</text:span><text:span text:style-name="T321"> del puesto de trabajo</text:span><text:span text:style-name="T323">” )</text:span></text:p>
        </text:list-item>
        <text:list-item>
          <text:p text:style-name="P267">Realización de ejercicios.</text:p>
        </text:list-item>
      </text:list>
      <text:p text:style-name="P129"/>
      <text:p text:style-name="P229"/>
      <text:p text:style-name="P229"/>
      <text:p text:style-name="P229"/>
      <text:p text:style-name="P229"/>
      <text:list xml:id="list194560567850063" text:continue-list="list194560424897767" text:style-name="L10">
        <text:list-item>
          <text:p text:style-name="P322"><text:span text:style-name="T325">Manipulación</text:span> de cargas <text:span text:style-name="T329">manual</text:span></text:p>
          <text:list>
            <text:list-item>
              <text:p text:style-name="P340">Riesgos</text:p>
            </text:list-item>
          </text:list>
        </text:list-item>
      </text:list>
      <text:list xml:id="list194560820933561" text:continue-list="list194561223915000" text:style-name="List_20_1">
        <text:list-item>
          <text:p text:style-name="P268"><text:span text:style-name="T328">M</text:span>ala <text:span text:style-name="T328">técnica</text:span> para levantar pesos.</text:p>
        </text:list-item>
      </text:list>
      <text:p text:style-name="P124"/>
      <text:list xml:id="list194561132713899" text:continue-list="list194560567850063" text:style-name="L10">
        <text:list-item>
          <text:list>
            <text:list-item>
              <text:p text:style-name="P346">Lesiones:</text:p>
            </text:list-item>
          </text:list>
        </text:list-item>
      </text:list>
      <text:list xml:id="list194561217966304" text:continue-list="list194560820933561" text:style-name="List_20_1">
        <text:list-item>
          <text:p text:style-name="P382"><text:s/><text:span text:style-name="T328">D</text:span><text:span text:style-name="T327">olor de espalda.</text:span></text:p>
        </text:list-item>
      </text:list>
      <text:p text:style-name="P229"/>
      <text:list xml:id="list194559582059276" text:continue-list="list194561132713899" text:style-name="L10">
        <text:list-item>
          <text:list>
            <text:list-item>
              <text:p text:style-name="P345">Prevenciones/<text:span text:style-name="T331">recomendaciones</text:span>:</text:p>
            </text:list-item>
          </text:list>
        </text:list-item>
      </text:list>
      <text:list xml:id="list194559562493380" text:continue-list="list194561217966304" text:style-name="List_20_1">
        <text:list-item>
          <text:p text:style-name="P269"><text:span text:style-name="T330">Formar al personal para l</text:span>evantar y transportar cargas correctamente.</text:p>
        </text:list-item>
      </text:list>
      <text:p text:style-name="P230"/>
      <text:list xml:id="list194559344341093" text:continue-list="list194559582059276" text:style-name="L10">
        <text:list-item>
          <text:list>
            <text:list-item>
              <text:list>
                <text:list-item>
                  <text:p text:style-name="P355"><text:span text:style-name="T140">Formación</text:span><text:span text:style-name="T185">:</text:span></text:p>
                </text:list-item>
              </text:list>
            </text:list-item>
          </text:list>
        </text:list-item>
      </text:list>
      <text:p text:style-name="P375"><text:span text:style-name="T185">S</text:span><text:span text:style-name="T151">eguir lo</text:span><text:span text:style-name="T239">s</text:span><text:span text:style-name="T151"> siguientes pasos indicados </text:span><text:span text:style-name="T198">para levantar objetos</text:span><text:span text:style-name="T151">:</text:span></text:p>
      <text:list xml:id="list194560092291220" text:continue-list="list194559562493380" text:style-name="List_20_1">
        <text:list-item>
          <text:p text:style-name="P270">Flexionar las rodillas.</text:p>
        </text:list-item>
        <text:list-item>
          <text:p text:style-name="P270">Acercar la carga lo máximo posible al cuerpo.<draw:frame draw:style-name="fr10" draw:name="Imagen10" text:anchor-type="char" svg:x="9.035cm" svg:y="-0.005cm" svg:width="8.417cm" svg:height="3.831cm" draw:z-index="8"><draw:image xlink:href="Pictures/1000020100000223000000F926C88F0C85C56FB9.png" xlink:type="simple" xlink:show="embed" xlink:actuate="onLoad" loext:mime-type="image/png"/></draw:frame></text:p>
        </text:list-item>
        <text:list-item>
          <text:p text:style-name="P270">Mantener la espalda recta y ligeramente inclinada</text:p>
        </text:list-item>
        <text:list-item>
          <text:p text:style-name="P270">hacia adelante.</text:p>
        </text:list-item>
        <text:list-item>
          <text:p text:style-name="P270">Elevar la carga realizando la fuerza con las piernas y no con la espalda.</text:p>
        </text:list-item>
      </text:list>
      <text:p text:style-name="P123"/>
      <text:p text:style-name="P129"/>
      <text:p text:style-name="P130"/>
      <text:p text:style-name="P130"/>
      <text:list xml:id="list194559378163920" text:continue-list="list194559344341093" text:style-name="L10">
        <text:list-item>
          <text:p text:style-name="P363"><text:span text:style-name="T249">Iluminación </text:span><text:span text:style-name="T250">en P</text:span><text:span text:style-name="T251">VD.</text:span></text:p>
          <text:list>
            <text:list-item>
              <text:p text:style-name="P341">Riesgos</text:p>
            </text:list-item>
          </text:list>
        </text:list-item>
      </text:list>
      <text:list xml:id="list194560908675858" text:continue-list="list194560092291220" text:style-name="List_20_1">
        <text:list-item>
          <text:p text:style-name="P271">Fatiga visual.</text:p>
        </text:list-item>
        <text:list-item>
          <text:p text:style-name="P272"><text:span text:style-name="T409">F</text:span>orzar vista.</text:p>
        </text:list-item>
        <text:list-item>
          <text:p text:style-name="P273">Reflejos sobre la pantalla y falta de visibilidad de esta, <text:span text:style-name="T337">complicando la lectura de esta</text:span>.</text:p>
        </text:list-item>
      </text:list>
      <text:p text:style-name="P231"/>
      <text:list xml:id="list194559426665986" text:continue-list="list194559378163920" text:style-name="L10">
        <text:list-item>
          <text:list>
            <text:list-item>
              <text:p text:style-name="P347"><text:soft-page-break/>Prevenciones/<text:span text:style-name="T331">recomendaciones</text:span>:</text:p>
            </text:list-item>
          </text:list>
        </text:list-item>
      </text:list>
      <text:list xml:id="list194561297104027" text:continue-list="list194560908675858" text:style-name="List_20_1">
        <text:list-item>
          <text:p text:style-name="P274"><text:span text:style-name="T333">A</text:span>justar brillo <text:span text:style-name="T332">y contraste </text:span>del monitor.</text:p>
        </text:list-item>
        <text:list-item>
          <text:p text:style-name="P275">Evitar reflejos.</text:p>
        </text:list-item>
        <text:list-item>
          <text:p text:style-name="P266"><text:span text:style-name="T334">Correcto lugar del puesto de trabajo frente a las fuentes de luz </text:span><text:span text:style-name="T335">tanto natural como artificial</text:span><text:span text:style-name="T323">(Ver apartado “</text:span><text:span text:style-name="T322">Diseño</text:span><text:span text:style-name="T321"> del puesto de trabajo</text:span><text:span text:style-name="T323">” )</text:span></text:p>
        </text:list-item>
      </text:list>
      <text:p text:style-name="P130"/>
      <text:p text:style-name="P130"/>
      <text:p text:style-name="P232"/>
      <text:list xml:id="list194561134888054" text:continue-list="list194559426665986" text:style-name="L10">
        <text:list-item>
          <text:p text:style-name="P323">Acústica</text:p>
          <text:list>
            <text:list-item>
              <text:p text:style-name="P342">Riesgos</text:p>
            </text:list-item>
          </text:list>
        </text:list-item>
      </text:list>
      <text:list xml:id="list194560632446509" text:continue-list="list194561297104027" text:style-name="List_20_1">
        <text:list-item>
          <text:p text:style-name="P357"><text:span text:style-name="T240">D</text:span><text:span text:style-name="T193">ificulta la </text:span><text:span text:style-name="T194">comunicación.</text:span></text:p>
        </text:list-item>
        <text:list-item>
          <text:p text:style-name="P364"><text:span text:style-name="T194">S</text:span><text:span text:style-name="T151">on</text:span><text:span text:style-name="T241">idos</text:span><text:span text:style-name="T151"> molestos he intervienen en la </text:span><text:span text:style-name="T195">concentración.</text:span></text:p>
        </text:list-item>
      </text:list>
      <text:p text:style-name="P128"/>
      <text:list xml:id="list194560606927950" text:continue-list="list194561134888054" text:style-name="L10">
        <text:list-item>
          <text:list>
            <text:list-item>
              <text:p text:style-name="P348">Prevenciones/<text:span text:style-name="T331">recomendaciones</text:span>::</text:p>
            </text:list-item>
          </text:list>
        </text:list-item>
      </text:list>
      <text:list xml:id="list194560826220926" text:continue-list="list194560632446509" text:style-name="List_20_1">
        <text:list-item>
          <text:p text:style-name="P358"><text:span text:style-name="T196">Respetar los niveles de sonido </text:span><text:span text:style-name="T197">(Ver apartado “</text:span><text:span text:style-name="T192">Diseño</text:span><text:span text:style-name="T191"> del puesto de trabajo</text:span><text:span text:style-name="T197">” )</text:span></text:p>
        </text:list-item>
      </text:list>
      <text:p text:style-name="P130"/>
      <text:p text:style-name="P112"/>
      <text:p text:style-name="P112"/>
      <text:list xml:id="list194559456017023" text:continue-list="list194560606927950" text:style-name="L10">
        <text:list-item>
          <text:p text:style-name="P324"><text:span text:style-name="T338">Confort</text:span> <text:span text:style-name="T340">térmico</text:span> <text:span text:style-name="T339">y humedad</text:span></text:p>
          <text:list>
            <text:list-item>
              <text:p text:style-name="P343">Riesgos</text:p>
            </text:list-item>
          </text:list>
        </text:list-item>
      </text:list>
      <text:list xml:id="list194559846160417" text:continue-list="list194560826220926" text:style-name="List_20_1">
        <text:list-item>
          <text:p text:style-name="P276"><text:span text:style-name="T410">T</text:span>rabajador desconforme con la temperatura.</text:p>
        </text:list-item>
        <text:list-item>
          <text:p text:style-name="P276"><text:span text:style-name="T410">T</text:span>rastornos derivados de la sequedad del aire, especialmente sobre ojos y mucosas.</text:p>
        </text:list-item>
        <text:list-item>
          <text:p text:style-name="P277">Calor <text:span text:style-name="T343">o frio </text:span>excesivo.</text:p>
        </text:list-item>
        <text:list-item>
          <text:p text:style-name="P278">Ambiente seco.</text:p>
        </text:list-item>
      </text:list>
      <text:p text:style-name="P125"/>
      <text:list xml:id="list194560434209865" text:continue-list="list194559456017023" text:style-name="L10">
        <text:list-item>
          <text:list>
            <text:list-item>
              <text:p text:style-name="P256"><text:span text:style-name="T296">Lesiones</text:span>:</text:p>
            </text:list-item>
          </text:list>
        </text:list-item>
      </text:list>
      <text:list xml:id="list194560174075722" text:continue-list="list194559846160417" text:style-name="List_20_1">
        <text:list-item>
          <text:p text:style-name="P387">Golpe de calor o <text:span text:style-name="T341">hipotermia.</text:span></text:p>
        </text:list-item>
        <text:list-item>
          <text:p text:style-name="P388">Deshidratación. </text:p>
        </text:list-item>
      </text:list>
      <text:p text:style-name="P233"/>
      <text:list xml:id="list194559992244239" text:continue-list="list194560434209865" text:style-name="L10">
        <text:list-item>
          <text:list>
            <text:list-item>
              <text:p text:style-name="P349">Prevenciones/<text:span text:style-name="T331">recomendaciones</text:span>::</text:p>
            </text:list-item>
          </text:list>
        </text:list-item>
      </text:list>
      <text:list xml:id="list194561199544580" text:continue-list="list194560174075722" text:style-name="List_20_1">
        <text:list-item>
          <text:p text:style-name="P279">Control de temperatura y humedad <text:span text:style-name="T343">e hidratación mediante: aires acondicionados, radiadores, dispensadores de agua y ventanas</text:span>.</text:p>
        </text:list-item>
        <text:list-item>
          <text:p text:style-name="P279"><text:span text:style-name="T342">R</text:span>opa adecuada <text:span text:style-name="T344">según las condiciones del clima</text:span><text:span text:style-name="T342">.</text:span></text:p>
        </text:list-item>
      </text:list>
      <text:p text:style-name="P131"/>
      <text:p text:style-name="P130"/>
      <text:p text:style-name="P130"/>
      <text:list xml:id="list194559895180985" text:continue-list="list194559992244239" text:style-name="L10">
        <text:list-item>
          <text:p text:style-name="P325">Factores psicosociales</text:p>
          <text:list>
            <text:list-item>
              <text:p text:style-name="P344">Riesgos</text:p>
            </text:list-item>
          </text:list>
        </text:list-item>
      </text:list>
      <text:list xml:id="list194560439205918" text:continue-list="list194561199544580" text:style-name="List_20_1">
        <text:list-item>
          <text:p text:style-name="P359"><text:span text:style-name="T199">Falta de conocimiento sobre los programas </text:span><text:span text:style-name="T200">y equipo a usar</text:span><text:span text:style-name="T199">.</text:span></text:p>
        </text:list-item>
        <text:list-item>
          <text:p text:style-name="P280">Falta de <text:span text:style-name="T345">autonomía.</text:span></text:p>
        </text:list-item>
        <text:list-item>
          <text:p text:style-name="P280">Exceso de trabajo.</text:p>
        </text:list-item>
      </text:list>
      <text:p text:style-name="P127"/>
      <text:list xml:id="list194560181271586" text:continue-list="list194559895180985" text:style-name="L10">
        <text:list-item>
          <text:list>
            <text:list-item>
              <text:p text:style-name="P257"><text:span text:style-name="T296">Lesiones</text:span>:</text:p>
            </text:list-item>
          </text:list>
        </text:list-item>
      </text:list>
      <text:list xml:id="list194559300804769" text:continue-list="list194560439205918" text:style-name="List_20_1">
        <text:list-item>
          <text:p text:style-name="P390">Estrés.</text:p>
        </text:list-item>
        <text:list-item>
          <text:p text:style-name="P389">Desmotivación, aburrimiento, sentimiento de ansiedad o estrés en el trabajo.</text:p>
        </text:list-item>
        <text:list-item>
          <text:p text:style-name="P389">Dolor y tensión muscular.</text:p>
        </text:list-item>
        <text:list-item>
          <text:p text:style-name="P389">Mayor número de errores debido a la monotonía o al exceso de presión de tiempo.</text:p>
        </text:list-item>
        <text:list-item>
          <text:p text:style-name="P389"><text:soft-page-break/><text:span text:style-name="T346">M</text:span>ayor absentismo relacionado con el estrés.</text:p>
        </text:list-item>
      </text:list>
      <text:p text:style-name="P234"/>
      <text:list xml:id="list194560954462826" text:continue-list="list194560181271586" text:style-name="L10">
        <text:list-item>
          <text:list>
            <text:list-item>
              <text:p text:style-name="P350">Prevenciones/<text:span text:style-name="T331">recomendaciones</text:span>::</text:p>
            </text:list-item>
          </text:list>
        </text:list-item>
      </text:list>
      <text:list xml:id="list194559348843049" text:continue-list="list194559300804769" text:style-name="List_20_1">
        <text:list-item>
          <text:p text:style-name="P281">Correcta <text:span text:style-name="T347">información</text:span> del trabajador sobre la fase del <text:s/>procedimiento en el que trabaja.</text:p>
        </text:list-item>
        <text:list-item>
          <text:p text:style-name="P282"><text:span text:style-name="T348">Información</text:span> clara y entendible.</text:p>
        </text:list-item>
        <text:list-item>
          <text:p text:style-name="P283"><text:span text:style-name="T349">Formación</text:span> completa del equipo y/o programa.</text:p>
        </text:list-item>
        <text:list-item>
          <text:p text:style-name="P360"><text:span text:style-name="T202">Realizar pequeñas pausas</text:span><text:span text:style-name="T201"> a lo largo del trabajo </text:span><text:span text:style-name="T202">para estirar los </text:span><text:span text:style-name="T203">músculos</text:span><text:span text:style-name="T202"> y relajar la vista.</text:span></text:p>
        </text:list-item>
        <text:list-item>
          <text:p text:style-name="P365"><text:span text:style-name="T202">A</text:span><text:span text:style-name="T151">lternar las tareas entre </text:span><text:span text:style-name="T204">PVD y otras que exijan menor nivel de </text:span><text:span text:style-name="T205">concentración.</text:span></text:p>
        </text:list-item>
      </text:list>
      <text:p text:style-name="P130"/>
      <text:p text:style-name="P130"/>
      <text:p text:style-name="P130"/>
      <text:p text:style-name="P208"><text:toc-mark-start text:id="IMark2617328231720" text:outline-level="1"/><text:span text:style-name="T247">Diseño</text:span><text:span text:style-name="T248"> del puesto de trabajo:</text:span><text:toc-mark-end text:id="IMark2617328231720"/></text:p>
      <text:p text:style-name="P126"/>
      <text:p text:style-name="P376"><text:span text:style-name="T206">El órgano competente de gestionar los los detalles técnicos es el Instituto Nacional de Seguridad e Higiene en el Trabajo </text:span><text:span text:style-name="T207">(I.N.S.H.T.)</text:span></text:p>
      <text:p text:style-name="P376"><text:span text:style-name="T242">Pagina web:</text:span><text:span text:style-name="T207"> </text:span><text:a xlink:type="simple" xlink:href="https://www.insst.es/home" text:style-name="Internet_20_link" text:visited-style-name="Visited_20_Internet_20_Link">https://www.insst.es/home</text:a> </text:p>
      <text:p text:style-name="P207"/>
      <text:p text:style-name="P132">Por ello podemos encontrar las recomendaciones <text:span text:style-name="T350">de sus </text:span><text:span text:style-name="T351">guiás </text:span><text:span text:style-name="T352">técnicas </text:span><text:span text:style-name="T353">referente a las oficinas</text:span><text:span text:style-name="T350">:</text:span></text:p>
      <text:p text:style-name="P132"/>
      <text:p text:style-name="P135">NTP 242: Ergonomía: análisis ergonómico de los espacios de trabajo en oficinas.</text:p>
      <text:p text:style-name="P135"><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33"/>
      <text:p text:style-name="P133">NTP 602: El diseño ergonómico del puesto de trabajo con pantallas de visualización: el equipo de trabajo.</text:p>
      <text:p text:style-name="P134"><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34"><text:a xlink:type="simple" xlink:href="https://www.fauca.org/wp-content/uploads/2017/10/manual_prl-oficinas-y-despachos-MC-Mutual.pdf" text:style-name="Internet_20_link" text:visited-style-name="Visited_20_Internet_20_Link"/></text:p>
      <text:p text:style-name="P134"/>
      <text:p text:style-name="P134">Criterios ergonómicos para la selección de sillas de oficina </text:p>
      <text:p text:style-name="P117"><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17"/>
      <text:p text:style-name="P137">Pantallas de visualización guiá técnica del INSHT </text:p>
      <text:p text:style-name="P118"><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17"/>
      <text:p text:style-name="P113">Paginas web sobre el tema y <text:span text:style-name="T308">legislación</text:span>:</text:p>
      <text:p text:style-name="P114"/>
      <text:p text:style-name="P147">/**<text:span text:style-name="T354">Se que no es la bibiografia pedida</text:span></text:p>
      <text:p text:style-name="P148"><text:span text:style-name="T354">TODO: pasar a entradas bibiograficas? </text:span>**/</text:p>
      <text:p text:style-name="P114"/>
      <text:p text:style-name="P114"/>
      <text:p text:style-name="P115"><text:soft-page-break/>Guía Laboral. Los Servicios de Inspección y de Seguridad y Salud Laboral del Ministerio de trabajo y Economía Social.</text:p>
      <text:p text:style-name="P113"><text:a xlink:type="simple" xlink:href="http://www.mitramiss.gob.es/es/Guia/texto/guia_10/index.htm" text:style-name="Internet_20_link" text:visited-style-name="Visited_20_Internet_20_Link">http://www.mitramiss.gob.es/es/Guia/texto/guia_10/index.htm</text:a> </text:p>
      <text:p text:style-name="P113"/>
      <text:p text:style-name="P110">Instituto Nacional de Seguridad y Salud en el Trabajo</text:p>
      <text:p text:style-name="P144"><text:a xlink:type="simple" xlink:href="https://www.insst.es/home" text:style-name="Internet_20_link" text:visited-style-name="Visited_20_Internet_20_Link"><text:span text:style-name="T61">https://www.insst.es/home</text:span></text:a><text:span text:style-name="T61"> </text:span></text:p>
      <text:p text:style-name="P110"/>
      <text:p text:style-name="P145"><text:span text:style-name="T61">Manual </text:span><text:span text:style-name="T73">F</text:span><text:span text:style-name="T61">auca(extradido la lista de riegos laborales)</text:span></text:p>
      <text:p text:style-name="P145"><text:a xlink:type="simple" xlink:href="https://www.fauca.org/wp-content/uploads/2017/10/manual_prl-oficinas-y-despachos-MC-Mutual.pdf" text:style-name="Internet_20_link" text:visited-style-name="Visited_20_Internet_20_Link"><text:span text:style-name="T61">https://www.fauca.org/wp-content/uploads/2017/10/manual_prl-oficinas-y-despachos-MC-Mutual.pdf</text:span></text:a><text:span text:style-name="T61"> </text:span></text:p>
      <text:p text:style-name="P110"/>
      <text:p text:style-name="P110">Manual para la evaluación y prevención de riesgos ergonómicos y psicosociales en PYME - Año 2003</text:p>
      <text:p text:style-name="P111"><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11">NTP 602: El diseño ergonómico del puesto de trabajo con pantallas de visualización: el equipo de trabajo </text:p>
      <text:p text:style-name="P111"><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11"/>
      <text:p text:style-name="P136">NTP 242: Ergonomía: análisis ergonómico de los espacios de trabajo en oficinas.</text:p>
      <text:p text:style-name="P136"><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36"/>
      <text:p text:style-name="P138">Reales decretos:</text:p>
      <text:p text:style-name="P136"/>
      <text:p text:style-name="P136">Real Decreto 486/1997, de 14 de abril, por el que se establecen las disposiciones mínimas de seguridad y salud en los lugares de trabajo.</text:p>
      <text:p text:style-name="P136"><text:a xlink:type="simple" xlink:href="https://www.boe.es/buscar/act.php?id=BOE-A-1997-8669" text:style-name="Internet_20_link" text:visited-style-name="Visited_20_Internet_20_Link">https://www.boe.es/buscar/act.php?id=BOE-A-1997-8669</text:a> </text:p>
      <text:p text:style-name="P136"/>
      <text:p text:style-name="P119">Ley 31/1995, de 8 de noviembre, de prevención de Riesgos Laborales.</text:p>
      <text:p text:style-name="P119"><text:a xlink:type="simple" xlink:href="https://www.boe.es/buscar/act.php?id=BOE-A-1995-24292&amp;p=20141229&amp;tn=1" text:style-name="Internet_20_link" text:visited-style-name="Visited_20_Internet_20_Link">https://www.boe.es/buscar/act.php?id=BOE-A-1995-24292&amp;p=20141229&amp;tn=1</text:a> </text:p>
      <text:p text:style-name="P119"/>
      <text:p text:style-name="P119">Real Decreto 39/1997, de 17 de enero, por el que se aprueba el Reglamento de los Servicios de Prevención.</text:p>
      <text:p text:style-name="P119"><text:a xlink:type="simple" xlink:href="https://www.boe.es/buscar/act.php?id=BOE-A-1997-1853" text:style-name="Internet_20_link" text:visited-style-name="Visited_20_Internet_20_Link">https://www.boe.es/buscar/act.php?id=BOE-A-1997-1853</text:a> </text:p>
      <text:p text:style-name="P221"><text:toc-mark-start text:id="IMark2617328231720" text:outline-level="1"/><text:span text:style-name="T103">S</text:span><text:span text:style-name="T102">eñales de prevención</text:span>:<text:toc-mark-end text:id="IMark2617328231720"/></text:p>
      <text:p text:style-name="P149"/>
      <text:p text:style-name="P150">Las señales de <text:span text:style-name="T310">prevención</text:span> de riesgos, advierten de los peligros que hay <text:span text:style-name="T309">y de los EPIs que hay que </text:span><text:span text:style-name="T310">equiparse o que prohíben ciertas acciones.</text:span></text:p>
      <text:p text:style-name="P150"/>
      <text:p text:style-name="P151">Se pueden clasificar en tres colores:</text:p>
      <text:p text:style-name="P151"/>
      <table:table table:name="Tabla2" table:style-name="Tabla2">
        <table:table-column table:style-name="Tabla2.A"/>
        <table:table-column table:style-name="Tabla2.B"/>
        <table:table-column table:style-name="Tabla2.C"/>
        <table:table-row>
          <table:table-cell table:style-name="Tabla2.A1" office:value-type="string">
            <text:p text:style-name="P153">Amarillo: <draw:frame draw:style-name="fr8" draw:name="Imagen5" text:anchor-type="char" svg:x="11.225cm" svg:y="1.196cm" svg:width="4.129cm" svg:height="4.113cm" draw:z-index="5"><draw:image xlink:href="Pictures/1000020100000101000001005736D581747DED9E.png" xlink:type="simple" xlink:show="embed" xlink:actuate="onLoad" loext:mime-type="image/png"/></draw:frame></text:p>
            <text:p text:style-name="P153">advierten de pelig<draw:frame draw:style-name="fr8" draw:name="Imagen3" text:anchor-type="char" svg:x="0.598cm" svg:y="0.831cm" svg:width="4.168cm" svg:height="3.522cm" draw:z-index="4"><draw:image xlink:href="Pictures/100002010000012F00000100EA54080BA8C5935A.png" xlink:type="simple" xlink:show="embed" xlink:actuate="onLoad" loext:mime-type="image/png"/></draw:frame>ros</text:p>
          </table:table-cell>
          <table:table-cell table:style-name="Tabla2.A1" office:value-type="string">
            <text:p text:style-name="P152">Rojo/<text:span text:style-name="T360">blanco</text:span>: prohibición</text:p>
          </table:table-cell>
          <table:table-cell table:style-name="Tabla2.A1" office:value-type="string">
            <text:p text:style-name="P152">Azul: <text:span text:style-name="T312">Obligación</text:span></text:p>
          </table:table-cell>
        </table:table-row>
        <table:table-row table:style-name="Tabla2.2">
          <table:table-cell table:style-name="Tabla2.A2" office:value-type="string">
            <text:p text:style-name="P152">Advertencia de riesgo eléctrico.</text:p>
          </table:table-cell>
          <table:table-cell table:style-name="Tabla2.A1" office:value-type="string">
            <text:p text:style-name="P152"><draw:frame draw:style-name="fr9" draw:name="Imagen4" text:anchor-type="char" svg:y="0.106cm" svg:width="3.33cm" svg:height="4.71cm" draw:z-index="3"><draw:image xlink:href="Pictures/10000201000002540000034BD5C6F88E29F1251D.png" xlink:type="simple" xlink:show="embed" xlink:actuate="onLoad" loext:mime-type="image/png"/></draw:frame>Prohibido el paso</text:p>
          </table:table-cell>
          <table:table-cell table:style-name="Tabla2.C2" office:value-type="string">
            <text:p text:style-name="P152">Obligatorio uso de guantes</text:p>
          </table:table-cell>
        </table:table-row>
      </table:table>
      <text:p text:style-name="P151"/>
      <text:p text:style-name="P377"><text:span text:style-name="T146">Existen otro tipo de señales </text:span><text:span text:style-name="T147">que no son de prevención </text:span><text:span text:style-name="T148">pero igual de importantes</text:span><text:span text:style-name="T146">:</text:span></text:p>
      <text:p text:style-name="P165"><draw:frame draw:style-name="fr8" draw:name="Imagen7" text:anchor-type="char" svg:x="0.432cm" svg:y="2.11cm" svg:width="4.995cm" svg:height="3.538cm" draw:z-index="10"><draw:image xlink:href="Pictures/100000000000034B000002557E551EE696CA4D53.png" xlink:type="simple" xlink:show="embed" xlink:actuate="onLoad" loext:mime-type="image/png"/></draw:frame></text:p>
      <table:table table:name="Tabla4" table:style-name="Tabla4">
        <table:table-column table:style-name="Tabla4.A"/>
        <table:table-column table:style-name="Tabla4.B"/>
        <table:table-row>
          <table:table-cell table:style-name="Tabla4.A1" office:value-type="string">
            <text:p text:style-name="P167">Verdes:</text:p>
            <text:p text:style-name="P167">Indican la salida</text:p>
          </table:table-cell>
          <table:table-cell table:style-name="Tabla4.A1" office:value-type="string">
            <text:p text:style-name="P154">Rojo/<text:span text:style-name="T358">amarillo</text:span>: </text:p>
            <text:p text:style-name="P168">equipo contra incendio</text:p>
          </table:table-cell>
        </table:table-row>
        <table:table-row table:style-name="Tabla4.2">
          <table:table-cell table:style-name="Tabla4.A2" office:value-type="string">
            <text:p text:style-name="P154"/>
            <text:p text:style-name="P154"/>
            <text:p text:style-name="P154">Advertencia de riesgo eléctrico.</text:p>
          </table:table-cell>
          <table:table-cell table:style-name="Tabla4.A2" office:value-type="string">
            <text:p text:style-name="P154"><draw:frame draw:style-name="fr7" draw:name="Imagen12" text:anchor-type="char" svg:width="3.33cm" svg:height="4.71cm" draw:z-index="9"><draw:image xlink:href="Pictures/1000000000000762000003B233D220090721DF88.png" xlink:type="simple" xlink:show="embed" xlink:actuate="onLoad" loext:mime-type="image/png"/></draw:frame></text:p>
            <text:p text:style-name="P155">Localización de extintor</text:p>
          </table:table-cell>
        </table:table-row>
      </table:table>
      <text:p text:style-name="P166"/>
      <text:p text:style-name="P165"/>
      <text:p text:style-name="P174"/>
      <text:p text:style-name="P222"><text:toc-mark-start text:id="IMark2617328232104" text:outline-level="1"/><text:span text:style-name="T2">Señales de PRL en una oficina</text:span><text:toc-mark-end text:id="IMark2617328232104"/>:</text:p>
      <text:p text:style-name="P175">Advertencia:</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59">Motivo<draw:frame draw:style-name="fr6" draw:name="Imagen11" text:anchor-type="char" svg:x="11.46cm" svg:y="4.376cm" svg:width="3.591cm" svg:height="3.034cm" draw:z-index="11"><draw:image xlink:href="Pictures/100002010000012F0000010011CA1998C7634859.png" xlink:type="simple" xlink:show="embed" xlink:actuate="onLoad" loext:mime-type="image/png"/></draw:frame></text:p>
          </table:table-cell>
          <table:table-cell table:style-name="Tabla3.A1" office:value-type="string">
            <text:p text:style-name="P159">Suelo mojado o resbaladizo</text:p>
          </table:table-cell>
          <table:table-cell table:style-name="Tabla3.A1" office:value-type="string">
            <text:p text:style-name="P159">Riesgo eléctrico </text:p>
          </table:table-cell>
          <table:table-cell table:style-name="Tabla3.A1" office:value-type="string">
            <text:p text:style-name="P159">Ruido</text:p>
          </table:table-cell>
        </table:table-row>
        <table:table-row table:style-name="Tabla3.2">
          <table:table-cell table:style-name="Tabla3.A1" office:value-type="string">
            <text:p text:style-name="P159">Cuando</text:p>
          </table:table-cell>
          <table:table-cell table:style-name="Tabla3.A1" office:value-type="string">
            <text:p text:style-name="P159">se friega el suelo y este esta mojado</text:p>
          </table:table-cell>
          <table:table-cell table:style-name="Tabla3.A1" office:value-type="string">
            <text:p text:style-name="P159">Advertencia de riesgo eléctrico.</text:p>
          </table:table-cell>
          <table:table-cell table:style-name="Tabla3.A1" office:value-type="string">
            <text:p text:style-name="P159"/>
          </table:table-cell>
        </table:table-row>
        <table:table-row table:style-name="Tabla3.3">
          <table:table-cell table:style-name="Tabla3.A1" office:value-type="string">
            <text:p text:style-name="P159">Donde</text:p>
          </table:table-cell>
          <table:table-cell table:style-name="Tabla3.A1" office:value-type="string">
            <text:p text:style-name="P159"><text:span text:style-name="T356">Varias señales </text:span><text:span text:style-name="T357">móviles</text:span><text:span text:style-name="T356"> en s</text:span>uelo<text:span text:style-name="T356">s </text:span><text:span text:style-name="T355">recién</text:span> mojado</text:p>
          </table:table-cell>
          <table:table-cell table:style-name="Tabla3.A1" office:value-type="string">
            <text:p text:style-name="P164">En la puerta donde se concentre cableados </text:p>
          </table:table-cell>
          <table:table-cell table:style-name="Tabla3.A1" office:value-type="string">
            <text:p text:style-name="P169">Focos de ruido</text:p>
          </table:table-cell>
        </table:table-row>
        <table:table-row table:style-name="Tabla3.4">
          <table:table-cell table:style-name="Tabla3.A4" office:value-type="string">
            <text:p text:style-name="P176">Señal</text:p>
          </table:table-cell>
          <table:table-cell table:style-name="Tabla3.B4" office:value-type="string">
            <text:p text:style-name="P156"><draw:frame draw:style-name="fr4" draw:name="Imagen6" text:anchor-type="char" svg:x="0.459cm" svg:y="0.265cm" svg:width="3.203cm" svg:height="4.556cm" draw:z-index="12"><draw:image xlink:href="Pictures/10000000000000F60000015EBB450EB0FE8361D3.jpg" xlink:type="simple" xlink:show="embed" xlink:actuate="onLoad" loext:mime-type="image/jpeg"/></draw:frame><text:s/></text:p>
          </table:table-cell>
          <table:table-cell table:style-name="Tabla3.C4" office:value-type="string">
            <text:p text:style-name="P156"><draw:frame draw:style-name="fr5" draw:name="Imagen8" text:anchor-type="char" svg:y="0.37cm" svg:width="3.526cm" svg:height="2.979cm" draw:z-index="13"><draw:image xlink:href="Pictures/100002010000012F00000100EA54080BA8C5935A.png" xlink:type="simple" xlink:show="embed" xlink:actuate="onLoad" loext:mime-type="image/png"/></draw:frame><text:s/></text:p>
          </table:table-cell>
          <table:table-cell table:style-name="Tabla3.D4" office:value-type="string">
            <text:p text:style-name="P156"/>
          </table:table-cell>
        </table:table-row>
      </table:table>
      <text:p text:style-name="P163"/>
      <text:p text:style-name="P162"/>
      <text:p text:style-name="P162"/>
      <text:p text:style-name="P236"><text:span text:style-name="T211">P</text:span><text:span text:style-name="T209">rohibido</text:span><text:span text:style-name="T208">:</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60">Motivo<draw:frame draw:style-name="fr6" draw:name="Imagen13" text:anchor-type="char" svg:x="11.46cm" svg:y="2.947cm" svg:width="3.591cm" svg:height="4.36cm" draw:z-index="14"><draw:image xlink:href="Pictures/10000000000002550000034B27F563D7645E378A.png" xlink:type="simple" xlink:show="embed" xlink:actuate="onLoad" loext:mime-type="image/png"/></draw:frame></text:p>
          </table:table-cell>
          <table:table-cell table:style-name="Tabla5.A1" office:value-type="string">
            <text:p text:style-name="P170">Solo personal autorizado</text:p>
          </table:table-cell>
          <table:table-cell table:style-name="Tabla5.A1" office:value-type="string">
            <text:p text:style-name="P209"><text:span text:style-name="T142">Prohibido fumar</text:span><text:span text:style-name="T143"> </text:span></text:p>
          </table:table-cell>
          <table:table-cell table:style-name="Tabla5.A1" office:value-type="string">
            <text:p text:style-name="P171">Prohibido uso de móviles</text:p>
          </table:table-cell>
        </table:table-row>
        <table:table-row table:style-name="Tabla5.2">
          <table:table-cell table:style-name="Tabla5.A1" office:value-type="string">
            <text:p text:style-name="P160">Donde</text:p>
          </table:table-cell>
          <table:table-cell table:style-name="Tabla5.A1" office:value-type="string">
            <text:p text:style-name="P170">Puertas a limitar el acceso</text:p>
          </table:table-cell>
          <table:table-cell table:style-name="Tabla5.A1" office:value-type="string">
            <text:p text:style-name="P351">Entradas del edificio y en otros como recordatorio</text:p>
          </table:table-cell>
          <table:table-cell table:style-name="Tabla5.A1" office:value-type="string">
            <text:p text:style-name="P171">Lugares <text:span text:style-name="T359">con dispositivos </text:span>sensibles a las ondas <text:span text:style-name="T359">electromagnéticas</text:span></text:p>
          </table:table-cell>
        </table:table-row>
        <table:table-row table:style-name="Tabla5.3">
          <table:table-cell table:style-name="Tabla5.A3" office:value-type="string">
            <text:p text:style-name="P177">Señal</text:p>
          </table:table-cell>
          <table:table-cell table:style-name="Tabla5.B3" office:value-type="string">
            <text:p text:style-name="P157"><draw:frame draw:style-name="fr4" draw:name="Imagen14" text:anchor-type="char" svg:x="0.459cm" svg:y="0.265cm" svg:width="3.203cm" svg:height="4.556cm" draw:z-index="15"><draw:image xlink:href="Pictures/10000000000002540000034BB3CA92F48609AAF5.png" xlink:type="simple" xlink:show="embed" xlink:actuate="onLoad" loext:mime-type="image/png"/></draw:frame><text:s/></text:p>
          </table:table-cell>
          <table:table-cell table:style-name="Tabla5.C3" office:value-type="string">
            <text:p text:style-name="P157"><draw:frame draw:style-name="fr5" draw:name="Imagen15" text:anchor-type="char" svg:y="0.37cm" svg:width="3.526cm" svg:height="2.979cm" draw:z-index="16"><draw:image xlink:href="Pictures/100002010000010100000100667F5261FBBF9D06.png" xlink:type="simple" xlink:show="embed" xlink:actuate="onLoad" loext:mime-type="image/png"/></draw:frame><text:s/></text:p>
          </table:table-cell>
          <table:table-cell table:style-name="Tabla5.D3" office:value-type="string">
            <text:p text:style-name="P157"/>
          </table:table-cell>
        </table:table-row>
      </table:table>
      <text:p text:style-name="P139"/>
      <text:p text:style-name="P139"/>
      <text:p text:style-name="P139"/>
      <text:p text:style-name="P139"/>
      <text:p text:style-name="P211"><text:soft-page-break/><text:span text:style-name="T210">Obligación</text:span><text:span text:style-name="T208">:</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161">Motivo</text:p>
          </table:table-cell>
          <table:table-cell table:style-name="Tabla6.A1" office:value-type="string">
            <text:p text:style-name="P210"><text:span text:style-name="T144">Uso de </text:span><text:span text:style-name="T145">protección</text:span><text:span text:style-name="T144"> </text:span><text:span text:style-name="T145">acústica</text:span></text:p>
          </table:table-cell>
          <table:table-cell table:style-name="Tabla6.A1" office:value-type="string">
            <text:p text:style-name="P161"/>
          </table:table-cell>
          <table:table-cell table:style-name="Tabla6.A1" office:value-type="string">
            <text:p text:style-name="P172"/>
          </table:table-cell>
        </table:table-row>
        <table:table-row table:style-name="Tabla6.2">
          <table:table-cell table:style-name="Tabla6.A1" office:value-type="string">
            <text:p text:style-name="P161">Donde</text:p>
          </table:table-cell>
          <table:table-cell table:style-name="Tabla6.A1" office:value-type="string">
            <text:p text:style-name="P173">A la entrada de la habitación con ruido excesivo </text:p>
          </table:table-cell>
          <table:table-cell table:style-name="Tabla6.A1" office:value-type="string">
            <text:p text:style-name="P352"/>
          </table:table-cell>
          <table:table-cell table:style-name="Tabla6.A1" office:value-type="string">
            <text:p text:style-name="P172"/>
          </table:table-cell>
        </table:table-row>
        <table:table-row table:style-name="Tabla6.3">
          <table:table-cell table:style-name="Tabla6.A3" office:value-type="string">
            <text:p text:style-name="P178">Señal</text:p>
          </table:table-cell>
          <table:table-cell table:style-name="Tabla6.B3" office:value-type="string">
            <text:p text:style-name="P158"><draw:frame draw:style-name="fr4" draw:name="Imagen17" text:anchor-type="char" svg:x="0.459cm" svg:y="0.265cm" svg:width="3.203cm" svg:height="3.404cm" draw:z-index="17"><draw:image xlink:href="Pictures/1000020100000100000001002F70E77E077C72ED.png" xlink:type="simple" xlink:show="embed" xlink:actuate="onLoad" loext:mime-type="image/png"/></draw:frame><text:s/></text:p>
          </table:table-cell>
          <table:table-cell table:style-name="Tabla6.C3" office:value-type="string">
            <text:p text:style-name="P158"/>
          </table:table-cell>
          <table:table-cell table:style-name="Tabla6.D3" office:value-type="string">
            <text:p text:style-name="P158"/>
          </table:table-cell>
        </table:table-row>
      </table:table>
      <text:p text:style-name="P140"/>
      <text:p text:style-name="P140"/>
      <text:p text:style-name="P219"><text:toc-mark-start text:id="IMark2617328232680" text:outline-level="1"/>Equipos de protección individual <text:span text:style-name="T361">(EPI)</text:span>:<text:toc-mark-end text:id="IMark2617328232680"/></text:p>
      <text:p text:style-name="P141"/>
      <text:p text:style-name="P368"><text:span text:style-name="T212">Son cualquier dispositivo o equipo destinado a la seguridad de </text:span><text:span text:style-name="T213">quien</text:span><text:span text:style-name="T212"> lo lleva, disminuyendo el riesgo de problemas </text:span><text:span text:style-name="T214">o gravedad <text:s/></text:span><text:span text:style-name="T212">en la salud </text:span><text:span text:style-name="T216">del portador</text:span><text:span text:style-name="T215">.</text:span></text:p>
      <text:p text:style-name="P142"/>
      <text:p text:style-name="P369"><text:span text:style-name="T217">En una oficina apenas hay riesgos que un EPI pueda asegurar. </text:span><text:span text:style-name="T218">Aun asi se pueden añadir </text:span><text:span text:style-name="T219">guantes y mascarilla, entre otros</text:span></text:p>
      <text:p text:style-name="P143"/>
      <table:table table:name="Tabla7" table:style-name="Tabla7">
        <table:table-column table:style-name="Tabla7.A"/>
        <table:table-column table:style-name="Tabla7.B"/>
        <table:table-row>
          <table:table-cell table:style-name="Tabla7.A1" office:value-type="string">
            <text:p text:style-name="P400">EPI</text:p>
          </table:table-cell>
          <table:table-cell table:style-name="Tabla7.A1" office:value-type="string">
            <text:p text:style-name="P400">Motivo</text:p>
          </table:table-cell>
        </table:table-row>
        <table:table-row>
          <table:table-cell table:style-name="Tabla7.A1" office:value-type="string">
            <text:p text:style-name="P400">Guantes</text:p>
          </table:table-cell>
          <table:table-cell table:style-name="Tabla7.A1" office:value-type="string">
            <text:p text:style-name="P400">Evitar agentes nocivos en contacto con las manos</text:p>
          </table:table-cell>
        </table:table-row>
        <table:table-row>
          <table:table-cell table:style-name="Tabla7.A1" office:value-type="string">
            <text:p text:style-name="P402"/>
          </table:table-cell>
          <table:table-cell table:style-name="Tabla7.A1" office:value-type="string">
            <text:p text:style-name="P402"/>
          </table:table-cell>
        </table:table-row>
        <table:table-row>
          <table:table-cell table:style-name="Tabla7.A1" office:value-type="string">
            <text:p text:style-name="P401"/>
          </table:table-cell>
          <table:table-cell table:style-name="Tabla7.A1" office:value-type="string">
            <text:p text:style-name="P401"/>
          </table:table-cell>
        </table:table-row>
        <table:table-row>
          <table:table-cell table:style-name="Tabla7.A1" office:value-type="string">
            <text:p text:style-name="P401"/>
          </table:table-cell>
          <table:table-cell table:style-name="Tabla7.A1" office:value-type="string">
            <text:p text:style-name="P401"/>
          </table:table-cell>
        </table:table-row>
      </table:table>
      <text:p text:style-name="P289"/>
      <text:p text:style-name="P287">/**<text:span text:style-name="T362">mas epis que se me ocurran?</text:span>**/</text:p>
      <text:p text:style-name="P289">Gafas con lentes especiales?</text:p>
      <text:p text:style-name="P289">Mascarillas NO <text:span text:style-name="T387">entran, evitan que salgan </text:span><text:span text:style-name="T402">partículas</text:span><text:span text:style-name="T387"> de la persona infectada </text:span><text:span text:style-name="T388">hacia los </text:span><text:span text:style-name="T402">demás</text:span><text:span text:style-name="T388">, en todo caso un</text:span><text:span text:style-name="T400">a </text:span><text:span text:style-name="T388">mascarilla de gas con filtros si que entra </text:span><text:span text:style-name="T401">como epi</text:span></text:p>
      <text:p text:style-name="P143"/>
      <text:p text:style-name="P143"/>
      <text:p text:style-name="P143"/>
      <text:p text:style-name="P326"><text:toc-mark-start text:id="IMark2617328232392" text:outline-level="1"/><text:span text:style-name="T366">Protección</text:span> de un cpd<text:toc-mark-end text:id="IMark2617328232392"/></text:p>
      <text:p text:style-name="P143"/>
      <text:p text:style-name="P290">Un CPD son las siglas de centro de procesado de datos, <text:span text:style-name="T363">un ordenador o conjunto de estos que se emplean para dar diversos servicios, según su </text:span><text:span text:style-name="T364">programación, </text:span><text:span text:style-name="T367">es muy probable que sea el corazón de </text:span><text:span text:style-name="T411">una</text:span><text:span text:style-name="T367"> empresa</text:span><text:span text:style-name="T364">.</text:span></text:p>
      <text:p text:style-name="P290"/>
      <text:p text:style-name="P291">Por su alt<text:span text:style-name="T368">a importancia </text:span><text:span text:style-name="T369">la seguridad de este es muy importante </text:span><text:span text:style-name="T370">protegerlo</text:span><text:span text:style-name="T369"> a nivel </text:span><text:span text:style-name="T365">físico,</text:span> como <text:span text:style-name="T365">informático</text:span>:</text:p>
      <text:p text:style-name="P290"/>
      <text:p text:style-name="P292"><text:span text:style-name="T4">Físico</text:span>:</text:p>
      <text:p text:style-name="P292"/>
      <text:p text:style-name="P292"><text:tab/>Control de acceso:</text:p>
      <text:p text:style-name="P370"><text:span text:style-name="T220">Se tiene que controlar el acceso de quien entra, </text:span><text:span text:style-name="T221">solo </text:span><text:span text:style-name="T222">deberán</text:span><text:span text:style-name="T221"> entrar personal autorizado </text:span><text:span text:style-name="T223">y con conocimientos de este. </text:span><text:span text:style-name="T224">Ya sea mediante tarjeta, llave, </text:span><text:span text:style-name="T231">código</text:span><text:span text:style-name="T224">, reconocimiento facial o dactilar</text:span><text:span text:style-name="T230"> entre otros</text:span><text:span text:style-name="T224">.</text:span></text:p>
      <text:p text:style-name="P293"/>
      <text:p text:style-name="P292"><text:tab/><text:span text:style-name="T371">Protección contra incendios:</text:span></text:p>
      <text:p text:style-name="P371"><text:span text:style-name="T225">Si se detecta fuego </text:span><text:span text:style-name="T226">hay que extinguirlo, existen múltiples elementos, cada una con sus ventajas e inconvenientes y atacando cada parte del triangulo del fuego.</text:span></text:p>
      <text:p text:style-name="P295">Se consigue mediante <text:span text:style-name="T372">gases y líquidos</text:span> concretos <text:span text:style-name="T412">junto la estanqueidad del habitáculo</text:span>.</text:p>
      <text:p text:style-name="P295"/>
      <text:p text:style-name="P295"><text:tab/><text:span text:style-name="T373">Instalación eléctrica:</text:span></text:p>
      <text:p text:style-name="P296">Uno de las necesidades de cualquier ordenador es un suministro eléctrico, este puede ser por la red publica o grupos electrógenos (generadores eléctricos) <text:span text:style-name="T374">si la red falla,</text:span></text:p>
      <text:p text:style-name="P297">ademas del empleo de SAIs (Sistemas de alimentación interrumpida).</text:p>
      <text:p text:style-name="P297"><text:soft-page-break/>-<text:span text:style-name="T377">S</text:span>uministro eléctrico:</text:p>
      <text:p text:style-name="P298">El suministro de energía no es perfecto y puede traer alteraciones y fluctuaciones <text:span text:style-name="T375">por lo que es interesante añadir protecciones contra sobretensiones permanentes y transitorias.</text:span></text:p>
      <text:p text:style-name="P294"/>
      <text:p text:style-name="P294">-<text:span text:style-name="T376">SAI:</text:span></text:p>
      <text:p text:style-name="P372"><text:span text:style-name="T227">Son un conjunto de baterías, alternador e inversor</text:span><text:span text:style-name="T228"> que almacena corriente eléctrica para suministrarla en caso de falle el suministro eléctrico, ademas pueden filt</text:span><text:span text:style-name="T229">rar </text:span><text:span text:style-name="T228">la</text:span><text:span text:style-name="T229">s</text:span><text:span text:style-name="T228"> </text:span><text:span text:style-name="T229">fluctuaciones de la </text:span><text:span text:style-name="T228">red eléctrica que pueda tener.</text:span></text:p>
      <text:p text:style-name="P301">Otro uso es dar tiempo que el grupo electrógeno arranque <text:span text:style-name="T380">en caso de corte del suministro</text:span>.</text:p>
      <text:p text:style-name="P299"/>
      <text:p text:style-name="P299">-<text:span text:style-name="T377">Grupo </text:span><text:span text:style-name="T378">electrógeno</text:span><text:span text:style-name="T377">:</text:span></text:p>
      <text:p text:style-name="P300">Es un generador que genera <text:span text:style-name="T379">energía</text:span> <text:span text:style-name="T379">eléctrica</text:span> a partir, <text:span text:style-name="T381">normalmente </text:span>de combustible, este arrancara cuando detecte que no hay <text:span text:style-name="T379">suministro</text:span> <text:span text:style-name="T379">eléctrico.</text:span></text:p>
      <text:p text:style-name="P294"/>
      <text:p text:style-name="P294"/>
      <text:p text:style-name="P302"><text:tab/><text:span text:style-name="T384">Aire y </text:span>Refrigeración:</text:p>
      <text:p text:style-name="P302"><text:span text:style-name="T382">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span></text:p>
      <text:p text:style-name="P303"/>
      <text:p text:style-name="P303">Para ello se emplea una estructura a la hora de colorar los racks, una técnica común es la de pasillos frio y pasillo caliente.</text:p>
      <text:p text:style-name="P303">Esta <text:span text:style-name="T383">técnica</text:span> consiste en crear pasillos donde se entrega aire frio el cual es <text:span text:style-name="T383">absorbido</text:span> por los ventiladores intercambia la temperatura con los componentes y es expulsado por el pasillo caliente <text:span text:style-name="T383">donde se aspira dicho aire al sistema de refrigeración para su enfriamiento.</text:span></text:p>
      <text:p text:style-name="P303"/>
      <text:p text:style-name="P292">-<text:span text:style-name="T385">Filtros</text:span></text:p>
      <text:p text:style-name="P378"><text:span text:style-name="T243">El aire que se introduce en la sala </text:span><text:span text:style-name="T244">donde se almacena el CPD debe ser lo mas limpio </text:span><text:span text:style-name="T245">y seco</text:span><text:span text:style-name="T244"> posible por ello emplear filtros para capturar las partículas </text:span><text:span text:style-name="T246">que pueda llevar el aire que se introduzca</text:span><text:span text:style-name="T244">.</text:span></text:p>
      <text:p text:style-name="P292"/>
      <text:p text:style-name="P292"/>
      <text:p text:style-name="P327"><text:span text:style-name="T386">Lógico</text:span>:</text:p>
      <text:p text:style-name="P328"><text:span text:style-name="T61">Un CPD da servicio ya bien internamente a la empresa o al publico, aun </text:span><text:span text:style-name="T78">así,</text:span><text:span text:style-name="T61"> hay que protegerlo </text:span><text:span text:style-name="T78">d</text:span><text:span text:style-name="T61">el acceso</text:span><text:span text:style-name="T78">s malintencionados o </text:span><text:span text:style-name="T79">indebidos</text:span><text:span text:style-name="T61"> a este de distintas maneras:</text:span></text:p>
      <text:p text:style-name="P328"><text:span text:style-name="T61"/></text:p>
      <text:p text:style-name="P328"><text:span text:style-name="T61"><text:tab/>-</text:span><text:span text:style-name="T74">Usuarios y contraseñas:</text:span></text:p>
      <text:p text:style-name="P329"><text:span text:style-name="T75">C</text:span><text:span text:style-name="T61">ada usuario tiene su contraseña la cual debe ser cambiada cada 6 meses con el fin de dificultar ataques de fuerza bruta, ademas de usar un diccionario de caracteres lo más amplio posible para dificultar la desencriptación de esta.</text:span></text:p>
      <text:p text:style-name="P331"><text:span text:style-name="T61">Ademas CAMBIAR las CONTRASEÑAS que vienen POR DEFECTO por otras </text:span><text:span text:style-name="T77">en todos los dispositivos y programas</text:span><text:span text:style-name="T61">.</text:span></text:p>
      <text:p text:style-name="P328"><text:soft-page-break/><text:span text:style-name="T61"><text:tab/>-Usuario y permisos</text:span></text:p>
      <text:p text:style-name="P330"><text:span text:style-name="T61">Definir correctamente las posibles acciones de los usuarios y otorgarles permisos y denegar lo que no necesite </text:span><text:span text:style-name="T76">o no le corresponde.</text:span></text:p>
      <text:p text:style-name="P330"><text:span text:style-name="T61"/></text:p>
      <text:p text:style-name="P288"><text:tab/>-<text:span text:style-name="T389">Cortafuegos</text:span></text:p>
      <text:p text:style-name="P305">Configurar correctamente un cortafuegos para bloquear entradas no deseadas <text:span text:style-name="T390">al CPD </text:span><text:span text:style-name="T413">y permitir solo direcciones de confianza.</text:span></text:p>
      <text:p text:style-name="P288"/>
      <text:p text:style-name="P288"><text:tab/>-<text:span text:style-name="T391">Actualizaciones</text:span></text:p>
      <text:p text:style-name="P306">Tener actualizado todos los programas, sistema operativo… <text:span text:style-name="T392">para evitar agujeros por donde se pueda entrar.</text:span></text:p>
      <text:p text:style-name="P288"/>
      <text:p text:style-name="P288"><text:tab/>-<text:span text:style-name="T393">Protocolo contra incidentes de seguridad</text:span></text:p>
      <text:p text:style-name="P308">Tener/establecer y seguir el protocolo en caso de ataques o <text:s/>incidentes de seguridad: IDS/IPS, firewalls, honeypots, gestión antifraude, SIEM, DLPs…</text:p>
      <text:p text:style-name="P318">Asimismo monitorear activamente todos los sucesos.</text:p>
      <text:p text:style-name="P288"/>
      <text:p text:style-name="P288"><text:tab/>-<text:span text:style-name="T395">Segregación</text:span><text:span text:style-name="T394"> de </text:span><text:span text:style-name="T395">entornos</text:span></text:p>
      <text:p text:style-name="P309">Separar y limitar los accesos a cada entorno y a que personal, <text:span text:style-name="T396">evitando </text:span><text:span text:style-name="T397">así</text:span><text:span text:style-name="T396"> accesos no deseados y </text:span><text:span text:style-name="T397">manipulación</text:span><text:span text:style-name="T396"> de datos desde otros entornos.</text:span></text:p>
      <text:p text:style-name="P309"/>
      <text:p text:style-name="P309"><text:tab/>-<text:span text:style-name="T398">Cifrado de datos</text:span></text:p>
      <text:p text:style-name="P310">Asegurar se de que los datos almacenados, los datos entrantes y salientes <text:span text:style-name="T399">estén</text:span> encriptados.</text:p>
      <text:p text:style-name="P309"/>
      <text:p text:style-name="P288"><text:tab/>-<text:span text:style-name="T414">Uso de antivirus</text:span></text:p>
      <text:p text:style-name="P319">Emplear antivirus y programar búsquedas de virus.</text:p>
      <text:p text:style-name="P288"/>
      <text:p text:style-name="P143"/>
      <text:p text:style-name="P143"/>
      <text:p text:style-name="P373"><text:span text:style-name="T234">Construcción</text:span><text:span text:style-name="T232"> de un cpd</text:span><text:span text:style-name="T233">:</text:span></text:p>
      <text:p text:style-name="P379"><text:span text:style-name="T233">D</text:span><text:span text:style-name="T151">ar creditos</text:span></text:p>
      <text:p text:style-name="P304"><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304"/>
      <text:p text:style-name="P304"/>
      <text:p text:style-name="P307">Seguridad <text:span text:style-name="T399">lógica</text:span>:</text:p>
      <text:p text:style-name="P307"><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307"/>
      <text:p text:style-name="P217">Procedimientos de trabajo:</text:p>
      <text:p text:style-name="P75"/>
      <text:list xml:id="list1265528541" text:style-name="L11">
        <text:list-item>
          <text:p text:style-name="P284">Realizar un estudio por cada cliente</text:p>
        </text:list-item>
      </text:list>
      <text:p text:style-name="P197"><text:span text:style-name="T152">S</text:span><text:span text:style-name="T153">e estudia </text:span><text:span text:style-name="T154">la </text:span><text:span text:style-name="T155">petición</text:span><text:span text:style-name="T154"> </text:span><text:span text:style-name="T155">del proyecto, </text:span></text:p>
      <text:p text:style-name="P84"/>
      <text:p text:style-name="P79"/>
      <text:list xml:id="list194559390086440" text:continue-numbering="true" text:style-name="L11">
        <text:list-item>
          <text:p text:style-name="P285">Diseñar un plan</text:p>
        </text:list-item>
      </text:list>
      <text:p text:style-name="P80">Se anotan las bases legales que pudiera tener o tocar.</text:p>
      <text:p text:style-name="P87">Recopilar gustos y d<text:span text:style-name="T267">i</text:span>seño del cliente.</text:p>
      <text:p text:style-name="P193"><text:span text:style-name="T157">S</text:span><text:span text:style-name="T155">e recopila y se estudia </text:span><text:span text:style-name="T156">lo que el cliente dispone </text:span><text:span text:style-name="T157">y/o necesita</text:span><text:span text:style-name="T164">ra</text:span><text:span text:style-name="T157"> por parte del proyecto.</text:span></text:p>
      <text:p text:style-name="P82"><text:span text:style-name="T263">Crear </text:span>previsualización<text:span text:style-name="T263"> del proyecto.</text:span></text:p>
      <text:p text:style-name="P86">Informar de los requisitos</text:p>
      <text:p text:style-name="P78"><text:span text:style-name="T264">crea un presupuesto</text:span><text:span text:style-name="T263">.</text:span></text:p>
      <text:p text:style-name="P75"/>
      <text:list xml:id="list194559511697860" text:continue-numbering="true" text:style-name="L11">
        <text:list-item>
          <text:p text:style-name="P284">Planificar</text:p>
        </text:list-item>
      </text:list>
      <text:p text:style-name="P81">si el presupuesto es aceptado.</text:p>
      <text:p text:style-name="P83">Se realiza inventario <text:span text:style-name="T265">de personal y capacidades </text:span><text:span text:style-name="T266">disponibles</text:span><text:span text:style-name="T265">.</text:span></text:p>
      <text:p text:style-name="P77">Se estipulan los tiempos y tareas a realizar.</text:p>
      <text:p text:style-name="P76"/>
      <text:list xml:id="list194560696781907" text:continue-numbering="true" text:style-name="L11">
        <text:list-item>
          <text:p text:style-name="P284">Desarrollar</text:p>
        </text:list-item>
      </text:list>
      <text:p text:style-name="P194"><text:span text:style-name="T158">Se </text:span><text:span text:style-name="T159">realizan las actividades planificadas, informando al client</text:span><text:span text:style-name="T160">e.</text:span></text:p>
      <text:p text:style-name="P85"/>
      <text:list xml:id="list194560860367814" text:continue-numbering="true" text:style-name="L11">
        <text:list-item>
          <text:p text:style-name="P366"><text:span text:style-name="T163">Generación</text:span><text:span text:style-name="T151"> de manuales.</text:span></text:p>
        </text:list-item>
      </text:list>
      <text:p text:style-name="P196"><text:span text:style-name="T151">Se generan los manuales </text:span><text:span text:style-name="T162">y </text:span><text:span text:style-name="T163">documentación.</text:span></text:p>
      <text:p text:style-name="P85"/>
      <text:list xml:id="list194560593033160" text:continue-numbering="true" text:style-name="L11">
        <text:list-item>
          <text:p text:style-name="P367"><text:span text:style-name="T161">Entregar</text:span><text:span text:style-name="T151"> al clientes</text:span></text:p>
        </text:list-item>
      </text:list>
      <text:p text:style-name="P195"><text:span text:style-name="T151">Se entrega lo desarrollado al cliente, </text:span><text:span text:style-name="T161">desplegando</text:span><text:span text:style-name="T151"> si hiciera falta.</text:span></text:p>
      <text:p text:style-name="P198"><text:span text:style-name="T151">Se entrega </text:span><text:span text:style-name="T165">documentación.</text:span></text:p>
      <text:p text:style-name="P85"/>
      <text:p text:style-name="P85"/>
      <text:p text:style-name="P75"><text:a xlink:type="simple" xlink:href="http://www.centa.gob.sv/docs/normativa/MANUALDEPROCINFORMATICA%202016.pdf" text:style-name="Internet_20_link" text:visited-style-name="Visited_20_Internet_20_Link">http://www.centa.gob.sv/docs/normativa/MANUALDEPROCINFORMATICA%202016.pdf</text:a> </text:p>
      <text:p text:style-name="P75"/>
      <text:p text:style-name="P109">(Idea de usar diagrama, <text:span text:style-name="T293">pide dar creditos</text:span>)</text:p>
      <text:p text:style-name="P75"><text:a xlink:type="simple" xlink:href="https://adfuni.files.wordpress.com/2012/09/manual-de-informatica.pdf" text:style-name="Internet_20_link" text:visited-style-name="Visited_20_Internet_20_Link">https://adfuni.files.wordpress.com/2012/09/manual-de-informatica.pdf</text:a> </text:p>
      <text:p text:style-name="P75"/>
      <text:p text:style-name="P109">(idea basica)</text:p>
      <text:p text:style-name="P75"><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75"/>
      <text:p text:style-name="P75"/>
      <text:p text:style-name="P216"/>
      <text:p text:style-name="P213"><text:alphabetical-index-mark-start text:id="IMark2617328232392"/>Bibliográfica:<text:alphabetical-index-mark-end text:id="IMark2617328232392"/></text:p>
      <text:p text:style-name="P27"/>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227">Peñalara: Peñalara Software, , , https://www.penalara.com/es</text:p>
          <text:p text:style-name="P227">grupocfdeveloper: grupocfdeveloper, , , https://www.grupocfdeveloper.com/</text:p>
          <text:p text:style-name="P227">EDUCACIÓN: EDUCACIÓN 3.0, 20 herramientas para elaborar los horarios del centro escolar, 22/08/2019</text:p>
          <text:p text:style-name="P227">JavaHelp: M. Domínguez-Dorado, , </text:p>
          <text:p text:style-name="P227">DIA wiki: , Documentation for Dia, </text:p>
          <text:p text:style-name="P227">Gananci_CLIENTES: gananci, Cómo tratar a los diferentes tipos de clientes en tu negocio, 14/02/2018</text:p>
          <text:p text:style-name="P227">caracteristicas servicios: Jimena Osés, Los servicios tienen características únicas que los diferencian fundamentalmente de los productos físicos e implican otras formas de pensar el negocio., 21 de octubre 2016</text:p>
        </text:index-body>
      </text:bibliography>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arial" svg:font-family="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26</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15T19:45:08.797000000</dc:date>
    <meta:editing-duration>P2DT7H50M38S</meta:editing-duration>
    <meta:editing-cycles>895</meta:editing-cycles>
    <meta:document-statistic meta:table-count="7" meta:image-count="16" meta:object-count="0" meta:page-count="26" meta:paragraph-count="478" meta:word-count="4049" meta:character-count="28210" meta:non-whitespace-character-count="24614"/>
  </office:meta>
</office:document-meta>
</file>